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96fe"/>
    </style:style>
    <style:style style:name="P2" style:family="paragraph" style:parent-style-name="Standard">
      <style:text-properties officeooo:rsid="001796fe" officeooo:paragraph-rsid="001796f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796fe" officeooo:paragraph-rsid="001796fe" style:font-weight-asian="bold" style:font-weight-complex="bold"/>
    </style:style>
    <style:style style:name="T1" style:family="text">
      <style:text-properties officeooo:rsid="001796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sqIEEEXplore_export2016.09.30-15.38.18.csv</text:p>
      <text:p text:style-name="P2"/>
      <text:p text:style-name="P2">Document Title</text:p>
      <text:p text:style-name="P2">Let the Sun Shine</text:p>
      <text:p text:style-name="P2">Identifying User Experience Dimensions for Mobile Incident Reporting in Urban Contexts</text:p>
      <text:p text:style-name="P2">Investment analysis of Information Security Management in Croatian seaports</text:p>
      <text:p text:style-name="P2">Introduction to the Special Issue: Content Strategy- A Unifying Vision</text:p>
      <text:p text:style-name="P2">Prognosis: Cloudy with SAAS</text:p>
      <text:p text:style-name="P2">Parallel FETI-DP for efficient EM analysis of general objects and antenna arrays</text:p>
      <text:p text:style-name="P2">Development and Experimental Evaluation of a Prototype of the TF Secondary Quench Detection System for KSTAR Device</text:p>
      <text:p text:style-name="P2">Theoretical Study of the Gate Leakage Current in Sub-10-nm Field-Effect Transistors</text:p>
      <text:p text:style-name="P2">A Survey of Intelligent Language Tutoring Systems</text:p>
      <text:p text:style-name="P2">Mobile Banking - financial services technology</text:p>
      <text:p text:style-name="P2">Computer in testing the Fundamentals of electrical engineering at the University of Zagreb Faculty of electrical engineering and computing</text:p>
      <text:p text:style-name="P2">The impact of power quality when high power pulsed DC and continuous AC loads are simultaneously operated on a MicroGrid testbed</text:p>
      <text:p text:style-name="P2">New T&amp;S Associate Editors [News and Notes]</text:p>
      <text:p text:style-name="P2">Competence Database: A precondition for successful transfer of technology and knowledge</text:p>
      <text:p text:style-name="P2">A new intelligent power module with enhanced diagnostics and protection</text:p>
      <text:p text:style-name="P2">Eu-doped polymer fibers</text:p>
      <text:p text:style-name="P2">Flow regime identification of mini-pipe gas-liquid two-phase flow based on textural feature series</text:p>
      <text:p text:style-name="P2">Embedded ROS [ROS Topics]</text:p>
      <text:p text:style-name="P2">Risk based Uncertainty (RibUt) Assessment of a Power System Using Bootstrap Technique</text:p>
      <text:p text:style-name="P2">Trap analysis in AlGaN/GaN HEMTs using indirect and direct methods</text:p>
      <text:p text:style-name="P2">A Data Exfiltration and Remote Exploitation Attack on Consumer 3D Printers</text:p>
      <text:p text:style-name="P2">A novel graphene-based inkjet-printed WISP-enabled wireless gas sensor</text:p>
      <text:p text:style-name="P2">Design of a battery intermediate storage system for rep-rated pulsed power loads</text:p>
      <text:p text:style-name="P2">Application of side-wall deposition and etch-back technology for nanometer scale device integration</text:p>
      <text:p text:style-name="P2">Radiation Enhancement of a Relativistic Backward-Wave Oscillator Driven by Two Annular Electron Beams</text:p>
      <text:p text:style-name="P2">Adoption of smart technology in Croatian hotels</text:p>
      <text:p text:style-name="P2">Reuse in Safety Critical Systems: Educational Use Case Final Results</text:p>
      <text:p text:style-name="P2">Investigation of the Influence of Non-E/E Safety Measures for the ASIL Determination</text:p>
      <text:p text:style-name="P2">Bacterial cell transportation in paper-based microfluidics</text:p>
      <text:p text:style-name="P2"><text:soft-page-break/>Design of automatic system for multiple-gas sensing</text:p>
      <text:p text:style-name="P2">Performance comparison between concentrated and distributed wound IPM machines used for field weakening applications</text:p>
      <text:p text:style-name="P2">The design and implementation of IEEE 802.15.7 module with ns-2 simulator</text:p>
      <text:p text:style-name="P2">Three-Dimensional Time-Domain Finite-Element Simulation of Dielectric Breakdown Based on Nonlinear Conductivity Model</text:p>
      <text:p text:style-name="P2">Dielectric Breakdown-Assisted Corona Discharge-Based Pressure Sensor Using Poly-Si Microtips</text:p>
      <text:p text:style-name="P2">Journal of Display Technology information for authors</text:p>
      <text:p text:style-name="P2">Using Smart Metering for Load Aggregation: Towards an Integrated Smart Grid/Active Network Management Framework</text:p>
      <text:p text:style-name="P2">Knowledge Acquisition and Management Architecture for Mobile and Personal Health Environments Based on the Internet of Things</text:p>
      <text:p text:style-name="P2">UVM-AMS based sub-system verification of wireless power receiver SoC</text:p>
      <text:p text:style-name="P2">Localization of a single source with orientation-aware smart devices</text:p>
      <text:p text:style-name="P2">Order Management of Supply Chain: A Case Study in X-Fab Sarawak Sdn Bhd</text:p>
      <text:p text:style-name="P2">A trade-off between complexity and performance over multi-core systems</text:p>
      <text:p text:style-name="P2">Analysis of alternative collaborative route selection strategies based on cost and throughput</text:p>
      <text:p text:style-name="P2">Smart Grid Cyber Security and substation Network Security</text:p>
      <text:p text:style-name="P2">A robust gesture recognition algorithm based on surface EMG</text:p>
      <text:p text:style-name="P2">Work Level Related Human Factors for Enterprise Architecture as Organisational Strategy</text:p>
      <text:p text:style-name="P2">Towards a Conceptual Framework for Big Data Adoption in Organizations</text:p>
      <text:p text:style-name="P2">Distributed control system for turbine engine optimal operations</text:p>
      <text:p text:style-name="P2">Microsoft Office 365 - cloud in business environment</text:p>
      <text:p text:style-name="P2">Target Fragmentation in Android Apps</text:p>
      <text:p text:style-name="P2">Special Session TET-DEC (Teaching, Education and Training for Dependable Embedded and Cyber-Physical Systems) An E&amp;amp;T Use Case in a European Project</text:p>
      <text:p text:style-name="P2">Design of antenna system for short-range wireless sensor network</text:p>
      <text:p text:style-name="P2">Design on the scheme of an integrated website for art training</text:p>
      <text:p text:style-name="P2">Biometric Recognition Based on Free-Text Keystroke Dynamics</text:p>
      <text:p text:style-name="P2">Measurement of Synergetic Degree of Enterprise E-Commerce Business Process</text:p>
      <text:p text:style-name="P2">Evaluation of national energy action plan: The case of the Lebanese NEEAP (2011-2015)</text:p>
      <text:p text:style-name="P2">Sub-threshold startup charge pump using depletion MOSFET for a low-voltage harvesting application</text:p>
      <text:p text:style-name="P2">Analysis of BDS ARAIM user receiver nominal bias</text:p>
      <text:p text:style-name="P2">Online taxi sharing optimization using evolutionary algorithms</text:p>
      <text:p text:style-name="P2">A secure and trusted boot process for Avionics Wireless Networks</text:p>
      <text:p text:style-name="P2">Enhancing group activities with multidimensional communication in collaborative workspace</text:p>
      <text:p text:style-name="P2"><text:soft-page-break/>Epidemic spreading model based on social active degree in social networks</text:p>
      <text:p text:style-name="P2">Intelligent immediately help system</text:p>
      <text:p text:style-name="P2">Understanding Data Heterogeneity in the Context of Cyber-Physical Systems Integration</text:p>
      <text:p text:style-name="P2">Assortment decision in the multi-product News-Vendor Problem with demand substitution</text:p>
      <text:p text:style-name="P2">Building DC microgrids: Planning of an experimental platform with power hardware in the loop features</text:p>
      <text:p text:style-name="P2">Spatial Electric Load Forecasting Using Fuzzy Cellular Automata Technique</text:p>
      <text:p text:style-name="P2">A Case of Chip Multithreading Architecture with Resource Unit Manager</text:p>
      <text:p text:style-name="P2">Design of a reconfigurable network interface processor</text:p>
      <text:p text:style-name="P2">The effect of different passivations on near interface trap density of 4H-SiC/SiO&lt;inf&gt;2&lt;/inf&gt; structures</text:p>
      <text:p text:style-name="P2">CDRAS: An Approach to Dealing with Man-in-the-Middle Attacks in the Context of Voice over IP</text:p>
      <text:p text:style-name="P2">Displacement Sensor Based on Diamond-Shaped Tapered Split Ring Resonator</text:p>
      <text:p text:style-name="P2">Modular Probabilistic Approach for Modelling Distribution Grids and its Application</text:p>
      <text:p text:style-name="P2">Diamagnetic Oil Seal for Pivot Bearings of Hard Disk Drives</text:p>
      <text:p text:style-name="P2">Interference decoding in cellular wireless relay networks with space-time coding</text:p>
      <text:p text:style-name="P2">Integration of high quality top-gated graphene field effect devices on 150 mm substrate</text:p>
      <text:p text:style-name="P2">A photonic approach for instantaneous microwave frequency measurement based on simultaneous phase modulation and intensity modulation using Mach-Zehnder interferometers</text:p>
      <text:p text:style-name="P2">A Controllably Inductive Filtering Method With Transformer-Integrated Linear Reactor for Power Quality Improvement of Shipboard Power System</text:p>
      <text:p text:style-name="P2">Investigation on magnetic interface of superconducting coil caused by control current in superconducting-hybrid magnetic levitation system for high-speed Maglev</text:p>
      <text:p text:style-name="P2">Optimal scheduling of electric vehicle battery swap station based on time-of-use pricing</text:p>
      <text:p text:style-name="P2">Design and analysis of SCM-RoF system deploying VCSEL</text:p>
      <text:p text:style-name="P2">Development of low-power and ultra-small wireless sensor nodes for bio-logical information monitoring</text:p>
      <text:p text:style-name="P2">Modified RCA clean transfer of graphene and all-carbon electronic devices fabrication</text:p>
      <text:p text:style-name="P2">Optimization of Cognitive Radio networks performance using policies definition</text:p>
      <text:p text:style-name="P2">Influence of Radar Frequency on the Relationship Between Bare Surface Soil Moisture Vertical Profile and Radar Backscatter</text:p>
      <text:p text:style-name="P2">Evaluation of feature extraction methods for motor imagery-based bcis in terms of robustness to slight changes of electrode locations</text:p>
      <text:p text:style-name="P2">DC meets greenhouse horticulture: Improving performance of HPS lighting</text:p>
      <text:p text:style-name="P2">Research on Structure and Functionality of Network Teaching Integrated Platform Based on MVC</text:p>
      <text:p text:style-name="P2">Special Issue on Brain Computer Interface (BCI)</text:p>
      <text:p text:style-name="P2">Design and implementation of real time embedded tele-health monitoring system</text:p>
      <text:p text:style-name="P2">Thermal residual stresses in functionally graded structures: A didactic case study</text:p>
      <text:p text:style-name="P2"><text:soft-page-break/>Notice of Retraction&lt;BR&gt;Factors affecting switching behavior among banking consumers: A Malaysian perspective</text:p>
      <text:p text:style-name="P2">Multi-TSO system reliability: Cross-border balancing</text:p>
      <text:p text:style-name="P2">A transition model for cognitions about agency</text:p>
      <text:p text:style-name="P2">Increasing renewable penetration in the Saudi Arabia electricity system</text:p>
      <text:p text:style-name="P2">Bi-criteria genetic search for adding new features into an existing product line</text:p>
      <text:p text:style-name="P2">Optimized Frame Packing for Embedded Systems</text:p>
      <text:p text:style-name="P2">IEEE Approved Draft Standard for Automatic Test Markup Language (ATML) Test Station Description</text:p>
      <text:p text:style-name="P2">Comparing scalability of message queue system: ZeroMQ vs RabbitMQ</text:p>
      <text:p text:style-name="P2">Security of cloud computing, storage, and networking</text:p>
      <text:p text:style-name="P2">Investigating the impact of online word-of-mouth on hotel sales with panel data</text:p>
      <text:p text:style-name="P2">Derivation and analysis of viscoelastic properties in human liver: impact of frequency on fibrosis and steatosis staging</text:p>
      <text:p text:style-name="P2">Revealing Students' UML Class Diagram Modelling Strategies with WebUML and LogViz</text:p>
      <text:p text:style-name="P2">Teaching advanced software design in team-based project course</text:p>
      <text:p text:style-name="P2">Low-power 3D integrated ferromagnetic computing</text:p>
      <text:p text:style-name="P2">Process development of CdTe solar cells grown at high temperatures on engineered glass</text:p>
      <text:p text:style-name="P2">An approach for MapReduce based log analysis using Hadoop</text:p>
      <text:p text:style-name="P2">Network-Independent Support for Using Multiple IP Interfaces in Applications</text:p>
      <text:p text:style-name="P2">Synchronization of networks of non-identical Chua circuits: Analysis and experiments</text:p>
      <text:p text:style-name="P2">An experimental study of distributed consensus protocol in AUTOSAR based system</text:p>
      <text:p text:style-name="P2">Robust and Scalable Management of Power Networks in Dual-Source Trolleybus Systems: A Consensus Control Framework</text:p>
      <text:p text:style-name="P2">Performance enhancement of dye-sensitized solar cells with organic dyes</text:p>
      <text:p text:style-name="P2">On the development of information literacy of finance and economic university studentsunder current employment environment</text:p>
      <text:p text:style-name="P2">Offloading industrial human-machine interaction tasks to mobile devices and the cloud</text:p>
      <text:p text:style-name="P2">Decision making methodology based on expert systems for minimizing economic impact of voltage sags in industrial power systems</text:p>
      <text:p text:style-name="P2">Early and Accurate Modeling of Streaming Embedded Applications</text:p>
      <text:p text:style-name="P2">Android application for sending SMS messages with speech recognition interface</text:p>
      <text:p text:style-name="P2">Comparative study on different adaptation approaches concerning a sip and puff controller for a powered wheelchair</text:p>
      <text:p text:style-name="P2">A GALS Network-on-Chip based on rationally-related frequencies</text:p>
      <text:p text:style-name="P2">Computer aided competence management</text:p>
      <text:p text:style-name="P2">Network-on-and-off-chip architecture on demand for flexible optical intra-datacenter networks</text:p>
      <text:p text:style-name="P2">Business Process Models of Enterprise in Collaborative Commerce Using CPN</text:p>
      <text:p text:style-name="P2">Hoplite: Building austere overlay NoCs for FPGAs</text:p>
      <text:p text:style-name="P2"><text:soft-page-break/>Online forecasting of electrical load for distributed management of plug-in electric vehicles</text:p>
      <text:p text:style-name="P2">Test-mode-only scan attack and countermeasure for contemporary scan architectures</text:p>
      <text:p text:style-name="P2">Knowledge-Driven Adaptive Production Management Based on Real-Time User Feedback and Ontology Updates</text:p>
      <text:p text:style-name="P2">Real time car theft decline system using ARM processor</text:p>
      <text:p text:style-name="P2">Efficient FPGA acceleration of Convolutional Neural Networks using logical-3D compute array</text:p>
      <text:p text:style-name="P2">Performance Evaluation of a Message Suppression Controller in Vehicular-DTN without Road-Side Units</text:p>
      <text:p text:style-name="P2">Experimental evaluation of intersection control policies: A simulation based on ubiquitous computing and VANETs</text:p>
      <text:p text:style-name="P2">IAT 2012 Welcome Message from Conference Chairs and Program Chairs</text:p>
      <text:p text:style-name="P2">Introduction of a tool for BRDF modeling and visualization named V_AMBRALS</text:p>
      <text:p text:style-name="P2">Practical Implementation of WSN Based Data Acquisition System with External Connectivity</text:p>
      <text:p text:style-name="P2">Session 22 - DRAM and memory interfaces</text:p>
      <text:p text:style-name="P2">Information security in the Aircraft Access to System Wide Information Management infrastructure</text:p>
      <text:p text:style-name="P2">Masthead</text:p>
      <text:p text:style-name="P2">Information security in IT global sourcing models</text:p>
      <text:p text:style-name="P2">Design of a 2-D magnetizer with the consideration of the z-component of the magnetic field</text:p>
      <text:p text:style-name="P2">Green Data Storage</text:p>
      <text:p text:style-name="P2">Section Meetings</text:p>
      <text:p text:style-name="P2">Cost effective data center servers</text:p>
      <text:p text:style-name="P2">Design of an exact data deduplication cluster</text:p>
      <text:p text:style-name="P2">OpenFlow and GMPLS unified control planes: Testbed implementation and comparative study</text:p>
      <text:p text:style-name="P2">Taking promotion and prevention mechanisms matter for information systems security policy in Chinese SMEs</text:p>
      <text:p text:style-name="P2">Conference information</text:p>
      <text:p text:style-name="P2">Design Consideration of Diode-Type NAND Flash Memory Cell String Having Super-Steep Switching Slope</text:p>
      <text:p text:style-name="P2">A novel virtual machine allocation model based on Utility Maximization in cloud environment</text:p>
      <text:p text:style-name="P2">Photovoltaic Power Forecasting Model Based on Nonlinear System Identification</text:p>
      <text:p text:style-name="P2">Solid Phase Epitaxial Growth of Fe(Te, S) Thin Films and Their Superconducting Properties</text:p>
      <text:p text:style-name="P2">Systematic elicitation of mode models for multifunctional systems</text:p>
      <text:p text:style-name="P2">Journal of Display Technology information for authors</text:p>
      <text:p text:style-name="P2">In situ investigation of nanoelectrochemical systems</text:p>
      <text:p text:style-name="P2">SCUOLA project: "The hub of smart services" for cities and communities</text:p>
      <text:p text:style-name="P2">Design and Development of Air Traffic Management Safety Database Analysis System</text:p>
      <text:p text:style-name="P2">A 0.7-2.7-GHz Blocker-Tolerant Compact-Size Single-Antenna Receiver for Wideband Mobile Applications</text:p>
      <text:p text:style-name="P2"><text:soft-page-break/>Taming Wild Horses: The Need for Virtual Time-Based Scheduling of VMs in Network Simulations</text:p>
      <text:p text:style-name="P2">Real-time imaging system using a 12-MHz forward-looking catheter with single chip CMUT-on-CMOS array</text:p>
      <text:p text:style-name="P2">STICK: Spike Time Interval Computational Kernel, a Framework for General Purpose Computation Using Neurons, Precise Timing, Delays, and Synchrony</text:p>
      <text:p text:style-name="P2">Human body motion interface for the mobility and its applications</text:p>
      <text:p text:style-name="P2">Research on guarantee mechanism of waste concrete recycling logistics mode in Beijing city</text:p>
      <text:p text:style-name="P2">The cumulative effect analysis of the short-circuit current of the key equipment in power systems based on the batch operations of PSD-BPA software</text:p>
      <text:p text:style-name="P2">Analysis and Implementation of a Nonisolated Bidirectional DC-DC Converter With High Voltage Gain</text:p>
      <text:p text:style-name="P2">Affine Moments of a Random Vector</text:p>
      <text:p text:style-name="P2">Optimization of Hybrid Appliances in Future Households</text:p>
      <text:p text:style-name="P2">Calculation of induced rotor current in induction motors using a slotted semi-analytical harmonic model</text:p>
      <text:p text:style-name="P2">IT-based development of the national disaster management system in Korea</text:p>
      <text:p text:style-name="P2">Economic evaluation of transmission outages and switching for market and system operations</text:p>
      <text:p text:style-name="P2">The study for selecting the cloud service consignment performance in group decision of shared inventory resource in small-sized electronic industry</text:p>
      <text:p text:style-name="P2">Correction</text:p>
      <text:p text:style-name="P2">Comparison of a TMS induced fields in homogeneous adult and child brain models using the surface integral equation approach</text:p>
      <text:p text:style-name="P2">Monitoring and controlling the combustion quality in thermal power plant boiler using image processing and robotic arm</text:p>
      <text:p text:style-name="P2">Design feasibility of superconducting-hybrid magnetic levitation system for high-speed maglev</text:p>
      <text:p text:style-name="P2">Characterization of electrical interferences for ground reaction sensor cluster</text:p>
      <text:p text:style-name="P2">A pipeline ADC with power-adaptable method for LTE</text:p>
      <text:p text:style-name="P2">End-to-end delay performance analysis in IEEE 802.16j Mobile Multi-hop Relay (MMR) networks</text:p>
      <text:p text:style-name="P2">On improving connectivity and network efficiency in a heterogeneous military environment</text:p>
      <text:p text:style-name="P2">Ultra-low noise hemts for high-impedance and low-frequency preamplifiers: Realization and characterization from 4.2 k to 77 k</text:p>
      <text:p text:style-name="P2">Numerical analysis of heat transfer on PCB current carrying conductor along with an interface</text:p>
      <text:p text:style-name="P2">Ethical and social issues behind brain-computer interface</text:p>
      <text:p text:style-name="P2">Safeguarding trafficability of a wheeled, snake-like reconnaissance robot on rough terrain by a shared control system based on fuzzy logic</text:p>
      <text:p text:style-name="P2">Synaptic learning behaviors achieved by metal ion migration in a Cu/PEDOT:PSS/Ta memristor</text:p>
      <text:p text:style-name="P2">The MARDEP project: The Sea of Marmara observatory infrastructure for multidisciplinary earthquake and environmental research and monitoring</text:p>
      <text:p text:style-name="P2">Bayesian analysis of stay times in a system</text:p>
      <text:p text:style-name="P2">Perception-Based Media Processing [Scanning the Issue]</text:p>
      <text:p text:style-name="P2">Modeling and Optimal Low-Power On-Off Control of Thin-Film Piezoelectric Rotational Actuators</text:p>
      <text:p text:style-name="P2">A steel pressure sensor based on micro-fused glass frit technology</text:p>
      <text:p text:style-name="P2"><text:soft-page-break/>Social Media at SocioSystems Inc.: A Socio-technical Systems Analysis of Strategic Action</text:p>
      <text:p text:style-name="P2">E-assessment meets personalization</text:p>
      <text:p text:style-name="P2">The visual statistical calculator: An interactive and visual tool</text:p>
      <text:p text:style-name="P2">Superframe division multi-hop data collection with aggregation on Wi-SUN profile for ECHONET Lite</text:p>
      <text:p text:style-name="P2">Analysing the Use of Ontologies Based on Usage Network</text:p>
      <text:p text:style-name="P2">Fuzzy color descriptors to index Roman mosaic-images</text:p>
      <text:p text:style-name="P2">Creating and validating of dynamic models for large power transmission systems</text:p>
      <text:p text:style-name="P2">On the Voltage Ripple Reduction Control of the Linear Switched Reluctance Generator for Wave Energy Utilization</text:p>
      <text:p text:style-name="P2">On the Capacity of a Wireless Backhaul for the Distribution Level of the Smart Grid</text:p>
      <text:p text:style-name="P2">Optimal resource allocation for containing epidemics on time-varying networks</text:p>
      <text:p text:style-name="P2">A Collective Intelligence Based Approach for Satisfying the Actors Requirements in Web Services Composition</text:p>
      <text:p text:style-name="P2">An observation-weighting method for mining actionable behavioral rules</text:p>
      <text:p text:style-name="P2">The inversion effect in HRI: Are robots perceived more like humans or objects?</text:p>
      <text:p text:style-name="P2">Semantic Business Process Representation to Enhance the Degree of BPM Mechanization - An Ontology</text:p>
      <text:p text:style-name="P2">An Experimental Investigation into the Approximation Weight Function of a Stochastic List Scheduling Algorithm</text:p>
      <text:p text:style-name="P2">A fast and flexible analytical approach for thermal modeling of a linear stator structure</text:p>
      <text:p text:style-name="P2">On-chip 20Gbps high-speed I/O IC test system for signal integrity characterization in flip-chip package</text:p>
      <text:p text:style-name="P2">Representation of Software Product Line Architectures for search-based design</text:p>
      <text:p text:style-name="P2">Contact mechanics of traveling wave ultrasonic motors</text:p>
      <text:p text:style-name="P2">Plug-In Hybrid Electrical commercial Vehicle: Modeling and prototype realization</text:p>
      <text:p text:style-name="P2">The design of photovoltaic radar target simulator</text:p>
      <text:p text:style-name="P2">Standardizing Network transit in NATO coalition networks</text:p>
      <text:p text:style-name="P2">DICREVOA: A proposal for the design, creation and evaluation of learning objects</text:p>
      <text:p text:style-name="P2">An approach for frequent access pattern identification in web usage mining</text:p>
      <text:p text:style-name="P2">Autonomic load balancing in the future disintegrated and virtualized networks</text:p>
      <text:p text:style-name="P2">Probing a single acceptor in a silicon nanotransistor</text:p>
      <text:p text:style-name="P2">Sesar security 2020: How to embed and assure security in system-of-systems engineering?</text:p>
      <text:p text:style-name="P2">Discussion groups in interactive online education</text:p>
      <text:p text:style-name="P2">Shrinkage estimator based regularization for EEG motor imagery classification</text:p>
      <text:p text:style-name="P2">Wind energy conversion system based on DFIG with open switch fault tolerant six-legs AC-DC-AC converter</text:p>
      <text:p text:style-name="P2">Research Report: Mitigating LangSec Problems with Capabilities</text:p>
      <text:p text:style-name="P2">Highly Reliable Multiple-Channel IGZO Thin-Film Transistors Employing Asymmetric Spacing and Channel Width</text:p>
      <text:p text:style-name="P2"><text:soft-page-break/>Social robots in educational institutions they came to stay: Introducing, evaluating, and securing social robots in daily education</text:p>
      <text:p text:style-name="P2">Dynamic Player Modelling in Serious Games Applied to Rehabilitation Robotics</text:p>
      <text:p text:style-name="P2">Near-diffraction-limited output from confined-doped ytterbium fibre</text:p>
      <text:p text:style-name="P2">with 41 micron m core diameter</text:p>
      <text:p text:style-name="P2">A look at software engineering risks in a team project course</text:p>
      <text:p text:style-name="P2">Optimized Control of DFIG-Based Wind Generation Using Sensitivity Analysis and Particle Swarm Optimization</text:p>
      <text:p text:style-name="P2">A concept of the web-based e-testing system</text:p>
      <text:p text:style-name="P2">Design of in-home intelligent fire warning system based on C-MBUS</text:p>
      <text:p text:style-name="P2">EMS: Efficient Multicast Streaming Scheme for Multicasting within Wi-Fi Hotspot</text:p>
      <text:p text:style-name="P2">Sequence analysis and homology modeling of TRPV5 and TRPV6 channels</text:p>
      <text:p text:style-name="P2">Towards improving user interfaces: A proposal for integrating functionality and usability since early phases</text:p>
      <text:p text:style-name="P2">A low-common mode noise and high-efficiency buck-buck-boost inverter</text:p>
      <text:p text:style-name="P2">On forecasting the ONU sleep period in XG-PON systems using exponential smoothing techniques</text:p>
      <text:p text:style-name="P2">Neural recording system with low-noise analog front-end and comparator-based cyclic ADC</text:p>
      <text:p text:style-name="P2">A Framework for Innovation System Customization for Product Line-Based Software Businesses</text:p>
      <text:p text:style-name="P2">Noninvasive heartbeat extraction from IR UWB radar signals</text:p>
      <text:p text:style-name="P2">A Realistic FDTD Numerical Modeling Framework of Ground Penetrating Radar for Landmine Detection</text:p>
      <text:p text:style-name="P2">Ultra-lightweight deep packet anomaly detection for Internet of Things devices</text:p>
      <text:p text:style-name="P2">A new buck boost interface converter with lower switching stress for photovoltaic application</text:p>
      <text:p text:style-name="P2">Nonmechanical Laser Beam Steering Based on Polymer Polarization Gratings: Design Optimization and Demonstration</text:p>
      <text:p text:style-name="P2">Advanced hexagonal layout design for split-gate reduced surface field stepped oxide U-groove metal-oxide–semiconductor field-effect transistor</text:p>
      <text:p text:style-name="P2">Parasitic Back-Gate Effect in 3-D Fully Depleted Silicon on Insulator Integrated Circuits</text:p>
      <text:p text:style-name="P2">An optimized WS-eventing for large-scale networks</text:p>
      <text:p text:style-name="P2">Permlyzer: Analyzing permission usage in Android applications</text:p>
      <text:p text:style-name="P2">A Framework for Modeling Decision Making and Deception with Semantic Information</text:p>
      <text:p text:style-name="P2">A surge in small cells [2013 Tech To Watch]</text:p>
      <text:p text:style-name="P2">Directly buried gas-insulated transmission lines (GIL)</text:p>
      <text:p text:style-name="P2">A brief introduction to OpenCV</text:p>
      <text:p text:style-name="P2">Pathology of knowledge management in universities</text:p>
      <text:p text:style-name="P2">The convergence of HPC and embedded systems in our heterogeneous computing future</text:p>
      <text:p text:style-name="P2">Energy efficient passive optical networks with low power VCSELs</text:p>
      <text:p text:style-name="P2">Knowledge granulation in a telecom operator information systems</text:p>
      <text:p text:style-name="P2"><text:soft-page-break/>CMOS photonic nanosecond-scale switch fabrics</text:p>
      <text:p text:style-name="P2">Modeling and evaluation of reliability and availability of industrial systems: Applications to parallel series and series parallel systems</text:p>
      <text:p text:style-name="P2">Neurocube: A Programmable Digital Neuromorphic Architecture with High-Density 3D Memory</text:p>
      <text:p text:style-name="P2">Principles and Strategies of Optimizing E-Commerce Enterprise Niche</text:p>
      <text:p text:style-name="P2">HFMS: Managing the lifecycle and complexity of hybrid analytic data flows</text:p>
      <text:p text:style-name="P2">Counterfeit IC detection using light emission</text:p>
      <text:p text:style-name="P2">IEEE CIVTS 2011 committee Symposium on Computational Intelligence in Vehicles and Transportation Systems (IEEE CIVTS 2011)</text:p>
      <text:p text:style-name="P2">Comparative analysis on security techniques in VoIP environment</text:p>
      <text:p text:style-name="P2">A discriminative latent model for Chinese multiword expression extraction</text:p>
      <text:p text:style-name="P2">Evaluation of radio link selection with Analytic Hierarchy Process algorithm in heterogeneous radio networks</text:p>
      <text:p text:style-name="P2">Improved piezoceramic energy harvesting circuit for self-powered wireless sensor nodes</text:p>
      <text:p text:style-name="P2">Design of remote video acquisition system based on 3G</text:p>
      <text:p text:style-name="P2">A code generation framework for distributed real-time embedded systems</text:p>
      <text:p text:style-name="P2">Extracting semantic relationships for web services based on Wikipedia</text:p>
      <text:p text:style-name="P2">Future Technologies Supporting the Convergence of Mobile, Wearables, and IoT</text:p>
      <text:p text:style-name="P2">Caching Strategies Based on Information Density Estimation in Wireless Ad Hoc Networks</text:p>
      <text:p text:style-name="P2">Development of an autonomous catamaran based observatory system for collecting meteorological and oceanographic parameters at Gulf of Khambhat-Gujarat</text:p>
      <text:p text:style-name="P2">A Conceptual Architecture Based on Intelligent Services for Manufacturing Support Systems</text:p>
      <text:p text:style-name="P2">Coelectrodeposited Solder Composite Films for Advanced Thermal Interface Materials</text:p>
      <text:p text:style-name="P2">Forecasting stock return using multiple information sources based on rules extraction</text:p>
      <text:p text:style-name="P2">Feasibility studies on microwave heating for nondestructive evaluation of glass fibre reinforced plastic composites</text:p>
      <text:p text:style-name="P2">On Streaming Consistency of Big Data Stream Processing in Heterogenous Clutsers</text:p>
      <text:p text:style-name="P2">Let's go to the cinema! A movie recommender system for ephemeral groups of users</text:p>
      <text:p text:style-name="P2">A New Time Series Mining Approach Applied to Multitemporal Remote Sensing Imagery</text:p>
      <text:p text:style-name="P2">Tailoring the Exchange Bias in FeNi/FeMn Bilayers by Heat Treatment and FeMn Surface Oxidation</text:p>
      <text:p text:style-name="P2">On content-centric wireless delivery networks</text:p>
      <text:p text:style-name="P2">Simulating and Analysing Security Attacks in Wireless Sensor Networks Using QualNet</text:p>
      <text:p text:style-name="P2">Design of an outer rotor ferrite assisted synchronous reluctance machine (Fa-SynRM) for electric two wheeler application</text:p>
      <text:p text:style-name="P2">Does Traffic Consolidation Always Lead to Network Energy Savings?</text:p>
      <text:p text:style-name="P2">Development of 24GHz FMCW level measurement radar system</text:p>
      <text:p text:style-name="P2">Vowel Effects Towards Dental Arabic Consonants Based on Spectrogram</text:p>
      <text:p text:style-name="P2"><text:soft-page-break/>Section Meetings</text:p>
      <text:p text:style-name="P2">TUNOS: A novel SDN-oriented networking operating system</text:p>
      <text:p text:style-name="P2">Study on Board-Level Drop Impact Reliability of Sn-Ag-Cu Solder Joint by Considering Strain Rate Dependent Properties of Solder</text:p>
      <text:p text:style-name="P2">Study of ICRF Ferrite Tuner</text:p>
      <text:p text:style-name="P2">Effect of surface topography on hydrophobicity and bacterial adhesion of polystyrene</text:p>
      <text:p text:style-name="P2">Towards validating a security situation management capability</text:p>
      <text:p text:style-name="P2">Estimation of the flexural stiffness of thin plates using a single low-cost passive sensor</text:p>
      <text:p text:style-name="P2">Development of a Universal Platform for Hardware In-the-Loop Testing of Microgrids</text:p>
      <text:p text:style-name="P2">Quality-of-experience of streaming video: Interactions between presentation quality and playback stalling</text:p>
      <text:p text:style-name="P2">Investigation on performance testing and evaluation of PReWebD: a .NET technique for implementing web application</text:p>
      <text:p text:style-name="P2">Power Efficient MapReduce Workload Acceleration Using Integrated-GPU</text:p>
      <text:p text:style-name="P2">Social intelligence framework: Extracting and analyzing opinions for social CRM</text:p>
      <text:p text:style-name="P2">Towards an open collaboration service framework</text:p>
      <text:p text:style-name="P2">Knowledge sharing in distributed agile projects: Techniques, strategies and challenges</text:p>
      <text:p text:style-name="P2">Mobile business process personalization for end users</text:p>
      <text:p text:style-name="P2">Information model for power grid fault diagnosis based on CIM</text:p>
      <text:p text:style-name="P2">Situation awareness with different levels of automation</text:p>
      <text:p text:style-name="P2">Robust Sensor Fusion of Unobtrusively Measured Heart Rate</text:p>
      <text:p text:style-name="P2">High level integration for solar inverter power applications</text:p>
      <text:p text:style-name="P2">Ultra-low power sensing platform for personal health and personal environmental monitoring</text:p>
      <text:p text:style-name="P2">The reduction of the digital divide by improving the appropriateness of the web content</text:p>
      <text:p text:style-name="P2">A high-power-density wide-input-voltage-range isolated dc-dc converter having a MultiTrack architecture</text:p>
      <text:p text:style-name="P2">Research of main memory database data organization</text:p>
      <text:p text:style-name="P2">CMOS-based neural probe with enhanced electronic depth control</text:p>
      <text:p text:style-name="P2">Green Networks and Communications</text:p>
      <text:p text:style-name="P2">A New Channel Assignment Scheme for Interference-Aware Routing in Vehicular Networks</text:p>
      <text:p text:style-name="P2">Correlation of feature score to overall sentiment score for identifying the promising features</text:p>
      <text:p text:style-name="P2">A novel system architecture for web scale applications using lightweight CPUs and virtualized I/O</text:p>
      <text:p text:style-name="P2">Deduplication in SSDs: Model and quantitative analysis</text:p>
      <text:p text:style-name="P2">Power-Aware System Design of Wireless Sensor Networks: Power Estimation and Power Profiling Strategies</text:p>
      <text:p text:style-name="P2">Scalable object detection accelerators on FPGAs using custom design space exploration</text:p>
      <text:p text:style-name="P2">Secure music sharing with improved potato system using cryptographic techniques</text:p>
      <text:p text:style-name="P2"><text:soft-page-break/>Study of sintering behavior of silver front side metallization pastes</text:p>
      <text:p text:style-name="P2">State of the art GIS technology and trends</text:p>
      <text:p text:style-name="P2">Time-to-Digital Converter Using a Tuned-Delay Line Evaluated in 28-, 40-, and 45-nm FPGAs</text:p>
      <text:p text:style-name="P2">Efficient memory optimization and high throughput decoding architecture based on LDPC codes</text:p>
      <text:p text:style-name="P2">Multi-Walled Carbon Nanotubes/Graphene Oxide Composites for Humidity Sensing</text:p>
      <text:p text:style-name="P2">An embedded system for on field testing of human identification using ECG biometric</text:p>
      <text:p text:style-name="P2">Output feedback domination approach for finite-time force control of an electrohydraulic actuator</text:p>
      <text:p text:style-name="P2">A Charge-Recycling Assist Technique for Reliable and Low Power SRAM Design</text:p>
      <text:p text:style-name="P2">Hexrotor UAV platform enabling dextrous interaction with structures — Preliminary work</text:p>
      <text:p text:style-name="P2">Evaluation of Garnet Film as Magneto-Optic Transfer Readout Film</text:p>
      <text:p text:style-name="P2">Demonstration of broadband and wide-angle optical metasurface-based waveplates</text:p>
      <text:p text:style-name="P2">Tumor-induced effects on PO2 distribution in a normal tissue</text:p>
      <text:p text:style-name="P2">Efficient virtual network optimization across multiple domains without revealing private information</text:p>
      <text:p text:style-name="P2">Film-free laser microprinting of complex materials</text:p>
      <text:p text:style-name="P2">Experimental comparison of the multi-IF carrier generation methods in IF-over-fiber system using LTE signals</text:p>
      <text:p text:style-name="P2">Multi frequency excited MEMS cantilever beam resonator for Mixer-Filter applications</text:p>
      <text:p text:style-name="P2">Longitudinal Effects of Computer-Mediated Communication Anxiety on Interaction in Virtual Teams</text:p>
      <text:p text:style-name="P2">Analysis of the traditional elements in the use of computer design logo</text:p>
      <text:p text:style-name="P2">Role-based multiple controllers for load balancing and security in SDN</text:p>
      <text:p text:style-name="P2">The Ubiquitous Network Robot Platform: Common platform for continuous daily robotic services</text:p>
      <text:p text:style-name="P2">Reuse of architecturally derived Standards Requirements</text:p>
      <text:p text:style-name="P2">Ceramic piezocomposites: Modeling, technology, and characterization</text:p>
      <text:p text:style-name="P2">VPP's multi-level negotiation in smart grids and competitive electricity markets</text:p>
      <text:p text:style-name="P2">Framework for Evaluation and Comparison of Primality Testing Algorithms</text:p>
      <text:p text:style-name="P2">A Reliable and QoS Aware Multi-path Routing Algorithm in WSNs</text:p>
      <text:p text:style-name="P2">A practical project approach for teaching experimental power electronics</text:p>
      <text:p text:style-name="P2">String-based audiovisual fusion of behavioural events for the assessment of dimensional affect</text:p>
      <text:p text:style-name="P2">A resistor-based temperature sensor for a real time clock with ±2ppm frequency stability</text:p>
      <text:p text:style-name="P2">Handover algorithm with joint processing in LTE-advanced</text:p>
      <text:p text:style-name="P2">Set-point tracking semi-automatic control of interconnected systems with input disturbances</text:p>
      <text:p text:style-name="P2">A Sensor-data Acquisition Grid Architecture</text:p>
      <text:p text:style-name="P2">Research on reflective ultrasonic CT experimental device</text:p>
      <text:p text:style-name="P2"><text:soft-page-break/>Impact of Practical Issues on the Harmonic Performance of Phase-Shifted Modulation Strategies for a Cascaded H-Bridge StatCom</text:p>
      <text:p text:style-name="P2">Architecture and control of fully-dispatchable microgrids</text:p>
      <text:p text:style-name="P2">Research on testing of 32-bit CPU based SiP</text:p>
      <text:p text:style-name="P2">Optimal Budget Allocation in Budget-based Access Control</text:p>
      <text:p text:style-name="P2">Proposal of a real-time computational tool for the measurement of spasticity in stroke patients</text:p>
      <text:p text:style-name="P2">Smart education — A new approach for beginners in electronics</text:p>
      <text:p text:style-name="P2">Extending Our Field's Reach</text:p>
      <text:p text:style-name="P2">Enhancement of the partial discharge inception voltage of ceramic substrates for power modules by trench coating</text:p>
      <text:p text:style-name="P2">A Comprehensive Ontology for Knowledge Representation in the Internet of Things</text:p>
      <text:p text:style-name="P2">An electrical signal disturbance detector and compressor based on FPGA platform</text:p>
      <text:p text:style-name="P2">A research on optimization algorithm for BPEL process based on synchronization and concurrency analysis</text:p>
      <text:p text:style-name="P2">Analysis on the CDP modes of B2C e-commerce and the design of evaluation index system</text:p>
      <text:p text:style-name="P2">References</text:p>
      <text:p text:style-name="P2">Metal-Cavity Surface-Emitting Nanolasers</text:p>
      <text:p text:style-name="P2">Electrical and Tribological Characteristics of Copper Containing Diamond-like Carbon Nanocomposite Coating on Brass Substrate Sliding against Brass</text:p>
      <text:p text:style-name="P2">An Improved Transfer Current Model for RF and mm-Wave SiGe(C) Heterojunction Bipolar Transistors</text:p>
      <text:p text:style-name="P2">A learning support system for 9 × 9 multiplication table with Kinect</text:p>
      <text:p text:style-name="P2">Fast parallel communication technology of power battery management system</text:p>
      <text:p text:style-name="P2">Software Defined Open Architecture Modem development at CMRE</text:p>
      <text:p text:style-name="P2">Lecturing on satellite imagery processing and GIS based on internet and open source software</text:p>
      <text:p text:style-name="P2">A feasibility study of nonlinear spectroscopic measurement of magnetic nanoparticles targeted to cancer cells</text:p>
      <text:p text:style-name="P2">A Mixed Model Binary Imaging Strategy Using Wireless Sensors for Brain Imaging</text:p>
      <text:p text:style-name="P2">Discovery method on failure factors of collaborative allocation under power grid emergency</text:p>
      <text:p text:style-name="P2">Using preisach technique to investigate effects of harmonics on the hysteresis loss of a solid core</text:p>
      <text:p text:style-name="P2">Integrated Optimal Design of a Smart Microgrid With Storage</text:p>
      <text:p text:style-name="P2">Merging UML2 Composite Structures of Software Product Lines</text:p>
      <text:p text:style-name="P2">Autocalibration Method for Anisotropic Magnetoresistive Sensors Using Offset Coils</text:p>
      <text:p text:style-name="P2">Self-Powered Monitoring of Repeated Head Impacts Using Time-Dilation Energy Measurement Circuit</text:p>
      <text:p text:style-name="P2">A Study of Bluetooth Application for Remote Controlling of Mobile Embedded Systems</text:p>
      <text:p text:style-name="P2">A New Architecture of Wireless Mesh Networks Based IEEE 802.11s Directional Antennas</text:p>
      <text:p text:style-name="P2">ERCOT electricity market: Transition from zonal to nodal market operation</text:p>
      <text:p text:style-name="P2"><text:soft-page-break/>The comparison of conductor stress calculation methods for overhead line under extreme weather conditions</text:p>
      <text:p text:style-name="P2">Personalized trip planning by integrating multimodal user-generated content</text:p>
      <text:p text:style-name="P2">Experimental determination of dominant scattering mechanisms in scaled InAsSb quantum well</text:p>
      <text:p text:style-name="P2">Accelerometer-based body sensing for healthy aging</text:p>
      <text:p text:style-name="P2">Multi-label classification methods for green computing and application for mobile medical recommendations</text:p>
      <text:p text:style-name="P2">Dynamic optical transport connection with a 100 Gbit/s digital coherent optical transponder for disaster-resilient networking</text:p>
      <text:p text:style-name="P2">Negative Correlation Ensemble Learning for Ordinal Regression</text:p>
      <text:p text:style-name="P2">UWB antennas optimization for in-body radiation</text:p>
      <text:p text:style-name="P2">Load flow, short circuit and stability analysis using Matlab</text:p>
      <text:p text:style-name="P2">From Sensing to Action: Quick and Reliable Access to Information in Cities Vulnerable to Heavy Rain</text:p>
      <text:p text:style-name="P2">Graphene enhanced wireless sensors</text:p>
      <text:p text:style-name="P2">Effects of radio frequency power on properties of titanium-doped zinc oxide based TFTs</text:p>
      <text:p text:style-name="P2">An Instant-Based Qur'an Memorizer Application Interface</text:p>
      <text:p text:style-name="P2">Electric circuits analogies in economics modeling: Corruption networks</text:p>
      <text:p text:style-name="P2">Synthesis of flash and no-flash image pairs using guided image filtering</text:p>
      <text:p text:style-name="P2">Frequency characteristic of resonance- based wireless energy transfer</text:p>
      <text:p text:style-name="P2">From flipped classroom theory to the personalized design of learning experiences in MOOCs</text:p>
      <text:p text:style-name="P2">Application-oriented robustness optimization based on metamodels</text:p>
      <text:p text:style-name="P2">Usability of package and label designs using eye tracking</text:p>
      <text:p text:style-name="P2">Applying Sensor Web strategies to Big Data earth observations</text:p>
      <text:p text:style-name="P2">A two-stage electronic ballast for HID lamp with flyback PFC</text:p>
      <text:p text:style-name="P2">Estimation on the development of cerebral edema from computed tomography preliminary studies for pediatric traumatic brain injury patients</text:p>
      <text:p text:style-name="P2">Impact of Power Supply Noise on Clock Jitter in High-Speed DDR Memory Interfaces</text:p>
      <text:p text:style-name="P2">Construction of RF and microwave component model library based on ADS</text:p>
      <text:p text:style-name="P2">Towards a theory of semantic communication</text:p>
      <text:p text:style-name="P2">A platform independent methodology for on-line handwritten character segmentation</text:p>
      <text:p text:style-name="P2">Human neuroblastoma cultures for biorobotics</text:p>
      <text:p text:style-name="P2">Research on cell reselection criteria in TETRA</text:p>
      <text:p text:style-name="P2">Simulation of micro-bump interconnections failure analysis for 2.5D IC packaging</text:p>
      <text:p text:style-name="P2">Triplex Transfer Learning: Exploiting Both Shared and Distinct Concepts for Text Classification</text:p>
      <text:p text:style-name="P2">Collaborative Learning through Wireless Grids</text:p>
      <text:p text:style-name="P2">VIQI: A new approach for visual interpretation of deep web query interfaces</text:p>
      <text:p text:style-name="P2"><text:soft-page-break/>The optimum formulation serialization of formulated feed</text:p>
      <text:p text:style-name="P2">High Performance Computing Cloud -- A Platform-as-a-Service Perspective</text:p>
      <text:p text:style-name="P2">Statistical analysis of the Discrete Fourier Transform for localization in an image</text:p>
      <text:p text:style-name="P2">GNSS signal acquisition in harsh urban environments</text:p>
      <text:p text:style-name="P2">Mitigating the authentication vulnerabilities in Web applications through security requirements</text:p>
      <text:p text:style-name="P2">Study on the Cloud Computing Supported Platform for Navigation and Positioning System</text:p>
      <text:p text:style-name="P2">Mining source code changes from software repositories</text:p>
      <text:p text:style-name="P2">The effects of isothermal aging on sandwich structural of p- and n-TE/Ni/SBA/Cu joints</text:p>
      <text:p text:style-name="P2">Channel Profile Design of &lt;inline-formula&gt; &lt;img src="/images/tex/35344.gif" alt="text{E}\delta "&gt; &lt;/inline-formula&gt;DC MOSFET for High Intrinsic Gain and Low &lt;inline-formula&gt; &lt;img src="/images/tex/21754.gif" alt="V_{T}"&gt; &lt;/inline-formula&gt; Mismatch</text:p>
      <text:p text:style-name="P2">Ultra-wideband radars for remote sensing of snow and ice</text:p>
      <text:p text:style-name="P2">Virtual Oscillator Control for voltage source inverters</text:p>
      <text:p text:style-name="P2">Leadership 2.0: Engaging and Supporting Leaders in the Transition towards a Networked Organization</text:p>
      <text:p text:style-name="P2">A bi-constraints adaptation technique for embedded multimedia systems</text:p>
      <text:p text:style-name="P2">Design on Computer Fault Diagnosis of Intelligence Tutoring System</text:p>
      <text:p text:style-name="P2">Social Theory as a Thinking Tool for Empathic Design</text:p>
      <text:p text:style-name="P2">SEEPTOOL — A remote demo for small scale seepage problems</text:p>
      <text:p text:style-name="P2">Modeling magnetic quantum-dot cellular automata by HDL</text:p>
      <text:p text:style-name="P2">Departure queue management in the presence of Traffic Management Initiatives</text:p>
      <text:p text:style-name="P2">Demographics inference through Wi-Fi network traffic analysis</text:p>
      <text:p text:style-name="P2">Effect of temperature on surface discharge in oil</text:p>
      <text:p text:style-name="P2">Heterogeneous Packaging of Organic Electro-Optic Modulators With RF Substrates</text:p>
      <text:p text:style-name="P2">An integer linear programming based optimization for home demand-side management in smart grid</text:p>
      <text:p text:style-name="P2">Selecting warehouse location by means of the balancing and ranking method with an interval approach</text:p>
      <text:p text:style-name="P2">Proposed static timing analysis framework for extracted 3D integrated circuits (3D-STA)</text:p>
      <text:p text:style-name="P2">CNFET-based 0.1 V to 0.6 V DC/DC converter</text:p>
      <text:p text:style-name="P2">[Title page]</text:p>
      <text:p text:style-name="P2">Non-technical losses estimation in distribution feeders using the energy consumption bill and the load flow Power Summation Method</text:p>
      <text:p text:style-name="P2">Password advice shouldn't be boring: Visualizing password guessing attacks</text:p>
      <text:p text:style-name="P2">Oblique Incidence Performance of Anisotropic Cylindrical Structures Used for Invisibility Cloak Design</text:p>
      <text:p text:style-name="P2">Perspective distortion modeling, learning and compensation</text:p>
      <text:p text:style-name="P2">Design Graph Multi-Dimensional Data Model of a Data Warehouse and conversion of its equivalent Object - Oriented Schema</text:p>
      <text:p text:style-name="P2"><text:soft-page-break/>Live demonstration: Off-chip learning for hardware hand-sign recognition system</text:p>
      <text:p text:style-name="P2">Thermal Vehicle-Concept Study Using Co-Simulation for Optimizing Driving Range</text:p>
      <text:p text:style-name="P2">Real-Time 3D Reconstruction in Dynamic Scenes Using Point-Based Fusion</text:p>
      <text:p text:style-name="P2">Design and development of an LED-based optical communication system with active alignment control</text:p>
      <text:p text:style-name="P2">State current controller with oscillatory terms for three-level grid-connected PWM rectifiers under distorted grid voltage conditions</text:p>
      <text:p text:style-name="P2">Accurate Sampling Timing Acquisition for Baseband OFDM Power-Line Communication in Non-Gaussian Noise</text:p>
      <text:p text:style-name="P2">A research on the design of intelligent oven interface based on the behavior pattern</text:p>
      <text:p text:style-name="P2">Overview of Color Gamut Scalability</text:p>
      <text:p text:style-name="P2">A MATLAB-based tool for visualizing the plane wave propagation in multilayer structures containing metamaterials</text:p>
      <text:p text:style-name="P2">A Comparative Study on Vulnerabilities in Categories of Clones and Non-cloned Code</text:p>
      <text:p text:style-name="P2">Process Variability Modeling for Complex Organizations</text:p>
      <text:p text:style-name="P2">Characteristics and performance of a CO&lt;inf&gt;2&lt;/inf&gt; trans-critical water to water heat pump</text:p>
      <text:p text:style-name="P2">Seahawk: Stack Overflow in the IDE</text:p>
      <text:p text:style-name="P2">Starting a Business: Which Entity Structure Is Best for You?</text:p>
      <text:p text:style-name="P2">Optimum feature selection in software product lines: Let your model and values guide your search</text:p>
      <text:p text:style-name="P2">Visible Conversations: Seeing Meaning Beyond Words</text:p>
      <text:p text:style-name="P2">An evolution of technologies and applications of gamma imagers in the nuclear cycle industry</text:p>
      <text:p text:style-name="P2">Robust spectrum sharing through virtualization</text:p>
      <text:p text:style-name="P2">An articulated talking face for the iCub</text:p>
      <text:p text:style-name="P2">Analytical thermal model for HEMTs with complex epitaxial structures</text:p>
      <text:p text:style-name="P2">Secure routing in DSR to mitigate black hole attack</text:p>
      <text:p text:style-name="P2">Exploiting the redundancy for humanoid robots to dynamically step over a large obstacle</text:p>
      <text:p text:style-name="P2">Low-cost vision-based 6-DOF MAV localization using IR beacons</text:p>
      <text:p text:style-name="P2">Automated painter recognition based on image feature extraction</text:p>
      <text:p text:style-name="P2">Automatic generation of medical recommendations using topic maps as knowledge source</text:p>
      <text:p text:style-name="P2">An application specific processor for enhancing dictionary compression in Java card environment</text:p>
      <text:p text:style-name="P2">QoS-HAN: QoS provisioning in Home Automated Networks over IEEE 802.11n</text:p>
      <text:p text:style-name="P2">Interoperable joint planning and execution Web service with TITAN</text:p>
      <text:p text:style-name="P2">Sistema de análise de incidentes para melhoria Continua</text:p>
      <text:p text:style-name="P2">Design and Analysis of Force-Sensor-Less Power-Assist Control</text:p>
      <text:p text:style-name="P2">Data quality comparative model for data warehouse</text:p>
      <text:p text:style-name="P2">A Syntactic Universal and Its Consequences</text:p>
      <text:p text:style-name="P2"><text:soft-page-break/>Scenarios for eNodeB and SON functions programmability</text:p>
      <text:p text:style-name="P2">Characteristics of interface states in irradiated Pd/n-SiGe as derived from frequency- and temperature-dependent admittance</text:p>
      <text:p text:style-name="P2">Developing a standard for TV white space coexistence: technical challenges and solution approaches</text:p>
      <text:p text:style-name="P2">[Front matter]</text:p>
      <text:p text:style-name="P2">Aviation communication infrastructure security</text:p>
      <text:p text:style-name="P2">A Cloud Brokerage Architecture for Efficient Cloud Service Selection</text:p>
      <text:p text:style-name="P2">An adaptive displacement estimation algorithm for improved reconstruction of thermal strain</text:p>
      <text:p text:style-name="P2">Pupils' attitude towards the introduction of ICT in Visual Arts Education in Croatian Primary Schools</text:p>
      <text:p text:style-name="P2">AutoElastic: Automatic Resource Elasticity for High Performance Applications in the Cloud</text:p>
      <text:p text:style-name="P2">Multi-modal and multi-brain-computer interfaces: A review</text:p>
      <text:p text:style-name="P2">Towards EEG biometrics: pattern matching approaches for user identification</text:p>
      <text:p text:style-name="P2">Research Report: Analysis of Software for Restricted Computational Environment Applicability</text:p>
      <text:p text:style-name="P2">A downlink joint power control and resource allocation scheme for co-channel macrocell-femtocell networks</text:p>
      <text:p text:style-name="P2">The Next Big Thing [Guest editors' introduction]</text:p>
      <text:p text:style-name="P2">Telepresence Robot with Image-Based Face Tracking and 3D Perception with Human Gesture Interface Using Kinect Sensor</text:p>
      <text:p text:style-name="P2">Automatically Bridging UML Profiles to MOF Metamodels</text:p>
      <text:p text:style-name="P2">A framework for infrastructure-free warehouse navigation</text:p>
      <text:p text:style-name="P2">Cooperating with a non-governmental organization to teach gathering and implementation of requirements</text:p>
      <text:p text:style-name="P2">An N-Dimensional Neural Network tool for the real-time optimisation of accelerator parameters</text:p>
      <text:p text:style-name="P2">Assessing the Lifetime Performance Index of Exponential Products With Step-Stress Accelerated Life-Testing Data</text:p>
      <text:p text:style-name="P2">Continuous hyperparameter optimization for large-scale recommender systems</text:p>
      <text:p text:style-name="P2">Hydrodynamic analysis of a novel type of towed vehicle — The Towed Vehicle Interface (TVI)</text:p>
      <text:p text:style-name="P2">Al&lt;inf&gt;2&lt;/inf&gt;O&lt;inf&gt;3&lt;/inf&gt;/InGaAs interface study on MOS capacitors for a 300mm process integration</text:p>
      <text:p text:style-name="P2">A cognitive radio relay selection scheme in two-tier femtocell networks</text:p>
      <text:p text:style-name="P2">Response of CdS/CdTe devices to Te exposure of back contact</text:p>
      <text:p text:style-name="P2">Random Forest and Filter Bank Common Spatial Patterns for EEG-Based Motor Imagery Classification</text:p>
      <text:p text:style-name="P2">Towards a coevolutionary approach for interval type-2 fuzzy modeling</text:p>
      <text:p text:style-name="P2">Automatic Generation of Vulnerability Tests for the Java Card Byte Code Verifier</text:p>
      <text:p text:style-name="P2">CS-based Strategy for Chinese Commercial Banks in Service Marketing</text:p>
      <text:p text:style-name="P2">A virtual reality system for the simulation and manipulation of wireless communication networks</text:p>
      <text:p text:style-name="P2">Network Services Interface: An interface for requesting dynamic inter-datacenter networks</text:p>
      <text:p text:style-name="P2">Design of broadband bandpass cascaded singlestage distributed amplifier in 0.13 μm CMOS technology for UWB applications</text:p>
      <text:p text:style-name="P2"><text:soft-page-break/>Evaluating stray current from DC electrified transit systems with lumped parameter and multi-layer soil models</text:p>
      <text:p text:style-name="P2">Assist-as-needed path control for the PASCAL rehabilitation robot</text:p>
      <text:p text:style-name="P2">Expectation maximization algorithm made fast for large scale data</text:p>
      <text:p text:style-name="P2">Queuing model for EVs charging at public supply stations</text:p>
      <text:p text:style-name="P2">Intelligent Early-Warning System for Landslides Based on the ZigBee Network</text:p>
      <text:p text:style-name="P2">The design of the network video terminals based on embedded QT</text:p>
      <text:p text:style-name="P2">Heuristic Evaluation of Digital Game Based Learning: A Case Study</text:p>
      <text:p text:style-name="P2">Experimental Estimation of Inductance for Interior Permanent Magnet Synchronous Machine Considering Temperature Distribution</text:p>
      <text:p text:style-name="P2">A testability-aware low power architecture</text:p>
      <text:p text:style-name="P2">PASSI: A Parallel, Reliable and Scalable Storage Software Infrastructure for active storage system and I/O environments</text:p>
      <text:p text:style-name="P2">Evaluation of the impact of Plug-in Electric Vehicles on the load profile of commercial buildings: a stochastic model</text:p>
      <text:p text:style-name="P2">Comparison of linear and non-linear digital power solutions</text:p>
      <text:p text:style-name="P2">Improving Reusability in Software Process Lines</text:p>
      <text:p text:style-name="P2">A hybrid NEO-based spike detection algorithm for implantable brain-IC interface applications</text:p>
      <text:p text:style-name="P2">Simulation of SCI/RT data bus</text:p>
      <text:p text:style-name="P2">Bistatic Scattering From Three-Dimensional Layered Structures With Multilayer Rough Interfaces</text:p>
      <text:p text:style-name="P2">Embedded Multisensor System for Safe Point-to-Point Navigation of Impaired Users</text:p>
      <text:p text:style-name="P2">Pattern-based automatic translation of structured power system data to functional models for decision support applications</text:p>
      <text:p text:style-name="P2">Characterization of an electrically induced refractive index change in a hydrogenated amorphous silicon multistack waveguide</text:p>
      <text:p text:style-name="P2">Transient analysis and control for microgrid stability controller</text:p>
      <text:p text:style-name="P2">The design of data acquisition system based on MIC-2000</text:p>
      <text:p text:style-name="P2">Smart health and wellbeing [Trends &amp; Controversies]</text:p>
      <text:p text:style-name="P2">Optical modelling of semi-transparent OPV devices</text:p>
      <text:p text:style-name="P2">The fault-tolerant software design in warship control system</text:p>
      <text:p text:style-name="P2">The Object-Oriented discrete event simulation modeling: A case study on aircraft spare part management</text:p>
      <text:p text:style-name="P2">Self-learning and adaptation in a sensorimotor framework</text:p>
      <text:p text:style-name="P2">A novel design flow for a 3D heterogeneous system prototyping platform</text:p>
      <text:p text:style-name="P2">IEEE Systems, Man, and Cybernetics Society Information</text:p>
      <text:p text:style-name="P2">Distributed Event-Based Set-Membership Filtering for a Class of Nonlinear Systems With Sensor Saturations Over Sensor Networks</text:p>
      <text:p text:style-name="P2">Economically Viable Support for Internet Mobility</text:p>
      <text:p text:style-name="P2">Immobilized quantum dot bioprobes: Fiber optics and microfluidics for the development of nucleic acid assays</text:p>
      <text:p text:style-name="P2">Pervasive Displays 2014</text:p>
      <text:p text:style-name="P2"><text:soft-page-break/>Classifying real and imaginary finger press tasks on a P300-based brain-computer interface</text:p>
      <text:p text:style-name="P2">Single jet impinging verticial motion analysis of an underwater robot in the vicinity of a submerged surface</text:p>
      <text:p text:style-name="P2">Using Single-Wall Carbon Nanotubes and Raman Spectroscopy to Measure Local Stresses in First-Level Flip-Chip Organic Packages</text:p>
      <text:p text:style-name="P2">A Holistic (Component-based) Approach to AUTOSAR Designs</text:p>
      <text:p text:style-name="P2">Energy intensity and carbon footprinting baselines in a leading south african bread producer</text:p>
      <text:p text:style-name="P2">The Evolution of PA Linearization: From Classic Feedforward and Feedback Through Analog and Digital Predistortion</text:p>
      <text:p text:style-name="P2">Selecting the optimal opensource GIS software for local authorities by combining the ISO 9126 standard and AHP approach</text:p>
      <text:p text:style-name="P2">Hand gesture interface based on improved adaptive hand area detection and contour signature</text:p>
      <text:p text:style-name="P2">Study of routing mechanisms in a WirelessHART network</text:p>
      <text:p text:style-name="P2">Oblivious Mechanisms in Differential Privacy: Experiments, Conjectures, and Open Questions</text:p>
      <text:p text:style-name="P2">Concerning Popularity in an Online Trust Relationship</text:p>
      <text:p text:style-name="P2">The Challenge of Customer Experience Management</text:p>
      <text:p text:style-name="P2">Novel Cloud and SOA-Based Framework for E-Health Monitoring Using Wireless Biosensors</text:p>
      <text:p text:style-name="P2">An empirical study of eMarketplaces customers' satisfaction: Evidence from Saudi Arabia</text:p>
      <text:p text:style-name="P2">Combining Xtext and OSLC for Integrated Model-Based Requirements Engineering</text:p>
      <text:p text:style-name="P2">Exploiting PONs for mobile backhaul</text:p>
      <text:p text:style-name="P2">Ion image sensors based on CCD/CMOS technology</text:p>
      <text:p text:style-name="P2">A Markov model to evaluate system performances under slotted Aloha protocol</text:p>
      <text:p text:style-name="P2">Community management in informal e-learning environment - analysis and vision of Facebook in Central Library of Faculty of Electrical Engineering and Computing</text:p>
      <text:p text:style-name="P2">Electromagnetic Analysis of Metamaterials and Plasmonic Nanostructures with the Method of Moments</text:p>
      <text:p text:style-name="P2">The Supervision of Non-financial Third-Party E-Payment Platforms in China</text:p>
      <text:p text:style-name="P2">Mobile message-aware enhancement using fuzzy lattice reasoning</text:p>
      <text:p text:style-name="P2">SAP HANA distributed in-memory database system: Transaction, session, and metadata management</text:p>
      <text:p text:style-name="P2">Formalization of Recurrent Uses of e-Learning Tools as Reusable Pedagogical Activities</text:p>
      <text:p text:style-name="P2">Implementing a didactic photovoltaic energy laboratory for developing countries</text:p>
      <text:p text:style-name="P2">CORE: An accurate congestion detection method in IEEE 802.11 wireless mesh networks</text:p>
      <text:p text:style-name="P2">Board security enhancement using new locking SIB-based architectures</text:p>
      <text:p text:style-name="P2">Development of optimal stimuli in a heterogeneous model of epileptic spike-wave oscillations</text:p>
      <text:p text:style-name="P2">Thai character cluster for braille printing characters translation</text:p>
      <text:p text:style-name="P2">Isolated wired and wireless battery charger with integrated boost converter for PEV applications</text:p>
      <text:p text:style-name="P2">Continuous Collision Detection Using Tetrahedral Structures</text:p>
      <text:p text:style-name="P2"><text:soft-page-break/>Fault Detector and Switch Placement in Cyber-Enabled Power Distribution Network</text:p>
      <text:p text:style-name="P2">Asymmetrical loosely coupled transformer for wireless laptop charger with higher misalignment tolerance</text:p>
      <text:p text:style-name="P2">Optimizing Feedforward neural networks using Krill Herd algorithm for E-mail spam detection</text:p>
      <text:p text:style-name="P2">System for speed mode control of the electric drives of the continuous train of the hot-rolling mill</text:p>
      <text:p text:style-name="P2">System Development for Measuring the Arterious Venous Rate (AVR) for the Diagnosis of Hypertensive Retinopathy</text:p>
      <text:p text:style-name="P2">A low-power low-noise CMOS analog front-end IC for portable brain-heart Monitoring applications</text:p>
      <text:p text:style-name="P2">Structural and semantic markup of complaints: Case study of Serbian Judiciary</text:p>
      <text:p text:style-name="P2">Adaptive Learning for Target Tracking and True Linking Discovering Across Multiple Non-Overlapping Cameras</text:p>
      <text:p text:style-name="P2">Vegetables logistics informationize in supply chain</text:p>
      <text:p text:style-name="P2">An Architecture for Coexistence with Multiple Users in Frequency Hopping Cognitive Radio Networks</text:p>
      <text:p text:style-name="P2">Privacy Tradeoff and Social Application Usage</text:p>
      <text:p text:style-name="P2">EDB: A Multi-master Database for Liquid Multi-device Software</text:p>
      <text:p text:style-name="P2">Droop control strategy of AC microgrid in islanding mode</text:p>
      <text:p text:style-name="P2">Hybrid Amorphous/Nanocrystalline Silicon Schottky Diodes for High Frequency Rectification</text:p>
      <text:p text:style-name="P2">Network design for submarine sonar systems</text:p>
      <text:p text:style-name="P2">InSb Nanowire Field-Effect Transistors and Quantum-Dot Devices</text:p>
      <text:p text:style-name="P2">Multi-agent System Approach for the Strategic Planning in Ramp-Up Production of Small Lots</text:p>
      <text:p text:style-name="P2">Research and Prevention of Rogue AP Based MitM in Wireless Network</text:p>
      <text:p text:style-name="P2">Multi-Instance Multi-Label Learning Combining Hierarchical Context and its Application to Image Annotation</text:p>
      <text:p text:style-name="P2">Path selection mechanism of cluster innovation on strategic emerging industries</text:p>
      <text:p text:style-name="P2">The architecture of airborne datalink system in distributed integrated modular avionics</text:p>
      <text:p text:style-name="P2">The study on corporate strategic performance evaluating indicator system based on value chain</text:p>
      <text:p text:style-name="P2">Nonparametric Image Registration of Airborne LiDAR, Hyperspectral and Photographic Imagery of Wooded Landscapes</text:p>
      <text:p text:style-name="P2">Software defined L-band noise radar demonstrator</text:p>
      <text:p text:style-name="P2">An Adaptive Reliability Analysis Using Path Testing for Complex Component-Based Software Systems</text:p>
      <text:p text:style-name="P2">Point of common coupling voltage regulation with photovoltaic power plant infrastructures</text:p>
      <text:p text:style-name="P2">Design and implementation of a ball-shooting robot with IR-based embedded vision</text:p>
      <text:p text:style-name="P2">A framework for semantics and agent based personalized information retrieval in agriculture</text:p>
      <text:p text:style-name="P2">[Front cover]</text:p>
      <text:p text:style-name="P2">Cooperative small cell networks: high capacity for hotspots with interference mitigation</text:p>
      <text:p text:style-name="P2">Backscattering Neural Tags for Wireless Brain-Machine Interface Systems</text:p>
      <text:p text:style-name="P2">A Parallel File System with Application-Aware Data Layout Policies for Massive Remote Sensing Image Processing in Digital Earth</text:p>
      <text:p text:style-name="P2"><text:soft-page-break/>Evaluation of the Impact of Superconducting Fault Current Limiters on Power System Network Protections Using a RTS-PHIL Methodology</text:p>
      <text:p text:style-name="P2">Bidirectional OLED microdisplay: Combining display and image sensor functionality into a monolithic CMOS chip</text:p>
      <text:p text:style-name="P2">Itxkeys: A robust key parser for LATEX</text:p>
      <text:p text:style-name="P2">Finding Usability and Communicability Problems for Transactional Web Applications</text:p>
      <text:p text:style-name="P2">On the development of CdS properties upon processing CdTe devices</text:p>
      <text:p text:style-name="P2">Integrating Geo-spatial Information Infrastructure into Conservation and Management of Wetlands in Ghana</text:p>
      <text:p text:style-name="P2">Online feature extraction for the incremental learning of gestures in human-swarm interaction</text:p>
      <text:p text:style-name="P2">Classification with emotional faces via a robust sparse classifier</text:p>
      <text:p text:style-name="P2">Performance control for cascade reservoirs systems</text:p>
      <text:p text:style-name="P2">The noise analysis and improved design of flow characteristics for control valve with high differential pressure in circulating fluidized bed</text:p>
      <text:p text:style-name="P2">Adding Real-Time Bayesian Ranks to Error-Related Potential Scores Improves Error Detection and Auto-Correction in a P300 Speller</text:p>
      <text:p text:style-name="P2">Towards a semantic social network</text:p>
      <text:p text:style-name="P2">Exploiting Task Order Information for Optimizing Sequentially Consistent Java Programs</text:p>
      <text:p text:style-name="P2">Using hardware classification to improve PC-based OpenFlow switching</text:p>
      <text:p text:style-name="P2">Measuring Popularity in Social Network Groups</text:p>
      <text:p text:style-name="P2">A proposal of programming education system using mechanical calculator mechanism</text:p>
      <text:p text:style-name="P2">Design and implementation of IP PBX architecture based on V5 interface</text:p>
      <text:p text:style-name="P2">Implementing crossplatform distributed algorithms using standard web technologies</text:p>
      <text:p text:style-name="P2">Joint optimization of AN-aided beamforming and power splitting designs for MISO secrecy channel with SWIPT</text:p>
      <text:p text:style-name="P2">Uplink Capacity Analysis of TD-SCDMA Compatible GEO Mobile Satellite Communications System</text:p>
      <text:p text:style-name="P2">Evaluating DACs linearity and intermodulation errors through an ANOVA approach</text:p>
      <text:p text:style-name="P2">Low noise, −50 dB second harmonic distortion single-ended to differential switched-capacitive variable gain amplifier for ultrasound imaging</text:p>
      <text:p text:style-name="P2">Pulsing Blood Vessels: A Figurative Approach to Traffic Visualization</text:p>
      <text:p text:style-name="P2">Multi-resource generalized processor sharing for packet processing</text:p>
      <text:p text:style-name="P2">Automated Mosaicing of Feature-Poor Optical Coherence Tomography Volumes With an Integrated White Light Imaging System</text:p>
      <text:p text:style-name="P2">IEEE Standard for Design and Verification of Low-Power, Energy-Aware Electronic Systems - Redline</text:p>
      <text:p text:style-name="P2">A 16 Gb/s 3.7 mW/Gb/s 8-Tap DFE Receiver and Baud-Rate CDR With 31 kppm Tracking Bandwidth</text:p>
      <text:p text:style-name="P2">First Demonstration of Virtual Transport Network Services With Multi-layer Protection Schemes over Flexi-grid Optical Networks</text:p>
      <text:p text:style-name="P2">Tagged Visual Cryptography</text:p>
      <text:p text:style-name="P2">Dynamically Scaling Apache Storm for the Analysis of Streaming Data</text:p>
      <text:p text:style-name="P2">Development of interactive 3D imaging system for hepatic angiography</text:p>
      <text:p text:style-name="P2">Group participation in the search process?</text:p>
      <text:p text:style-name="P2"><text:soft-page-break/>Automated specification and verification of functional safety in heavy-vehicles: The VeriSpec approach</text:p>
      <text:p text:style-name="P2">Data warehouse as a source of knowledge acquisition. An empirical study</text:p>
      <text:p text:style-name="P2">A user profile definition in context of recommendation of open educational resources. An approach based on linked open vocabularies</text:p>
      <text:p text:style-name="P2">Soft systems methodology in net-centric cyber defence system development</text:p>
      <text:p text:style-name="P2">Understanding the nature of metal-graphene contacts: A theoretical and experimental study</text:p>
      <text:p text:style-name="P2">Enhanced target tracking through infrared-visible image fusion</text:p>
      <text:p text:style-name="P2">On human performance in tactile language learning and tactile memory</text:p>
      <text:p text:style-name="P2">Enterprise Green IT Strategy</text:p>
      <text:p text:style-name="P2">Shockley's robot dream</text:p>
      <text:p text:style-name="P2">Real time substation distributed control system simulator development based on IEC 61850 standard for a sample substation (case study: Sheikh bahayi substation 400/230/63KV)</text:p>
      <text:p text:style-name="P2">A novel approach for cross language information retrieval</text:p>
      <text:p text:style-name="P2">Thriving the ills of elderly people using big data analytics</text:p>
      <text:p text:style-name="P2">An empirical investigation of changes in some software properties over time</text:p>
      <text:p text:style-name="P2">Shortcut-JFS: A write efficient journaling file system for phase change memory</text:p>
      <text:p text:style-name="P2">Extended Wireless Monitoring Through Intelligent Hybrid Energy Supply</text:p>
      <text:p text:style-name="P2">Hardware/software co-designed accelerator for vector graphics applications</text:p>
      <text:p text:style-name="P2">Fractal approach for a high resolution multilevel inverter</text:p>
      <text:p text:style-name="P2">River water quality analysis and treatment using soft computing technique: A survey</text:p>
      <text:p text:style-name="P2">Augmented Neural Networks for modelling consumer indebtness</text:p>
      <text:p text:style-name="P2">A closed-loop system for artifact mitigation in ambulatory electrocardiogram monitoring</text:p>
      <text:p text:style-name="P2">A Novel Energy Detection Scheme to Improve Detection Sensitivity in Cognitive Radio Systems</text:p>
      <text:p text:style-name="P2">Creating context aware and adaptable Web services within a security framework</text:p>
      <text:p text:style-name="P2">Joint source-channel secrecy using hybrid coding</text:p>
      <text:p text:style-name="P2">BestPeer++: A Peer-to-Peer Based Large-Scale Data Processing Platform</text:p>
      <text:p text:style-name="P2">How to coordinate supply chain with demand deviation</text:p>
      <text:p text:style-name="P2">Nationwide Railway Monitoring Using Satellite SAR Interferometry</text:p>
      <text:p text:style-name="P2">A pre-charging control scheme for a single-phase modular multilevel converter</text:p>
      <text:p text:style-name="P2">Mission review of aerial robotic assessment — Ammunition explosion cyprus 2011</text:p>
      <text:p text:style-name="P2">Guest Editorial Special Section on Advanced Transportation Systems</text:p>
      <text:p text:style-name="P2">Comparitive analysis of machine learning techniques for classification of arbovirus</text:p>
      <text:p text:style-name="P2">Preserving the Anonymity in MobilityFirst networks</text:p>
      <text:p text:style-name="P2"><text:soft-page-break/>Spectral shaping for hybrid wired/wireless PON with DC balanced encoding</text:p>
      <text:p text:style-name="P2">Software Development of Comfort Degree Monitoring System for Intelligent Environments</text:p>
      <text:p text:style-name="P2">Live streaming system for omnidirectional video</text:p>
      <text:p text:style-name="P2">Global Virtual Team Performance: The Effect of Coordination Effectiveness, Trust, and Team Cohesion</text:p>
      <text:p text:style-name="P2">Computationally Efficient MR-FDPF and MR-FDTLM Methods for Multifrequency Simulations</text:p>
      <text:p text:style-name="P2">Using temporal neural networks to forecasting of broadband network faults</text:p>
      <text:p text:style-name="P2">A universal unit for measuring clouds</text:p>
      <text:p text:style-name="P2">Attempt on plant machine interface</text:p>
      <text:p text:style-name="P2">Rapid data processing pipeline development using OpenRTM-aist</text:p>
      <text:p text:style-name="P2">Challenges of Requirements Engineering in AUTOSAR ecosystems</text:p>
      <text:p text:style-name="P2">Optimal QoS load balancing mechanism for virtual machines scheduling in eucalyptus cloud computing platform</text:p>
      <text:p text:style-name="P2">Vibrational properties of the LiNbO&lt;sub&gt;3&lt;/sub&gt; z-surfaces</text:p>
      <text:p text:style-name="P2">The Not-So-Smart Grid: Preliminary work on identifying vulnerabilities in ANSI C12.22</text:p>
      <text:p text:style-name="P2">Bibliography of HVDC transmission 2009–2010: Part-II IEEE working group report</text:p>
      <text:p text:style-name="P2">Journal of Display Technology information for authors</text:p>
      <text:p text:style-name="P2">Numerical simulation for three dimensional spray field of the wet skin-pass mill nozzle</text:p>
      <text:p text:style-name="P2">OS4ES: Increasing awareness of DG-RES and demand response processes by registry enabled services</text:p>
      <text:p text:style-name="P2">Exploring the Internet of “Educational Things”(IoET) in rural underprivileged areas</text:p>
      <text:p text:style-name="P2">The smartphone accessory heart rate monitor</text:p>
      <text:p text:style-name="P2">Reducing the Energy Footprint of Cellular Networks with Delay-Tolerant Users</text:p>
      <text:p text:style-name="P2">Electro-tactile feedback system for achieving embodiment in a tele-operated robot</text:p>
      <text:p text:style-name="P2">A novel matrix converter based resonant dual active bridge for V2G applications</text:p>
      <text:p text:style-name="P2">A Solid State Variable Capacitor with Minimum Capacitor</text:p>
      <text:p text:style-name="P2">Action unit detection using sparse appearance descriptors in space-time video volumes</text:p>
      <text:p text:style-name="P2">A practical synchronization algorithm for IEEE 802.15.4a UWB receivers</text:p>
      <text:p text:style-name="P2">The Preemption and Reservation Mechanism-Based Admission Policy for Multi-Priority Grid Operating</text:p>
      <text:p text:style-name="P2">Robotic sensor networks for security</text:p>
      <text:p text:style-name="P2">A height measure method based on surveillance video camera calibration</text:p>
      <text:p text:style-name="P2">DyRACT: A partial reconfiguration enabled accelerator and test platform</text:p>
      <text:p text:style-name="P2">Networked control strategies for a 3 dimensional crane</text:p>
      <text:p text:style-name="P2">Products of Interest</text:p>
      <text:p text:style-name="P2">Kretschman configuration surface plasmon resonance imaging using prism sheet</text:p>
      <text:p text:style-name="P2"><text:soft-page-break/>Predictive Control Algorithm Including Conduction-Mode Detection for PFC Converter</text:p>
      <text:p text:style-name="P2">Aadaptive imaging with multi-phase apodization with cross-correlation: Phantom and in vivo results</text:p>
      <text:p text:style-name="P2">The Bandgap Reference [A Circuit for All Seasons]</text:p>
      <text:p text:style-name="P2">Improved Algorithm for Network Topology Probe Based on Binary Search</text:p>
      <text:p text:style-name="P2">Xcastor: Secure and scalable group communication in ad hoc networks</text:p>
      <text:p text:style-name="P2">Characteristics of AlGaN/GaN heterostructure field effect transistor grown on 4 inch Si (111) substrate using formation of dot-like AlSi&lt;inf&gt;x&lt;/inf&gt;C&lt;inf&gt;1−x&lt;/inf&gt; interlayer</text:p>
      <text:p text:style-name="P2">[Title page]</text:p>
      <text:p text:style-name="P2">Transmission of multi-dimensional signals using silicon photonic modulators and MIMO based direct detection receivers</text:p>
      <text:p text:style-name="P2">Information Security Integral Engineering Technique and its Application in ISMS Design</text:p>
      <text:p text:style-name="P2">An implementation of SSVEP-BCI system based on a cluster measure for feature selection</text:p>
      <text:p text:style-name="P2">Analysis of Generating Cylindrical Vector Beams Using a Few-Mode Fiber Bragg Grating</text:p>
      <text:p text:style-name="P2">Study and Design of COGAG Controller</text:p>
      <text:p text:style-name="P2">Hardware design of embedded fingerprint identification system</text:p>
      <text:p text:style-name="P2">An integrated e-learning platform for use in higher education</text:p>
      <text:p text:style-name="P2">A Multi-Level Model Study of Knowledge Power in Technology Innovation Networks: A Complementarity for the Knowledge-Based View</text:p>
      <text:p text:style-name="P2">Visualization of SSL Setting Status Such as the FQDN Mismatch</text:p>
      <text:p text:style-name="P2">Sensor Based Vehicle Environment Perception Information System</text:p>
      <text:p text:style-name="P2">Message from the CASA 2013 Workshop Chairs</text:p>
      <text:p text:style-name="P2">Rural electrification using wireless power transmission system</text:p>
      <text:p text:style-name="P2">ReMo: A recommendation model for software process improvement</text:p>
      <text:p text:style-name="P2">Design of data acquisition module based on Compact-RIO</text:p>
      <text:p text:style-name="P2">Index</text:p>
      <text:p text:style-name="P2">Robot Navigation Using Brain-Computer Interfaces</text:p>
      <text:p text:style-name="P2">Analyzing the topology characteristics of P2P overlay networks for QoE evaluation</text:p>
      <text:p text:style-name="P2">Ontological Engineering in Education: Tools for Knowledge Transfer and Knowledge Assessment</text:p>
      <text:p text:style-name="P2">Designing universal template for database application system based on abstract factory</text:p>
      <text:p text:style-name="P2">Study on vibration and durability testing for motorcycle frame</text:p>
      <text:p text:style-name="P2">Low Complexity UWB Radios for Precise Wireless Sensor Network Synchronization</text:p>
      <text:p text:style-name="P2">Nonlinear sideband effects in small-signal input dq admittance of six-pulse diode rectifiers</text:p>
      <text:p text:style-name="P2">Rigid body modeling of three wheel vehicle to determine the dynamic stability — A practical approach</text:p>
      <text:p text:style-name="P2">Integration of new electronic payment systems into B2C internet commerce</text:p>
      <text:p text:style-name="P2"><text:soft-page-break/>Design, analysis and implementation of a passive integrated mobile system for detection and identification of air targets</text:p>
      <text:p text:style-name="P2">Building reverse supply chain of waste mobile phones based on e-commerce platform</text:p>
      <text:p text:style-name="P2">Low noise amplifier working at frequency range 9–12 GHz</text:p>
      <text:p text:style-name="P2">[Front cover]</text:p>
      <text:p text:style-name="P2">A main speaker decision for a distributed telepresence system</text:p>
      <text:p text:style-name="P2">[D99] Virtual fixtures for tip-over stability of teleoperated mobile manipulators</text:p>
      <text:p text:style-name="P2">Reducing GPU offload latency via fine-grained CPU-GPU synchronization</text:p>
      <text:p text:style-name="P2">Design Considerations for CMOS-Integrated Hall-Effect Magnetic Bead Detectors for Biosensor Applications</text:p>
      <text:p text:style-name="P2">Fabrication of PbTiO&lt;inf&gt;3&lt;/inf&gt; and Pt self-organized nanocrystal array structure on atomically flat sapphire</text:p>
      <text:p text:style-name="P2">Electricity Storage Systems in Medium- and Low-Voltage Networks</text:p>
      <text:p text:style-name="P2">Automated software testing for application maintenance by using bee colony optimization algorithms (BCO)</text:p>
      <text:p text:style-name="P2">Application of wavelet transform in fault diagnosis of rolling bearing</text:p>
      <text:p text:style-name="P2">Baseband signal processing with UnetStack</text:p>
      <text:p text:style-name="P2">Compact reconnaissance imaging spectrometer for MARS (CRISM)</text:p>
      <text:p text:style-name="P2">Service mode of third party electronic commerce platform</text:p>
      <text:p text:style-name="P2">Design of reliability based stand alone hybrid wind/photovoltaic power generation system for lumped load</text:p>
      <text:p text:style-name="P2">Ongoing renewal of the ROB PTF</text:p>
      <text:p text:style-name="P2">Coordinator Traffic Diffusion for Data-Intensive Zigbee Transmission in Real-time Electrocardiography Monitoring</text:p>
      <text:p text:style-name="P2">Three-Dimensional Characterization of Internet Flows</text:p>
      <text:p text:style-name="P2">Xlet-based applications for seismic early warning and Emergency Services in the IDTV environment</text:p>
      <text:p text:style-name="P2">High-voltage SiC devices: Diodes and MOSFETs</text:p>
      <text:p text:style-name="P2">Improving outpatient service quality in department of orthopedic surgery by using collaborative approaches</text:p>
      <text:p text:style-name="P2">Low-Temperature Superconducting DC-Contact RF MEMS Switch for Cryogenic Reconfigurable RF Front-Ends</text:p>
      <text:p text:style-name="P2">Distributed algorithms for unmixing hyperspectral data using nonnegative matrix factorization with sparsity constraints</text:p>
      <text:p text:style-name="P2">A microcontroller-based mobile robotic platform for odor detection</text:p>
      <text:p text:style-name="P2">On the Problem of Optimal Path Encoding for Software-Defined Networks</text:p>
      <text:p text:style-name="P2">Power efficient femtocell distribution strategies</text:p>
      <text:p text:style-name="P2">Cloudlet load balancing in wireless metropolitan area networks</text:p>
      <text:p text:style-name="P2">Effects of Wavelength and Optical Path Length in Design of Fingernail Touch Force Sensing</text:p>
      <text:p text:style-name="P2">Sub-Terahertz Dielectric Measurement and Its Application to Concealed Object Detection</text:p>
      <text:p text:style-name="P2">An automatic system for microphone self-localization using ambient sound</text:p>
      <text:p text:style-name="P2">Low Cost, Low Power QRS Detection Module Using PIC</text:p>
      <text:p text:style-name="P2"><text:soft-page-break/>A Hidden Markov Model for Localization Using Low-End GSM Cell Phones</text:p>
      <text:p text:style-name="P2">System-Level Vulnerability Assessment for EME: From Fault Tree Analysis to Bayesian Networks—Part II: Illustration to Microcontroller System</text:p>
      <text:p text:style-name="P2">An open source platform for collaborating on smart grid research</text:p>
      <text:p text:style-name="P2">Routing in Cognitive Wireless Mesh Networks an intelligent framework</text:p>
      <text:p text:style-name="P2">Field-induced phase transition and relaxor character in submicrometer-structured lead-free (Bi&lt;sub&gt;0.5&lt;/sub&gt;Na&lt;sub&gt;0.5&lt;/sub&gt;)&lt;sub&gt;0.94&lt;/sub&gt;Ba&lt;sub&gt;0.06&lt;/sub&gt;TiO&lt;sub&gt;3&lt;/sub&gt; piezoceramics at the morphotropic phase boundary</text:p>
      <text:p text:style-name="P2">MOOCLink: Building and utilizing linked data from Massive Open Online Courses</text:p>
      <text:p text:style-name="P2">Remote palpation to localize tumors in robot-assisted minimally invasive approach</text:p>
      <text:p text:style-name="P2">The nanoelectronic modeling tool NEMO 5: Capabilities, validation, and application to Sb-heterostructures</text:p>
      <text:p text:style-name="P2">Physiological Correlates of Stress in Individuals about to Undergo Eye Laser Surgery</text:p>
      <text:p text:style-name="P2">A novel paradigm for context-aware content pre-fetching in mobile networks</text:p>
      <text:p text:style-name="P2">An intelligent approach of achieving demand response by fuzzy logic based domestic load management</text:p>
      <text:p text:style-name="P2">Two-Phase Interleaved Inverse-Coupled Inductor Boost without Right Half Plane Zeros</text:p>
      <text:p text:style-name="P2">Towards the prevention of pressure ulcers with a wearable patient posture monitor based on adaptive accelerometer alignment</text:p>
      <text:p text:style-name="P2">Distributed user association and interference coordination in HetNets using Stackelberg game</text:p>
      <text:p text:style-name="P2">Modeling Human Guidance Behavior Based on Patterns in Agent–Environment Interactions</text:p>
      <text:p text:style-name="P2">Pragmatic reuse in web application development</text:p>
      <text:p text:style-name="P2">Novel anisotropic conductive adhesive for 3D stacking and lead-free PCB packaging — A review</text:p>
      <text:p text:style-name="P2">Efficient Plasmonic Transducer for Nanoscale Optical Energy Transfer in Heat-Assisted Magnetic Recording</text:p>
      <text:p text:style-name="P2">A review on various standards for digital substation</text:p>
      <text:p text:style-name="P2">A method for extending reverberation time of Dattorro's reverberator</text:p>
      <text:p text:style-name="P2">Trust management of XMPP federation</text:p>
      <text:p text:style-name="P2">Lithography Defect Probability and Its Application to Physical Design Optimization</text:p>
      <text:p text:style-name="P2">Development of LSM control system for super speed maglev</text:p>
      <text:p text:style-name="P2">Simulation of a microstrip array using parallel FDTD on a supercomputer with 100K CPU cores</text:p>
      <text:p text:style-name="P2">Neuron action potential detection with tunnel diode oscillation circuit</text:p>
      <text:p text:style-name="P2">Suppression of leakage current of low-temperature polycrystalline silicon thin-film transistors by negative bias sweeping</text:p>
      <text:p text:style-name="P2">Realization Limits of Impulse-Based Localization System for Large-Scale Indoor Applications</text:p>
      <text:p text:style-name="P2">Component improvements in the electrification of passenger vehicles drivetrains</text:p>
      <text:p text:style-name="P2">Spectrum segmentation for wideband sensing of radio signals</text:p>
      <text:p text:style-name="P2">Research on the IPv6 performance analysis based on dual-protocol stack and tunnel transition</text:p>
      <text:p text:style-name="P2">An empirical study on tourist satisfaction about high speed railway based on factors analysis—A case study on Shanghai-Nanjing intercity high speed <text:soft-page-break/>railway</text:p>
      <text:p text:style-name="P2">An Adaptive Resolution Asynchronous ADC Architecture for Data Compression in Energy Constrained Sensing Applications</text:p>
      <text:p text:style-name="P2">Internet access technology based on the embedded devices</text:p>
      <text:p text:style-name="P2">The first interface software integrating between GIS and PDSAS in the middle east</text:p>
      <text:p text:style-name="P2">IEEE Draft Standard for the Testing, Design, Installation, and Maintenance of Electrical Resistance Heat Tracing for Commercial Applications</text:p>
      <text:p text:style-name="P2">CUDABlock: A GUI Programming Tool for CUDA</text:p>
      <text:p text:style-name="P2">Fast Quadratic Discriminant Analysis Using GPGPU for Sea Ice Forecasting</text:p>
      <text:p text:style-name="P2">Research of silicon cap for epitaxy sige in source/drain regions</text:p>
      <text:p text:style-name="P2">Rayleigh based bilateral filtering for flash and no-flash image pairs</text:p>
      <text:p text:style-name="P2">Security SLAs for Federated Cloud Services</text:p>
      <text:p text:style-name="P2">Effect of heat treatment on space charge accumulation in Epoxy resin under high DC stress</text:p>
      <text:p text:style-name="P2">Multi-Gigahertz Test Signal Synthesis with "Timing-on-the-Fly"</text:p>
      <text:p text:style-name="P2">Development of a human monitoring system</text:p>
      <text:p text:style-name="P2">Video Selective Encryption Based on Hadoop Platform</text:p>
      <text:p text:style-name="P2">Evaluation of nonlinear distortion in MIMO transmitters</text:p>
      <text:p text:style-name="P2">Bulk Growth of Silicon Carbide</text:p>
      <text:p text:style-name="P2">SpeedGate: A smart data pricing testbed based on speed tiers</text:p>
      <text:p text:style-name="P2">Charge trapping/detrapping in HfO&lt;inf&gt;2&lt;/inf&gt;-based MOS devices</text:p>
      <text:p text:style-name="P2">Swimming speed control and on-board flow sensing of an artificial trout</text:p>
      <text:p text:style-name="P2">A distributors selection medel in flour milling corporation based on grey incidence analysis</text:p>
      <text:p text:style-name="P2">Forbidden switching patterns to mitigate crosstalk on parallel data buses — CODEC design</text:p>
      <text:p text:style-name="P2">Design and Evaluation of an Operational Mobility Model over IPv6 (OMIPv6) Based on ID/Locator Split Architecture</text:p>
      <text:p text:style-name="P2">Development of NTD Ge sensors for low temperature thermometry</text:p>
      <text:p text:style-name="P2">Implementing corrective and preventive actions in risk assessment software</text:p>
      <text:p text:style-name="P2">Increasing communication between a man and a dog</text:p>
      <text:p text:style-name="P2">Self documentation of endangered languages</text:p>
      <text:p text:style-name="P2">A novel hybrid FC-Battery drive system for electric vehicles</text:p>
      <text:p text:style-name="P2">Introducing the TekiControl project: Using ROS from C#</text:p>
      <text:p text:style-name="P2">Fault tolerant FPGA processor based on runtime reconfigurable modules</text:p>
      <text:p text:style-name="P2">Wind and Ocean Power Generators</text:p>
      <text:p text:style-name="P2">Emotion classification in movie clips based on 3D fuzzy GIST and EEG signal analysis</text:p>
      <text:p text:style-name="P2">Format for Non-PCM Audio and Data in AES3 — Generic Data Types</text:p>
      <text:p text:style-name="P2"><text:soft-page-break/>Encapsulation of magnetotactic bacteria for targeted and controlled delivery of anticancer agents for tumor therapy</text:p>
      <text:p text:style-name="P2">How Body Movement Influences Virtual Reality Analgesia?</text:p>
      <text:p text:style-name="P2">Revitalization</text:p>
      <text:p text:style-name="P2">Mining Unstructured Data in Software Repositories: Current and Future Trends</text:p>
      <text:p text:style-name="P2">Design of Hainan Ecological Software Park Management Model Based on Cloud Computing</text:p>
      <text:p text:style-name="P2">A systematic approach for reliability assessment of electrolytic capacitor-free LED drivers</text:p>
      <text:p text:style-name="P2">Deployment of a Multi-site Cloud Environment for Molecular Virtual Screenings</text:p>
      <text:p text:style-name="P2">IEEE Guide for Measurements of Electromagnetic Properties of Earth Media</text:p>
      <text:p text:style-name="P2">Ammunition Multimedia Encyclopedia (AME): A Case Study</text:p>
      <text:p text:style-name="P2">SAR image synthesis algorithm improvement on multi-processor/multi-core computers: Vectoring on massively parallel processors.</text:p>
      <text:p text:style-name="P2">Improving Automotive Theory course teaching based on simulation experiment</text:p>
      <text:p text:style-name="P2">Computer models for microgrid applications</text:p>
      <text:p text:style-name="P2">References</text:p>
      <text:p text:style-name="P2">Research on red wave and green wave coordinated control model in arterial road for different traffic demands</text:p>
      <text:p text:style-name="P2">Emulating Environment-Dependent Software Faults</text:p>
      <text:p text:style-name="P2">Advanced memory technologies for space and missile systems applications</text:p>
      <text:p text:style-name="P2">Mindlin plate equations forthe thickness-shear vibrations of circular elastic plates</text:p>
      <text:p text:style-name="P2">Profit-based unit commitment with security constraints and fair allocation of cost saving in industrial microgrids</text:p>
      <text:p text:style-name="P2">Effect of strain in LaAlO&lt;inf&gt;3&lt;/inf&gt;/BaTiO&lt;inf&gt;3&lt;/inf&gt; superlattice</text:p>
      <text:p text:style-name="P2">Switching of the surface electrode array in A 16-electrode EIT system using 8-Bit parallel digital data</text:p>
      <text:p text:style-name="P2">Response of a hybrid supercapacitor - PEM fuel cell system to fast fuel cell energy dips</text:p>
      <text:p text:style-name="P2">1&lt;sup&gt;st&lt;/sup&gt; International workshop on the engineering of mobile-enabled systems (MOBS 2013)</text:p>
      <text:p text:style-name="P2">Non-classical states of light: Toward scalable photonic quantum networks</text:p>
      <text:p text:style-name="P2">Content Aware Network Based on Virtual Infrastructure</text:p>
      <text:p text:style-name="P2">Linked Data driven development</text:p>
      <text:p text:style-name="P2">Balance-arm tablet computer stand for robotic camera control</text:p>
      <text:p text:style-name="P2">Parallel computing for adaptive multi-cellular gene network modeling</text:p>
      <text:p text:style-name="P2">Wideband 80 W balanced power amplifier for ISM and LTE-bands</text:p>
      <text:p text:style-name="P2">Experimental and numerical investigations on the performance and reliability of CNT fins for micro-cooler</text:p>
      <text:p text:style-name="P2">Artificial Neural Networks Controller Algorithm Developed for a Brushless DC Motor</text:p>
      <text:p text:style-name="P2">Robust Trench Buried-Guard-Ring-Based Termination for Charge Balanced Devices</text:p>
      <text:p text:style-name="P2">HippoCampus: A micro underwater vehicle for swarm applications</text:p>
      <text:p text:style-name="P2"><text:soft-page-break/>Cloud manufacturing: Needs, concept and architecture</text:p>
      <text:p text:style-name="P2">High Temperature Characteristics of GaN-Based Inverter Integrated With Enhancement-Mode (E-Mode) MOSFET and Depletion-Mode (D-Mode) HEMT</text:p>
      <text:p text:style-name="P2">Prototype of a system to determine evacuation routes: A case in the USTA Tunja</text:p>
      <text:p text:style-name="P2">Mobile Behaviometrics: Models and applications</text:p>
      <text:p text:style-name="P2">Human Touch in Digital Experiences</text:p>
      <text:p text:style-name="P2">Impact of Online Firm Generated Content (FGC) on Supply Chain Performance: An Empirical Analysis</text:p>
      <text:p text:style-name="P2">Towards a collaborative business process management methodology</text:p>
      <text:p text:style-name="P2">Post-crisis era of SMEs management innovation in E-commerce</text:p>
      <text:p text:style-name="P2">Energetic Macroscopic Representation (EMR) and control scheme for the asymmetric 4-stage MSBA</text:p>
      <text:p text:style-name="P2">Cloud workflow and security: A survey</text:p>
      <text:p text:style-name="P2">Mobile data offloading in urban VANETs on top of a virtualization layer</text:p>
      <text:p text:style-name="P2">Towards Flexibility of Synchronous e-learning Systems</text:p>
      <text:p text:style-name="P2">The use of Miller converter for Permanent Magnet Reluctance Generator driven Wind Energy Conversion System</text:p>
      <text:p text:style-name="P2">Youth development training in scientific engineering in senior classes of a German “Gymnasium” A blended-learning course on Smart Materials on the basis of the materials science study course</text:p>
      <text:p text:style-name="P2">MemZip: Exploring unconventional benefits from memory compression</text:p>
      <text:p text:style-name="P2">Remote laboratory environment for embedded system experiments</text:p>
      <text:p text:style-name="P2">Critical Success Factors for the implementation of the new generation of electronic Portfolio systems</text:p>
      <text:p text:style-name="P2">A Trace-Based Semantics for Responsiveness</text:p>
      <text:p text:style-name="P2">Strategic pre-departure coordination with stochastic trajectory modeling</text:p>
      <text:p text:style-name="P2">End user models for residential demand response</text:p>
      <text:p text:style-name="P2">Metrics to Evaluate &amp;amp; Monitor Agile Based Software Development Projects - A Fuzzy Logic Approach</text:p>
      <text:p text:style-name="P2">Scalable Distributed Meta-Data Management in Parallel NFS</text:p>
      <text:p text:style-name="P2">IEEE Transactions on Circuits and Systems for Video Technology publication information</text:p>
      <text:p text:style-name="P2">Development of the cryogenic 2–14 GHz Eleven feed system for VLBI2010</text:p>
      <text:p text:style-name="P2">Development and implementation of renewable energies in Colombia as part of the national political agenda: A review of regulations and incentives</text:p>
      <text:p text:style-name="P2">Impact of Al&lt;sub&gt;2&lt;/sub&gt;O&lt;sub&gt;3&lt;/sub&gt; Passivation on AlGaN/GaN Nanoribbon High-Electron-Mobility Transistors</text:p>
      <text:p text:style-name="P2">Design and Implementation of Multimedia Player for Foreign Language Learning</text:p>
      <text:p text:style-name="P2">Interactions between gliding dislocations in 3C-SiC(001)</text:p>
      <text:p text:style-name="P2">Self Adaptive Robust Resource Allocation for Prioritized TCP Flows in Wireless Networks</text:p>
      <text:p text:style-name="P2">Interference Cancellation and Coordination Scheme for Sounding Reference Signal in Multiple-Beam Mobile Satellite Communication System</text:p>
      <text:p text:style-name="P2"><text:soft-page-break/>Car number plate recognition for smart building management</text:p>
      <text:p text:style-name="P2">Towards the 5G Smartphone: Greater system capacity, more bands, faster data rates, advanced applications and longer battery life</text:p>
      <text:p text:style-name="P2">Cost reduction evaluation of sharing backup servers in inter-cloud</text:p>
      <text:p text:style-name="P2">Spatial SPION Localization in Liposome Membranes</text:p>
      <text:p text:style-name="P2">An approach for multi-task and multi-application mapping onto NoC-based MPSoC</text:p>
      <text:p text:style-name="P2">University bonding — Productive sector companies literature review</text:p>
      <text:p text:style-name="P2">Customization of de-blocking filter edge order for high performance: Study of H.264 AVC/SVC, H.265</text:p>
      <text:p text:style-name="P2">All-Digital Synchronization for SC/OFDM Mode of IEEE 802.15.3c and IEEE 802.11ad</text:p>
      <text:p text:style-name="P2">Vision-based navigation and hazard detection for terrestrial rocket approach and landing</text:p>
      <text:p text:style-name="P2">A Reliable Multi-path Routing Approach for Medical Wireless Sensor Networks</text:p>
      <text:p text:style-name="P2">Application of ELECTRE-II on bid evaluation in construction engineering</text:p>
      <text:p text:style-name="P2">Mobile learning application based on hybrid mobile application technology running on Android smartphone and Blackberry</text:p>
      <text:p text:style-name="P2">Application of modified shortest path algorithm for project duration assessment</text:p>
      <text:p text:style-name="P2">A flyback converter with multiple ports for power management in DC distribution systems</text:p>
      <text:p text:style-name="P2">Micromachined terahertz Fabry–Perot cavity highly directive antennas</text:p>
      <text:p text:style-name="P2">Broadside Radiation by Excitation of EBG Leaky Mode</text:p>
      <text:p text:style-name="P2">Energy, QoS and bursts profile management in uplink IEEE 802.16e mobile WiMAX networks</text:p>
      <text:p text:style-name="P2">Intelligent available-to-promise system under manufacturing uncertainty</text:p>
      <text:p text:style-name="P2">Live demonstration: Programmable vision chip with neighborhood level parallel processing</text:p>
      <text:p text:style-name="P2">Guest Editorial Special Section on Intelligent Sensing Fundamentals and Applications</text:p>
      <text:p text:style-name="P2">Service workflow monitoring in private clouds: The user point of view</text:p>
      <text:p text:style-name="P2">RF passive device modeling and characterization in 65nm CMOS technology</text:p>
      <text:p text:style-name="P2">On the Use of Mean Residual Life as a Condition Index for Condition-Based Maintenance Decision-Making</text:p>
      <text:p text:style-name="P2">A Three-Dimensional Adaptive Integral Method for Scattering From Structures Embedded in Layered Media</text:p>
      <text:p text:style-name="P2">A new tool for comparison and evaluation of medical images</text:p>
      <text:p text:style-name="P2">On-state voltage drop based power limit detection of IGBT inverters</text:p>
      <text:p text:style-name="P2">Tactile Sensors for Safety and Interaction with the Mobile Manipulator VALERI</text:p>
      <text:p text:style-name="P2">Automated skin lesion assessment using mobile technologies and cloud platforms</text:p>
      <text:p text:style-name="P2">Monitoring of processes in component joints by intelligent system</text:p>
      <text:p text:style-name="P2">Recommending Competent Users from Semantic Traces Using a Bayes Classifier</text:p>
      <text:p text:style-name="P2">Water fluxes in the central Brazilian savanna: Seasonal patterns and land cover interdependencies as observed from GRACE, TRMM, and MODIS data</text:p>
      <text:p text:style-name="P2">The finite element analysis for The Geogrild treatment soft clay foundation of embankment</text:p>
      <text:p text:style-name="P2"><text:soft-page-break/>Spike Anneal Peak Temperature Impact on 1T-DRAM Retention Time</text:p>
      <text:p text:style-name="P2">Offline signature verification based on geometric feature extraction using artificial neural network</text:p>
      <text:p text:style-name="P2">Design of PKI and Password Protected Card-Based Double Authentication Single Sign-On System</text:p>
      <text:p text:style-name="P2">An Application of Contrast Effects on Service Recovery Process; A Preliminary Result in Taiwan</text:p>
      <text:p text:style-name="P2">Transitions: A Crossmedia Interaction Relevant Aspect</text:p>
      <text:p text:style-name="P2">Design Time Validation of Service Orientation Principles Using Design Diagrams</text:p>
      <text:p text:style-name="P2">A Bayesian approach for spatio-spectral filter optimization in BCI</text:p>
      <text:p text:style-name="P2">Long-Term Retail Energy Forecasting With Consideration of Residential Customer Attrition</text:p>
      <text:p text:style-name="P2">Improving Strategic Scanning Information Analysis: An Alternative Measure for Information Proximity Evaluation</text:p>
      <text:p text:style-name="P2">Network planning under demand uncertainty with robust optimization</text:p>
      <text:p text:style-name="P2">JITTAC: A Just-in-Time tool for architectural consistency</text:p>
      <text:p text:style-name="P2">Distributed admission control in 802.11e-based MANETs: From theory to practice</text:p>
      <text:p text:style-name="P2">Data exchange method for web-based collaboration system between smart devices</text:p>
      <text:p text:style-name="P2">Efficient probabilistic testing of model transformations using search</text:p>
      <text:p text:style-name="P2">Wi-Fi Races into a Faster Future</text:p>
      <text:p text:style-name="P2">Impact and measurement of short term threshold instabilities in MOSFETs of analog circuits</text:p>
      <text:p text:style-name="P2">Data-driven IMC for non-minimum phase systems - Laguerre expansion approach -</text:p>
      <text:p text:style-name="P2">Design of Low-Voltage Digital Building Blocks and ADCs for Energy-Efficient Systems</text:p>
      <text:p text:style-name="P2">Contested Boundaries</text:p>
      <text:p text:style-name="P2">Use of mathematical modeling in nuclear measurements projects</text:p>
      <text:p text:style-name="P2">Chip impedance matching For UHF-band RFID TAG</text:p>
      <text:p text:style-name="P2">Research of 3-Dimensional Graphic Display Algorithm Based on Silverlight</text:p>
      <text:p text:style-name="P2">Analysis and Implementation of Reflection-Type Electro-Optic Phase Diffraction Grating</text:p>
      <text:p text:style-name="P2">Using the iCub simulator to study perceptual development: A case study</text:p>
      <text:p text:style-name="P2">Interview with Editor-in-Chief of IEEE Transactions on Fuzzy Systems [Career Profile]</text:p>
      <text:p text:style-name="P2">CosMovis: Analyzing semantic network of sentiment words in movie reviews</text:p>
      <text:p text:style-name="P2">Notice of Violation of IEEE Publication Principles&lt;BR&gt;Application of ANFIS in approximating the security boundary constraint for optimal power flow</text:p>
      <text:p text:style-name="P2">Investigating the power architectures and circuit topologies for megawatt superfast electric vehicle charging stations with enhanced grid support functionality</text:p>
      <text:p text:style-name="P2">Investigation of aging degradation status of insulating elements in oil-immersed transformer and its diagnostic method based on field measurement data</text:p>
      <text:p text:style-name="P2"><text:soft-page-break/>Towards Efficient Wireless Video Sensor Networks: A Survey of Existing Node Architectures and Proposal for A Flexi-WVSNP Design</text:p>
      <text:p text:style-name="P2">Integration of ADAS algorithm into an experimental vehicle</text:p>
      <text:p text:style-name="P2">Calorimetric concept for measurement of power losses up to 2 kW in electric drives</text:p>
      <text:p text:style-name="P2">Real-time predictive analytics to estimate air traffic flow rates</text:p>
      <text:p text:style-name="P2">CPIC: A Curvilinear Particle-in-Cell Code for Plasma–Material Interaction Studies</text:p>
      <text:p text:style-name="P2">Fuzzy auto-tuning PID control of a small electric-heating reactor</text:p>
      <text:p text:style-name="P2">A hybrid solution for a telecare system server</text:p>
      <text:p text:style-name="P2">A novel cross-layer modeling framework for analyzing SOA-based information services</text:p>
      <text:p text:style-name="P2">Railway electrification - Lessons for the future</text:p>
      <text:p text:style-name="P2">A Multi-agent Metaheuristic Optimization Framework with Cooperation</text:p>
      <text:p text:style-name="P2">Work-Function Variation Effects of Tunneling Field-Effect Transistors (TFETs)</text:p>
      <text:p text:style-name="P2">A new high speed, high bandwidth acquisition platform for impulse UWB see through-the-wall radar</text:p>
      <text:p text:style-name="P2">Filtered mining in program code repositories</text:p>
      <text:p text:style-name="P2">The potential and limits of residential demand response control strategies</text:p>
      <text:p text:style-name="P2">Augmented chemical reactions: An augmented reality tool to support chemistry teaching</text:p>
      <text:p text:style-name="P2">A data-centric executable modeling approach for system-of-systems architecture</text:p>
      <text:p text:style-name="P2">Transient thermal field in cylindrical item and shaft</text:p>
      <text:p text:style-name="P2">Modeling and RST position controller of rotary traveling wave ultrasonic motor</text:p>
      <text:p text:style-name="P2">Probability Density Functions of Stationary Surface EMG Signals in Noisy Environments</text:p>
      <text:p text:style-name="P2">Extending Web Browsers with a Unity 3D-Based Virtual Worlds Viewer</text:p>
      <text:p text:style-name="P2">A low-voltage charge pump starting at 135mV for thermal energy harvesting in Body Area Networks</text:p>
      <text:p text:style-name="P2">New electronic cane for visually impaired people for obstacle detection and recognition</text:p>
      <text:p text:style-name="P2">Effective Active Skeleton Representation for Low Latency Human Action Recognition</text:p>
      <text:p text:style-name="P2">Does appropriate software support for target identification exist?</text:p>
      <text:p text:style-name="P2">Image-based data interfaces revisited: Barcodes and watermarks for the mobile and digital worlds</text:p>
      <text:p text:style-name="P2">Wireless power transfer via harmonic current for electric vehicles application</text:p>
      <text:p text:style-name="P2">Design and development of an embedded aeronautical router with security capabilities</text:p>
      <text:p text:style-name="P2">Distributed-shared memory computed tomography</text:p>
      <text:p text:style-name="P2">Dynamic tuning of MEMS resonators via electromechanical feedback</text:p>
      <text:p text:style-name="P2">2015 IEEE Aerospace and Electronic Systems Society membership application</text:p>
      <text:p text:style-name="P2">The algorithm design by using programming language Visual Basic for application on the example of crithical path method (CPM)</text:p>
      <text:p text:style-name="P2">EEG-based mental workload recognition related to multitasking</text:p>
      <text:p text:style-name="P2"><text:soft-page-break/>Scaling effect of device area and film thickness on electrical and reliability characteristics of RRAM</text:p>
      <text:p text:style-name="P2">Study on air-to-ground missile with strap-down imaging infrared seeker against moving target</text:p>
      <text:p text:style-name="P2">The Second Wave of Innovation—Part 2: The Rest of the Electricity System</text:p>
      <text:p text:style-name="P2">Semi-Automated Mobile TV Service Generation</text:p>
      <text:p text:style-name="P2">LLSuperCloud: Sharing HPC systems for diverse rapid prototyping</text:p>
      <text:p text:style-name="P2">NAMIDA: How to reduce the cognitive workload of driver</text:p>
      <text:p text:style-name="P2">Requirements in a Global World</text:p>
      <text:p text:style-name="P2">Mobile Computing Traffic Simulation Data Process</text:p>
      <text:p text:style-name="P2">Monitoring of Business Process Execution Based on Performance Indicators</text:p>
      <text:p text:style-name="P2">Optimization of unequal error protection rateless codes for multimedia multicasting</text:p>
      <text:p text:style-name="P2">Pre-Energized Auxiliary Circuits for Very Fast Transient Loads: Coping With Load-Informed Power Management for Computer Loads</text:p>
      <text:p text:style-name="P2">University meets industry: Calling in real stakeholders</text:p>
      <text:p text:style-name="P2">Defining gamification: From lexical meaning and process viewpoint towards a gameful reality</text:p>
      <text:p text:style-name="P2">An optimum scheme for WiMAX bandwidth management using Dynamic Channel Allocation</text:p>
      <text:p text:style-name="P2">Research on the Internationalization Strategy Model of Electric Power Enterprise and Its Application</text:p>
      <text:p text:style-name="P2">Exploiting Geometric Partitioning in Task Mapping for Parallel Computers</text:p>
      <text:p text:style-name="P2">Unveiling Exception Handling Bug Hazards in Android Based on GitHub and Google Code Issues</text:p>
      <text:p text:style-name="P2">High-Speed Hardware Arbitration Supporting Priorities and Bounded Service Latency</text:p>
      <text:p text:style-name="P2">Semantic Standards: Preventing Waste in the Information Industry</text:p>
      <text:p text:style-name="P2">Concentrator photovoltaic standards: Experimental analyses of technical requirements</text:p>
      <text:p text:style-name="P2">Near-fields of an array of circular-loop antennas</text:p>
      <text:p text:style-name="P2">Exploring common mode voltage stress and circulating currents in offshore wind turbine to MVDC collection grid interfaces</text:p>
      <text:p text:style-name="P2">A novel fuzzy logic based vertical handoff decision algorithm for heterogeneous wireless networks</text:p>
      <text:p text:style-name="P2">On-chip constrained random stimuli generation for post-silicon validation using compact masks</text:p>
      <text:p text:style-name="P2">Development of substrate structure CdTe photovoltaic devices with performance exceeding 10%</text:p>
      <text:p text:style-name="P2">Surface waves and the ‘crucial’ propagation experiment — The key to efficient wireless power delivery</text:p>
      <text:p text:style-name="P2">Physically addressed queueing (PAQ): Improving parallelism in solid state disks</text:p>
      <text:p text:style-name="P2">Advanced low power RISC processor design using MIPS instruction set</text:p>
      <text:p text:style-name="P2">Poster: Filtering Code Smells Detection Results</text:p>
      <text:p text:style-name="P2">Packages for Fast Switching HV GaN Power Devices</text:p>
      <text:p text:style-name="P2">From KAOS to RBAC: A Case Study in Designing Access Control Rules from a Requirements Analysis</text:p>
      <text:p text:style-name="P2">TLS protocol: Improvement using proxies</text:p>
      <text:p text:style-name="P2"><text:soft-page-break/>An efficient resource allocation algorithm with carrier aggregation in LTE Advanced systems</text:p>
      <text:p text:style-name="P2">Shaping 3-D boxes: A full 9 degree-of-freedom docking experiment</text:p>
      <text:p text:style-name="P2">Effects of Ketum extract on blowfly Chrysomya megacephala development and detection of mitragynine in larvae sample</text:p>
      <text:p text:style-name="P2">Track F: Healthcare and sustainable living</text:p>
      <text:p text:style-name="P2">Locomotion Interface with Natural Interaction for Assisting Mobility of Visually Impaired</text:p>
      <text:p text:style-name="P2">Towards a formal model for knowledge transference: An initial proposal to support the adoption of process models</text:p>
      <text:p text:style-name="P2">Delineating the whole brain BOLD response to passive movement kinematics</text:p>
      <text:p text:style-name="P2">A review on advances in deep learning</text:p>
      <text:p text:style-name="P2">The SWOT Analysis and Strategy of Brand Competitiveness about Binhai New Area</text:p>
      <text:p text:style-name="P2">The Green Supply Chain Evaluation and Construction of a Coal Chemical Enterprise in Hebei Province which Based on Fuzzy-AHP Method</text:p>
      <text:p text:style-name="P2">A distributed broker system enabling coordinated access schemes in autonomous wireless networks</text:p>
      <text:p text:style-name="P2">An improved algorithm for calculating the compressibility factor of natural gases</text:p>
      <text:p text:style-name="P2">Users' behavioral intention to use clinic information system: A survey</text:p>
      <text:p text:style-name="P2">A novel motion sensor with nine degrees of freedom</text:p>
      <text:p text:style-name="P2">Game-Based Career Guidance Systems Design Concept</text:p>
      <text:p text:style-name="P2">Superparamagnetic States and Perpendicular Magnetic Anisotropy in Ultrathin MgO/CoFeB/Ta Structures</text:p>
      <text:p text:style-name="P2">Control of Multiple UAVs for Persistent Surveillance: Algorithm and Flight Test Results</text:p>
      <text:p text:style-name="P2">Future wide area monitoring requirements for the GB transmission system</text:p>
      <text:p text:style-name="P2">Table of contents</text:p>
      <text:p text:style-name="P2">Reconfigurable framework for high-bandwidth stream-oriented data processing</text:p>
      <text:p text:style-name="P2">Low aberration concave grating for re-configurable optical add/drop multiplexer applications</text:p>
      <text:p text:style-name="P2">Biomimetic tactile sensor based on Fiber Bragg Gratings for tumor detection — Prototype and results</text:p>
      <text:p text:style-name="P2">Deployment of smart metering in the Búzios City</text:p>
      <text:p text:style-name="P2">Development of FPGA-based system for control of an Unmanned Ground Vehicle with 5-DOF robotic arm</text:p>
      <text:p text:style-name="P2">A new enriched exploration of modified algorithm for generating single dimensional fuzzy itemsets</text:p>
      <text:p text:style-name="P2">An exploratory study of blind software developers</text:p>
      <text:p text:style-name="P2">Design and Evaluation of a Location-Based Mobile News Reader</text:p>
      <text:p text:style-name="P2">Improving Structure: Logical Sequencing of Mined Process Models</text:p>
      <text:p text:style-name="P2">A fully integrated 200 µW, 40pJ/b wireless transmitter for implanted medical devices and neural prostheses</text:p>
      <text:p text:style-name="P2">Implementation and performance analysis of heterogeneous platform for traffic simulator and emission estimation system</text:p>
      <text:p text:style-name="P2">The Sorcerer's Apprentice A serious game aiding rehabilitation in the context of Subacromial Impingement Syndrome</text:p>
      <text:p text:style-name="P2">Experiment design for cloud storage application based on CDMI</text:p>
      <text:p text:style-name="P2"><text:soft-page-break/>Redundancy rules reduction in rule-based knowledge bases</text:p>
      <text:p text:style-name="P2">Measuring flow in gaming platforms</text:p>
      <text:p text:style-name="P2">A novel acceleration switch with hat-like contact separated from proof mass</text:p>
      <text:p text:style-name="P2">Development of a power system laboratory supported by real-time systems</text:p>
      <text:p text:style-name="P2">A Survey of Traffic Control With Vehicular Communications</text:p>
      <text:p text:style-name="P2">High Uniformity and Directivity of a Reflective Device With Optical Flux Partition Method</text:p>
      <text:p text:style-name="P2">The Unified Chebyshev polynomial kernel function for support vector regression machine</text:p>
      <text:p text:style-name="P2">Online condition monitoring and remaining useful life prediction of particle contaminated lubrication oil</text:p>
      <text:p text:style-name="P2">Low-cost embedded RRAM technology for system-on-plastic integration using a-IGZO TFTs</text:p>
      <text:p text:style-name="P2">A high speed control network synchronization jitter evaluation for embedded monitoring and control in modular multilevel converter</text:p>
      <text:p text:style-name="P2">Franchise Experts</text:p>
      <text:p text:style-name="P2">Detection of P300 components using the Wiener filter for BCI-based spellers</text:p>
      <text:p text:style-name="P2">A Small Bank Intermediary Business System for Social Insurance Based on Tuxedo</text:p>
      <text:p text:style-name="P2">Numerical analysis and optimization of PEDOT:PSS/Si nanowire hybrid solar cells</text:p>
      <text:p text:style-name="P2">Waveform design principles for 5G and beyond</text:p>
      <text:p text:style-name="P2">Strong Coupling of Molecular and Mid-Infrared Perfect Absorber Resonances</text:p>
      <text:p text:style-name="P2">Shortcut selection in RDF databases</text:p>
      <text:p text:style-name="P2">Opportunistic Routing</text:p>
      <text:p text:style-name="P2">Schottky barrier height tuning via nickel silicide as diffusion source dopant segregation scheme with microwave annealing</text:p>
      <text:p text:style-name="P2">A WiFi tracking device printed directly on textile for wearable electronics applications</text:p>
      <text:p text:style-name="P2">Channel model for in-body WBAN</text:p>
      <text:p text:style-name="P2">A non cooperative game theoretic approach for energy management in MV grid</text:p>
      <text:p text:style-name="P2">Strategy of foreign trade enterprises' e-commerce integration</text:p>
      <text:p text:style-name="P2">Sensing Visual Attention by Sequential Patterns</text:p>
      <text:p text:style-name="P2">Human Resource Systems and Organizational Performance: A Multilevel Model</text:p>
      <text:p text:style-name="P2">Methodology and software for sensitivity analysis of fault locators</text:p>
      <text:p text:style-name="P2">Microfluidic device for the synthesis of bioactive core-shell microcapsules</text:p>
      <text:p text:style-name="P2">Health care sensor — Based systems for point of care monitoring and diagnostic applications: A brief survey</text:p>
      <text:p text:style-name="P2">A Dynamic Pricing Method for Efficient Radio Resource Management in Wireless Access Networks</text:p>
      <text:p text:style-name="P2">Combined high-resolution ranging and high data rate wireless communication system in the 60 GHz band</text:p>
      <text:p text:style-name="P2">HOFEM: A higher order finite element method electromagnetic simulator</text:p>
      <text:p text:style-name="P2">CommTrust: Computing Multi-Dimensional Trust by Mining E-Commerce Feedback Comments</text:p>
      <text:p text:style-name="P2"><text:soft-page-break/>The Company Approach to Software Engineering Project Courses</text:p>
      <text:p text:style-name="P2">Development methods for hybrid motion detection (frame difference-automatic threshold)</text:p>
      <text:p text:style-name="P2">Offline workpiece calibration method for robotic reconfigurable machining platform</text:p>
      <text:p text:style-name="P2">Research and Design of UAV Control System Based on SOA</text:p>
      <text:p text:style-name="P2">Cloud Networks: Enhancing Performance and Resiliency</text:p>
      <text:p text:style-name="P2">A software development toolkit for real-time synchrophasor applications</text:p>
      <text:p text:style-name="P2">SSVEP-BCI implementation for 37–40 Hz frequency range</text:p>
      <text:p text:style-name="P2">IEEE ICC 2016 to explore "Communications for all things" [Conference Preview]</text:p>
      <text:p text:style-name="P2">Removal of corrosive sulfur from insulating oil with adsorption method</text:p>
      <text:p text:style-name="P2">Improved Manufacturing Process of Cu/Mo70-Cu/Cu Composite Heat Sinks for Electronic Packaging Applications</text:p>
      <text:p text:style-name="P2">Proactive Workload Forecasting Model with Dynamic Resource Allocation for Modern Internet Application</text:p>
      <text:p text:style-name="P2">Efficient Evaluation of Collisions and Costs on Grid Maps for Autonomous Vehicle Motion Planning</text:p>
      <text:p text:style-name="P2">Compressed Channel Estimation With Position-Based ICI Elimination for High-Mobility SIMO-OFDM Systems</text:p>
      <text:p text:style-name="P2">A Generic Mitigation Framework against Cross-VM Covert Channels</text:p>
      <text:p text:style-name="P2">Traffic simulation using web information of activities location</text:p>
      <text:p text:style-name="P2">Progress of thin film transistor technology - Large-area mass production and beyond</text:p>
      <text:p text:style-name="P2">Policy Aware Social Miner</text:p>
      <text:p text:style-name="P2">Decentralized work-in-process optimization in cooperative resource allocation</text:p>
      <text:p text:style-name="P2">The great canal of china [2013 Tech To Watch]</text:p>
      <text:p text:style-name="P2">Comparative study on evaluative measures of search engines</text:p>
      <text:p text:style-name="P2">LIDA: A Systems-level Architecture for Cognition, Emotion, and Learning</text:p>
      <text:p text:style-name="P2">Introductory digital design &amp; computer architecture curriculum</text:p>
      <text:p text:style-name="P2">The integration technology of sensor network based on web crawler</text:p>
      <text:p text:style-name="P2">Understanding the Traffic Nature of Mobile Instantaneous Messaging in Cellular Networks: A Revisiting to &lt;inline-formula&gt; &lt;img src="/images/tex/25750.gif" alt="\alpha "&gt; &lt;/inline-formula&gt;-Stable Models</text:p>
      <text:p text:style-name="P2">The role of perceived privacy and perceived security in online market</text:p>
      <text:p text:style-name="P2">Renewable Energy Usage in the Context of Energy-Efficient Mobile Network</text:p>
      <text:p text:style-name="P2">SDLDS—System for Digital Logic Design and Simulation</text:p>
      <text:p text:style-name="P2">RSSI based indoor and outdoor distance estimation for localization in WSN</text:p>
      <text:p text:style-name="P2">A Critical Analysis of Privacy Design Strategies</text:p>
      <text:p text:style-name="P2">Session VI: Medical and physical sensor interfaces</text:p>
      <text:p text:style-name="P2">Techniques for Measuring Warpage of Chip Packages, PWBs, and PWB Assemblies</text:p>
      <text:p text:style-name="P2"><text:soft-page-break/>Advances in integrated widely tunable coherent transmitters</text:p>
      <text:p text:style-name="P2">Comparing complex trees stored in database</text:p>
      <text:p text:style-name="P2">A study on the role of supervisor's personal values in abusive supervision: Evidence from retail organizations</text:p>
      <text:p text:style-name="P2">An Evaluation of Software Process Performance Analysis Activities: Insights from Different Viewpoints</text:p>
      <text:p text:style-name="P2">Experimental characterization of mechanical and tribological properties of aluminium-silicon-lead metal matrix composite for automotive applications</text:p>
      <text:p text:style-name="P2">Energy-efficient optical access networks: issues and technologies</text:p>
      <text:p text:style-name="P2">Media Naturalness and Compensatory Adaptation: Counterintuitive Effects on Correct Rejections of Deceitful Contract Clauses</text:p>
      <text:p text:style-name="P2">QoE-based scheduling algorithm in WiMAX network</text:p>
      <text:p text:style-name="P2">Promoting knowledge society through quality assurance model</text:p>
      <text:p text:style-name="P2">Adaptive security for Cloud data warehouse as a service</text:p>
      <text:p text:style-name="P2">The impact of bone microstructure on the field distribution of electrostimulative implants</text:p>
      <text:p text:style-name="P2">Mechanical forces mediate localized topological change in epithelia</text:p>
      <text:p text:style-name="P2">A planar-type leakage current and impedance microsensor for detection of interaction between electrolyte-entrapping liposome and protein</text:p>
      <text:p text:style-name="P2">Long-term cycling costs in short-term unit commitment models</text:p>
      <text:p text:style-name="P2">The Study of Network Ecosystem Integrity</text:p>
      <text:p text:style-name="P2">An efficient reconfigurable architecture by characterizing most frequent logic functions</text:p>
      <text:p text:style-name="P2">A high power (&gt;5 W) temperature stable RF MEMS metal-contact switch with orthogonal anchors and force-enhancing stoppers</text:p>
      <text:p text:style-name="P2">Guided-mode absorption in ultrathin organic photovoltaics</text:p>
      <text:p text:style-name="P2">User-oriented agricultural drought information cluster</text:p>
      <text:p text:style-name="P2">Accommodating High PV Penetration on Distribution Feeders</text:p>
      <text:p text:style-name="P2">Optimized computing of parameters for functional regression in data mining</text:p>
      <text:p text:style-name="P2">LESS: Lightweight Establishment of Secure Session: A Cross-Layer Approach Using CoAP and DTLS-PSK Channel Encryption</text:p>
      <text:p text:style-name="P2">Data services for E-tailers leveraging web search engine assets</text:p>
      <text:p text:style-name="P2">IEEE Draft Standard for Health Informatics - Personal Health Device Communication - Part 10441: Device Specialization - Cardiovascular Fitness and Activity Monitor</text:p>
      <text:p text:style-name="P2">A Design Proposal for Learner-Centered Visualisations of Learning Analytics in Collaborative Scenarios</text:p>
      <text:p text:style-name="P2">Different mathematical models of convection during phase change</text:p>
      <text:p text:style-name="P2">PC based SCADA implementation on circulatory fluidized bed combustioner</text:p>
      <text:p text:style-name="P2">Development of mobile-based hand vein biometrics for global health patient identification</text:p>
      <text:p text:style-name="P2">Trusted Platform Module as an Enabler for Security in Cloud Computing</text:p>
      <text:p text:style-name="P2">Wi-FM: Resolving Neighborhood Wireless Network Affairs by Listening to Music</text:p>
      <text:p text:style-name="P2">Case study of an anomalous traffic detection on the aggregation points of enterprise network</text:p>
      <text:p text:style-name="P2"><text:soft-page-break/>Approaches to DNA de novo assembly</text:p>
      <text:p text:style-name="P2">TiNbO&lt;sub&gt;2&lt;/sub&gt;-Based Photodetectors With Low Dark Current and High UV-to-Visible Rejection Ratio</text:p>
      <text:p text:style-name="P2">Communication and Knowledge Sharing in an Immersive Learning Game</text:p>
      <text:p text:style-name="P2">4-Slot, 8-Drop Impedance-Matched Bidirectional Multidrop DQ Bus With a 4.8-Gb/s Memory Controller Transceiver</text:p>
      <text:p text:style-name="P2">Can You See Me Now? Design SEO-friendly Classroom Blogs for Reaching Valuable Public</text:p>
      <text:p text:style-name="P2">Log-based service diagnosis method in cloud</text:p>
      <text:p text:style-name="P2">Senescence: An Age-Based Character Simulation Framework</text:p>
      <text:p text:style-name="P2">Patternlets: A Teaching Tool for Introducing Students to Parallel Design Patterns</text:p>
      <text:p text:style-name="P2">Studies on nonvolatile resistance memory switching behaviors in InGaZnO thin films</text:p>
      <text:p text:style-name="P2">Physiological Organ Motion Prediction and Compensation Based on Multirate, Delayed, and Unregistered Measurements in Robot-Assisted Surgery and Therapy</text:p>
      <text:p text:style-name="P2">Reconstructing Core Dumps</text:p>
      <text:p text:style-name="P2">A user space EtherCAT master architecture for hard real-time control systems</text:p>
      <text:p text:style-name="P2">Performance analysis of a ZVS bidirectional DC-DC converter with reduced voltage stress on high voltage side</text:p>
      <text:p text:style-name="P2">Reliability Evaluation of Distribution Systems Including Vehicle-to-Home and Vehicle-to-Grid</text:p>
      <text:p text:style-name="P2">Recovery strategies for service composition in dynamic network</text:p>
      <text:p text:style-name="P2">Increasing the Value of Big Data Projects -- Investigation of Industrial Success Stories</text:p>
      <text:p text:style-name="P2">Microwave scattering database construction for typical targets</text:p>
      <text:p text:style-name="P2">A Bayesian Treatment for Singular Value Decomposition</text:p>
      <text:p text:style-name="P2">Agricultural Robotics: Unmanned Robotic Service Units in Agricultural Tasks</text:p>
      <text:p text:style-name="P2">Detecting Advertisement Module Network Behavior with Graph Modeling</text:p>
      <text:p text:style-name="P2">The low energy consumption networks (ECONET) project</text:p>
      <text:p text:style-name="P2">Principles and Methods for Nanomechatronics: Signaling, Structure, and Functions Toward Nanorobots</text:p>
      <text:p text:style-name="P2">Flexible Wireless Antenna Sensor: A Review</text:p>
      <text:p text:style-name="P2">Multiobjective Subchannel and Power Allocation in Interference-Limited Two-Tier OFDMA Femtocell Networks</text:p>
      <text:p text:style-name="P2">Investigation of the Cobit framework's inputoutput relationships by using graph metrics</text:p>
      <text:p text:style-name="P2">Influence of Hydrothermal Synthesis Conditions and Device Configuration on the Photoresponse of UV Sensors Based on ZnO Nanorods</text:p>
      <text:p text:style-name="P2">Design and performance assessment for the V shaped magnet IPM synchronous motor</text:p>
      <text:p text:style-name="P2">Rotor fault diagnosis in a Squirrel-Cage Induction Machine using support vector</text:p>
      <text:p text:style-name="P2">Empirical study on the scale effect of environmental impact caused by trading liberalization</text:p>
      <text:p text:style-name="P2">Beyond pan-sharpening: Pixel-level fusion in remote sensing applications</text:p>
      <text:p text:style-name="P2">Energy Management Strategy for Supercapacitor in Droop-controlled DC Microgrid Using Virtual Impedance</text:p>
      <text:p text:style-name="P2"><text:soft-page-break/>EEG Markers for Characterizing Anomalous Activities of Cerebral Neurons in NAT (Neuronal Activity Topography) Method</text:p>
      <text:p text:style-name="P2">Evolutionary game analysis on the co-opetition of enterprise innovation in hi-tech industry cluster</text:p>
      <text:p text:style-name="P2">Pathway enrichment analysis of Dang-gui for hematopoiesis</text:p>
      <text:p text:style-name="P2">Air traffic controller utilization of voice and Data Link Communications during Interval Management</text:p>
      <text:p text:style-name="P2">The influence factors of customer recognition research — Based on perceived value</text:p>
      <text:p text:style-name="P2">Bridging Service-Oriented Architecture and IEC 61499 for Flexibility and Interoperability</text:p>
      <text:p text:style-name="P2">Improvement of the Half-Metallic Stability of Co&lt;sub&gt;2&lt;/sub&gt;FeAl Heusler Alloys by GeTe-Doping</text:p>
      <text:p text:style-name="P2">Toward an effective automated tracing process</text:p>
      <text:p text:style-name="P2">Design of high accuracy orientation sensor of MWD</text:p>
      <text:p text:style-name="P2">Analysis of design meetings for understanding software architecture decisions</text:p>
      <text:p text:style-name="P2">Deterministic Replay of System's Execution with Multi-target QEMU Simulator for Dynamic Analysis and Reverse Debugging</text:p>
      <text:p text:style-name="P2">One step forward, two steps back: The key to wearables in the field is the app</text:p>
      <text:p text:style-name="P2">A Compact, Highly Efficient and Flexible Polymer Ultra-Wideband Antenna</text:p>
      <text:p text:style-name="P2">Compact nonlinear thermal modeling of packaged integrated systems</text:p>
      <text:p text:style-name="P2">EcoGrid EU — A prototype for European Smart Grids</text:p>
      <text:p text:style-name="P2">Limited Time and Experience: Parallelism in CS1</text:p>
      <text:p text:style-name="P2">The applications of WiFi-based Wireless Sensor Network in Internet of Things and Smart Grid</text:p>
      <text:p text:style-name="P2">Validation of real time complex algorithms using fault model analyses</text:p>
      <text:p text:style-name="P2">HW/SW TQ/IQT design for H.264/AVC</text:p>
      <text:p text:style-name="P2">Multiagent framework for group multicriteria classification</text:p>
      <text:p text:style-name="P2">Device-to-device communication underlaying converged heterogeneous networks</text:p>
      <text:p text:style-name="P2">Multichannel Bipotentiostat Integrated With a Microfluidic Platform for Electrochemical Real-Time Monitoring of Cell Cultures</text:p>
      <text:p text:style-name="P2">Reducing signaling overload: Flexible capillary admission control for dense MTC over LTE networks</text:p>
      <text:p text:style-name="P2">Runtime Change of Collaboration Patterns in Autonomic Systems: Motivations and Perspectives</text:p>
      <text:p text:style-name="P2">A new structure for “Sen” transformer using three winding linear transformer</text:p>
      <text:p text:style-name="P2">A Methodology for Visually Lossless JPEG2000 Compression of Monochrome Stereo Images</text:p>
      <text:p text:style-name="P2">Commissioning of MW-scale Power Hardware-in-the-Loop interfaces for experiments with AC/DC Converters</text:p>
      <text:p text:style-name="P2">Applying product line Use case modeling in an industrial automotive embedded system: Lessons learned and a refined approach</text:p>
      <text:p text:style-name="P2">Reform of basic computer teaching practice by enhancing computational science thinking ability</text:p>
      <text:p text:style-name="P2">Parametric DFM Solution for Analog Circuits: Electrical-Driven Hotspot Detection, Analysis, and Correction Flow</text:p>
      <text:p text:style-name="P2">Issues and Challenges in Wireless Sensor Networks</text:p>
      <text:p text:style-name="P2">On the Development of a Real-Time Ethernet Switch for Ultra-highly Dependable Applications</text:p>
      <text:p text:style-name="P2"><text:soft-page-break/>Virtual campus design and development</text:p>
      <text:p text:style-name="P2">Single-Stage Three-Phase AC–AC Matrix Converter for Inductive Power Transfer Systems</text:p>
      <text:p text:style-name="P2">Estimating the Difficulty of Touchless Hand Gestures</text:p>
      <text:p text:style-name="P2">Non-vacuum deposition of aqueous-based CuIn&lt;inf&gt;x&lt;/inf&gt;Ga&lt;inf&gt;1−x&lt;/inf&gt;Se&lt;inf&gt;2&lt;/inf&gt; (CIGS) nanoparticles for solar applications</text:p>
      <text:p text:style-name="P2">Analysis and Experimental Implementation of Grid Frequency Regulation using Behind-the-Meter Batteries Compensating for Fast Load Demand Variations</text:p>
      <text:p text:style-name="P2">Efficiency optimization of a direct torque controlled induction motor used in hybrid electric vehicles</text:p>
      <text:p text:style-name="P2">Effects of mineral oil immersion cooling on IT equipment reliability and reliability enhancements to data center operations</text:p>
      <text:p text:style-name="P2">Numerical simulation of a wawe generator: A case of study</text:p>
      <text:p text:style-name="P2">Design of intuitive user interface for Multi-DOF forceps for laparoscopic surgery</text:p>
      <text:p text:style-name="P2">Design, Demonstration and Characterization of Ultra-Thin Low-Warpage Glass BGA Packages for Smart Mobile Application Processor</text:p>
      <text:p text:style-name="P2">A DCM-Only Buck Regulator With Hysteretic-Assisted Adaptive Minimum-On-Time Control for Low-Power Microcontrollers</text:p>
      <text:p text:style-name="P2">A side-channel and fault-attack resistant AES circuit working on duplicated complemented values</text:p>
      <text:p text:style-name="P2">Information Measure Ratio Based Real Time Approach for Hand Region Segmentation with a Focus on Gesture Recognition</text:p>
      <text:p text:style-name="P2">Notice of Retraction&lt;BR&gt;The Relationship between Transformational Leadership and Leader-Member Exchange in Different Culture: A Meta-Analysis</text:p>
      <text:p text:style-name="P2">Percolationby links appliedto the minimum spanning tree problem</text:p>
      <text:p text:style-name="P2">Reliability analysis sensors based on embedded system</text:p>
      <text:p text:style-name="P2">Heavy-Ion-Induced Current Transients in Bulk and SOI FinFETs</text:p>
      <text:p text:style-name="P2">Classification of Upper Limb Motion Trajectories Using Shape Features</text:p>
      <text:p text:style-name="P2">Interned based experimental tools for voltage source inverters</text:p>
      <text:p text:style-name="P2">A dynamic on-line path computation algorithm for VNT configuration in GMPLS controlled multi-layer (Ethernet/WSON) network</text:p>
      <text:p text:style-name="P2">A Tool for Improving Personalization and Information Sharing Using Implicit Groups</text:p>
      <text:p text:style-name="P2">Design and implementation of low-cost scissors gate control system</text:p>
      <text:p text:style-name="P2">Responsive algorithms for handling load surges and switching links on in green networks</text:p>
      <text:p text:style-name="P2">A comparison of European charging infrastructures for electric vehicles based on the project transport innovation deployment in Europe (TIDE)</text:p>
      <text:p text:style-name="P2">3D visualization for mining subsidence analysis and research</text:p>
      <text:p text:style-name="P2">Design of a Digitalized Microgyroscope System Using &lt;inline-formula&gt; &lt;img src="/images/tex/27452.gif" alt="\Sigma \Delta "&gt; &lt;/inline-formula&gt; Modulation Technology</text:p>
      <text:p text:style-name="P2">Towards fully automated pick and place operations of individual natural fibers</text:p>
      <text:p text:style-name="P2">SWIM consumer implementation</text:p>
      <text:p text:style-name="P2">IEEE Transactions on Computer-Aided Design of Integrated Circuits and Systems society information</text:p>
      <text:p text:style-name="P2"><text:soft-page-break/>Experimental modal analysis and shaking test of an absolute displacement sensor for suppression of high frequency dynamics</text:p>
      <text:p text:style-name="P2">Trainspotting: Combining fast features to enable detection on resource-constrained sensing devices</text:p>
      <text:p text:style-name="P2">A high boost ratio bidirectional isolated DC-DC converter for wide range low voltage high current applications</text:p>
      <text:p text:style-name="P2">MoM impedance integrals in conductive media</text:p>
      <text:p text:style-name="P2">Prediction of Spatial and Temporal Data: A Web Tool Based on Georeferenced Resources</text:p>
      <text:p text:style-name="P2">Real time monitoring application using sEMG: Wrist watch</text:p>
      <text:p text:style-name="P2">A Generalized Rectangular Cavity Approach for Determination of Complex Permittivity of Materials</text:p>
      <text:p text:style-name="P2">Event detection: Ultra large-scale clustering of facial expressions</text:p>
      <text:p text:style-name="P2">IEEE Standard for Boundary-Scan Testing of Advanced Digital Networks - Redline</text:p>
      <text:p text:style-name="P2">Critical infrastructure protection: A 21&lt;sup&gt;st&lt;/sup&gt; century challenge</text:p>
      <text:p text:style-name="P2">Integrating a Social Network Group with a 3D Collaborative Learning Environment</text:p>
      <text:p text:style-name="P2">A log-function power-constrained algorithm for OLED displays</text:p>
      <text:p text:style-name="P2">An all-inkjet printed flexible capacitor on a textile using a new poly(4-vinylphenol) dielectric ink for wearable applications</text:p>
      <text:p text:style-name="P2">A New Automobile Anti-interference Alarm System Based on Signal Detecting Technique to Design and Implement</text:p>
      <text:p text:style-name="P2">Training transfer: Training characteristic, training design and work environment evaluation</text:p>
      <text:p text:style-name="P2">Integrated Optical and Electronic Pressure Sensor</text:p>
      <text:p text:style-name="P2">Efficient Frequency and Duty Cycle Control Method for Fast Pulse-Charging of Distributed Battery Packs by Sharing Cell Status</text:p>
      <text:p text:style-name="P2">Mining associative and comparative patterns for Thai sentiment analysis</text:p>
      <text:p text:style-name="P2">Security Implications of Direct-to-Consumer Genetic Sevices</text:p>
      <text:p text:style-name="P2">A proposal of cloud-based home network system for multi-vendor services</text:p>
      <text:p text:style-name="P2">The Snoopy Concept: Fighting heterogeneity in semistructured and collaborative information systems by using recommendations</text:p>
      <text:p text:style-name="P2">Security testing for Android mHealth apps</text:p>
      <text:p text:style-name="P2">Design and implementation of a dynamic component model for federated AUTOSAR systems</text:p>
      <text:p text:style-name="P2">Interactive boxing motion sensing game system</text:p>
      <text:p text:style-name="P2">Knowledge portal for exclusion process services</text:p>
      <text:p text:style-name="P2">Construction of virtual-actual fusion experiment platform: Exploration of University Computer reform in local college</text:p>
      <text:p text:style-name="P2">Implementation of an Intelligent Tutoring System using Moodle</text:p>
      <text:p text:style-name="P2">Time and Control Code — Amendment 1</text:p>
      <text:p text:style-name="P2">Cancerous tweets: Socially sharing sensitive health information</text:p>
      <text:p text:style-name="P2">Interactive Headphones for a Cloud 3D Audio Application</text:p>
      <text:p text:style-name="P2">Transient non-conformal domain decomposition using the Laguerre-FDTD method</text:p>
      <text:p text:style-name="P2">Charge transport modelling in organic semiconductors: From diodes to transistors, memories and energy harvesters</text:p>
      <text:p text:style-name="P2"><text:soft-page-break/>Making a Virtual Sand Table Based on Unity 3D Technique</text:p>
      <text:p text:style-name="P2">Clearing the clutter: Unified modeling and verification methodology for system level hardware design</text:p>
      <text:p text:style-name="P2">Service-oriented architecture approach for industrial “System of Systems”: State-of-the-Art for Energy Management</text:p>
      <text:p text:style-name="P2">A distributed MAC based on maximal packing</text:p>
      <text:p text:style-name="P2">Profiling Online Social Behaviors for Compromised Account Detection</text:p>
      <text:p text:style-name="P2">NoC Based Multiplier-Less Constant Geometry FFT Architecture</text:p>
      <text:p text:style-name="P2">Adaptive meshing for eddy current calculations</text:p>
      <text:p text:style-name="P2">A fundamental study of light and flexible wearable robot assisting to recover movement functions</text:p>
      <text:p text:style-name="P2">Anisotropy of W in Fe and Co</text:p>
      <text:p text:style-name="P2">A game theoretical approach to the co-optition between the core enterprise and general partner among the technological alliance</text:p>
      <text:p text:style-name="P2">Extraction of urban areas in HR SAR images based on an iterated Foreground/Background Separation framework</text:p>
      <text:p text:style-name="P2">A precise fuzzy controller developed for overhead crane</text:p>
      <text:p text:style-name="P2">Social Computing and the Indexing of the Whole</text:p>
      <text:p text:style-name="P2">Sustainable Information Systems and Green Metrics</text:p>
      <text:p text:style-name="P2">380MHz SH-SAW biosensors</text:p>
      <text:p text:style-name="P2">System Identification and Semiactive Control of a Squeeze-Mode Magnetorheological Damper</text:p>
      <text:p text:style-name="P2">Throwing out the first pitch</text:p>
      <text:p text:style-name="P2">An Optical Magnetometry Mechanism Above the Surface of Seawater</text:p>
      <text:p text:style-name="P2">Sensitivity study for object reconstruction using a network of time-of-flight depth sensors</text:p>
      <text:p text:style-name="P2">Technology comparison for large last-level caches (L&lt;sup&gt;3&lt;/sup&gt;Cs): Low-leakage SRAM, low write-energy STT-RAM, and refresh-optimized eDRAM</text:p>
      <text:p text:style-name="P2">Can we predict types of code changes? An empirical analysis</text:p>
      <text:p text:style-name="P2">Fabrication of flexible electrochromic devices based on tungsten trioxide nanobundles</text:p>
      <text:p text:style-name="P2">Jam detector for steel pickling lines using machine vision</text:p>
      <text:p text:style-name="P2">Enabling distributed generation powered sustainable high-performance data center</text:p>
      <text:p text:style-name="P2">Decentralized, integrated automation system for medium- and low-voltage grids</text:p>
      <text:p text:style-name="P2">Early Results of Simultaneous Terrain and Shallow Water Bathymetry Mapping Using a Single-Wavelength Airborne LiDAR Sensor</text:p>
      <text:p text:style-name="P2">Research on validation and performance assessment method of airborne PHM system</text:p>
      <text:p text:style-name="P2">Self-healing audio system</text:p>
      <text:p text:style-name="P2">A factor — Artificial neural network model for time series forecasting: The case of South Africa</text:p>
      <text:p text:style-name="P2">Optimizing the distribution of inner electrodes for large energy storage multi-layer capacitors</text:p>
      <text:p text:style-name="P2">Simultaneous Reconstruction of Activity and Attenuation in Time-of-Flight PET</text:p>
      <text:p text:style-name="P2"><text:soft-page-break/>Effect of band bending and band offset in the transport of minority carriers across the ordered/disordered interface of a-Si/c-Si heterojunction solar cell</text:p>
      <text:p text:style-name="P2">Search-enhanced testing: NIER track</text:p>
      <text:p text:style-name="P2">MAC-MAN</text:p>
      <text:p text:style-name="P2">Study of a high-speed motorization for electric vehicle based on PMSM, IM and VRSM</text:p>
      <text:p text:style-name="P2">An innovative design and evaluation of a stratified hot water storage system - the Water Snake</text:p>
      <text:p text:style-name="P2">Examination of appropriate stimuli to attention inducement</text:p>
      <text:p text:style-name="P2">A popularizing movable environmental detection and regulating system based on smart home technology</text:p>
      <text:p text:style-name="P2">Design and interfacing aspects of the medical instrumentation for modern hospital system for pregnancy and labour monitoring</text:p>
      <text:p text:style-name="P2">System scheme design of aviation containerized supplies in transited yard</text:p>
      <text:p text:style-name="P2">Compression Artifact Reduction by Overlapped-Block Transform Coefficient Estimation With Block Similarity</text:p>
      <text:p text:style-name="P2">Interactive Animation of 4D Performance Capture</text:p>
      <text:p text:style-name="P2">NextVC2 — A next generation virtual world command and control</text:p>
      <text:p text:style-name="P2">Implementation and test for the semi-physical real-time simulation of IPMSM based on 3-D inductance table</text:p>
      <text:p text:style-name="P2">On the value of essence to software engineering research: A preliminary study</text:p>
      <text:p text:style-name="P2">Double loop control of buck-boost converters for wide range of load resistance and reference voltage</text:p>
      <text:p text:style-name="P2">Interference-Aware Wireless Network-on-Chip Architecture using Directional Antennas</text:p>
      <text:p text:style-name="P2">Mobility and multihoming possibilities in network layer, using smartphones</text:p>
      <text:p text:style-name="P2">Optimal demand side response to real time price signal using electric vehicles</text:p>
      <text:p text:style-name="P2">A Successful Implementation of Service Oriented Architecture</text:p>
      <text:p text:style-name="P2">Dependence of contact weld force on arc energy supplied to contact surface in low voltage switches</text:p>
      <text:p text:style-name="P2">IT13. Modeling at nanoscale — Materials, mechanics and bio applications</text:p>
      <text:p text:style-name="P2">Sensor-Enabled RFID System for Monitoring Arm Activity: Reliability and Validity</text:p>
      <text:p text:style-name="P2">A new optimization approach for a home health care problem</text:p>
      <text:p text:style-name="P2">Lessons Learned on Systematic Metric System Development at a Large IT Service Provider</text:p>
      <text:p text:style-name="P2">[D81] Hapkit: An open-hardware haptic device for online education</text:p>
      <text:p text:style-name="P2">Environmental outturns of cogeneration installation at industrial and service sectors in Malaysia</text:p>
      <text:p text:style-name="P2">Design and modeling of passive mixer-first receivers for millimeter-wave applications</text:p>
      <text:p text:style-name="P2">A high-speed and large-scale dictionary matching engine for Information Extraction systems</text:p>
      <text:p text:style-name="P2">Efficient Control of an AUV-Manipulator System: An Application for the Exploration of Europa</text:p>
      <text:p text:style-name="P2">Design of RoF based mobile fronthaul link with multi-IF carrier for LTE/LTE-A signal transmission</text:p>
      <text:p text:style-name="P2">A method to reduce zero-sequence circulating current in three-phase multi-module VSIs with reduced switch count</text:p>
      <text:p text:style-name="P2">Impressions made by blinking light used to create artificial subtle expressions and by robot appearance in human-robot speech interaction</text:p>
      <text:p text:style-name="P2"><text:soft-page-break/>From NASA</text:p>
      <text:p text:style-name="P2">Next generation mobile SATCOM terminal antennas for a transformed world</text:p>
      <text:p text:style-name="P2">The cybernetic motion trainer - A practical laboratory training in control theory courses</text:p>
      <text:p text:style-name="P2">An empirical research about A+H share dual-listing's influence on corporation governance in China</text:p>
      <text:p text:style-name="P2">Notice of Retraction&lt;BR&gt;Analyzing e-commerce process</text:p>
      <text:p text:style-name="P2">A knowledge-based expert system for the smallholder palm oil cultivator in Malaysia</text:p>
      <text:p text:style-name="P2">Three-channel optical-electronic device of two spectral ratios</text:p>
      <text:p text:style-name="P2">Use of NFC and QR code identification in an electronic ticket system for public transport</text:p>
      <text:p text:style-name="P2">Using the Extreme Learning Machine (ELM) technique for heart disease diagnosis</text:p>
      <text:p text:style-name="P2">Latest development of the national and international EMC-standards for electric vehicles and their charging infrastructure</text:p>
      <text:p text:style-name="P2">Over-the-air performance testing of wireless terminals by data throughput measurements in reverberation chamber</text:p>
      <text:p text:style-name="P2">Research and development environments for robot services and its implementation</text:p>
      <text:p text:style-name="P2">Web tool for Goal modelling and statechart derivation</text:p>
      <text:p text:style-name="P2">Modeling and characterization of piezoelectrically actuated bistable composites</text:p>
      <text:p text:style-name="P2">A photovoltaic power conversion system with flat efficiency curve over a wide load range</text:p>
      <text:p text:style-name="P2">Exploiting the GOOSE protocol: A practical attack on cyber-infrastructure</text:p>
      <text:p text:style-name="P2">An evaluation of cybersecurity assessment tools on a SCADA environment</text:p>
      <text:p text:style-name="P2">Surface Modification for Protein and DNA &lt;newline/&gt;Immobilization onto GMR Biosensor</text:p>
      <text:p text:style-name="P2">Big Data Based Service Area Estimation for Mobile Communications during Natural Disasters</text:p>
      <text:p text:style-name="P2">Retransmission-aware queuing and routing for video streaming in wireless mesh networks</text:p>
      <text:p text:style-name="P2">A relay selection mechanism using RED factors for cooperative communications in mobile ad-hoc networks</text:p>
      <text:p text:style-name="P2">A method-based ahead-of-time compiler for Android applications</text:p>
      <text:p text:style-name="P2">Roadmap for smart metering deployment for Indian smart grid</text:p>
      <text:p text:style-name="P2">Are photos on Social Networks really private?</text:p>
      <text:p text:style-name="P2">CCGA solder column ??? Reliable solution for absorbing large CTE mismatch</text:p>
      <text:p text:style-name="P2">Wireless sensed environment for body area networks</text:p>
      <text:p text:style-name="P2">Domain-Specific Video Compression for Long-Term Archiving of Endoscopic Surgery Videos</text:p>
      <text:p text:style-name="P2">Collaborative table-top VR display for neurosurgical planning</text:p>
      <text:p text:style-name="P2">A simplified computational model for solid-state lithium microbatteries</text:p>
      <text:p text:style-name="P2">A New Package of High-Voltage Cascode Gallium Nitride Device for Megahertz Operation</text:p>
      <text:p text:style-name="P2">Spatio-Temporal Compressive Sensing and Internet Traffic Matrices (Extended Version)</text:p>
      <text:p text:style-name="P2">Designing serious games for revenue management training and strategy development</text:p>
      <text:p text:style-name="P2"><text:soft-page-break/>Interpolation based polynomial regression for eye gazing estimation: A comparative study</text:p>
      <text:p text:style-name="P2">Low Partial Pressure Chemical Vapor Deposition of Graphene on Copper</text:p>
      <text:p text:style-name="P2">Study and realization of a tele-medical platform dedicated to the objective assessment and to the follow-up of dysphonia chronic laryngeal origin by spectro-temporal analysis of acoustic vocal signal</text:p>
      <text:p text:style-name="P2">Effect of Gyrotropic Substrates on the Surface Plasmon Polaritons Guided by Metal Films of Finite Width</text:p>
      <text:p text:style-name="P2">Intelligent control and navigation of an indoor quad-copter</text:p>
      <text:p text:style-name="P2">A study of the Naive Bayes classifier for analyzing imaginary movement EEG signals using the Periodogram as spectral estimator</text:p>
      <text:p text:style-name="P2">Decentralized neural block control for an industrial PA10-7CE robot arm</text:p>
      <text:p text:style-name="P2">A multi-band Rel9 WCDMA/HSDPA/TDD LTE and FDD LTE transceiver with envelope tracking</text:p>
      <text:p text:style-name="P2">SOURCE software for the simulation and design of electron guns</text:p>
      <text:p text:style-name="P2">Software-defined RF-Photonics processor: Concept and design equations</text:p>
      <text:p text:style-name="P2">The avenue of FDSOI radiation hardening</text:p>
      <text:p text:style-name="P2">Research on Wireless Application Programming with Java Bluetooth</text:p>
      <text:p text:style-name="P2">Radio Interface Evolution Towards 5G and Enhanced Local Area Communications</text:p>
      <text:p text:style-name="P2">An Improved Resource Scheduling Algorithm Based on the PSO in Mobile Grid</text:p>
      <text:p text:style-name="P2">Three-Dimensional Unsteady MHD Modeling of a Low-Current High-Voltage Nontransferred DC Plasma Torch Operating With Air</text:p>
      <text:p text:style-name="P2">Development of a Vector Display System Based on a Surface-Micromachined Micromirror</text:p>
      <text:p text:style-name="P2">The research of grey relational ideal method based on equilibrium point</text:p>
      <text:p text:style-name="P2">Packet jitter measurement in communication networks: A sensitivity analysis</text:p>
      <text:p text:style-name="P2">Discrete Multitone Format for Repeater-Less Direct-Modulation Direct-Detection Over 150 km</text:p>
      <text:p text:style-name="P2">A Robust Steering Assistance System for Road Departure Avoidance</text:p>
      <text:p text:style-name="P2">Networked Diagrammatism: From Map and Model to the Internet as Mechanogram</text:p>
      <text:p text:style-name="P2">Pulsed operation of InGaZnO TFTs for VOC sensing applications</text:p>
      <text:p text:style-name="P2">Comparisons of the electrical and mechanical reliabilities between Sn-3.5Ag and Sn-0.7Cu Pb-free solder bumps</text:p>
      <text:p text:style-name="P2">VoIP transmission in Wi-Fi networks with partially-overlapped channels</text:p>
      <text:p text:style-name="P2">Computational Fugue Analysis</text:p>
      <text:p text:style-name="P2">Discovering Event Evolution Graphs Based on News Articles Relationships</text:p>
      <text:p text:style-name="P2">A Highly-Virtualising Cloud Resource Broker</text:p>
      <text:p text:style-name="P2">Face-based gender recognition using compressive sensing</text:p>
      <text:p text:style-name="P2">Analysis and development of protection and control functions for Li-Ion based prosumers provided by low voltage part of distribution substation</text:p>
      <text:p text:style-name="P2">Towards ethical robots: Revisiting Braitenberg's vehicles</text:p>
      <text:p text:style-name="P2">Data Encoding Schemes in Networks on Chip</text:p>
      <text:p text:style-name="P2"><text:soft-page-break/>Seven level inverter with nearest level control</text:p>
      <text:p text:style-name="P2">Ambiguity function of passive acoustic radar</text:p>
      <text:p text:style-name="P2">Throughput Modeling and Measurement in an Isotropic-Scattering Reverberation Chamber</text:p>
      <text:p text:style-name="P2">Centralized Flat Routing</text:p>
      <text:p text:style-name="P2">Towards a Framework for Context-Aware Services Management</text:p>
      <text:p text:style-name="P2">Teaching a globally distributed project course using Scrum practices</text:p>
      <text:p text:style-name="P2">Design of an advanced wearable sensor platform for multi applications</text:p>
      <text:p text:style-name="P2">A Vision-based System to Help Senior Citizens for Memory Recall of Object-placing</text:p>
      <text:p text:style-name="P2">ResFi: A secure framework for self organized Radio Resource Management in residential WiFi networks</text:p>
      <text:p text:style-name="P2">Hei Mookie! Where Do I Start? The Role of Artifacts in an Unmanned MOOC</text:p>
      <text:p text:style-name="P2">An analysis of industrial convergence coefficient using patent data in Korea</text:p>
      <text:p text:style-name="P2">Minimum complexity APP prioritization by bandwidth apportioning in smart phones</text:p>
      <text:p text:style-name="P2">x11 performance increase, x6.9 endurance enhancement, 93% energy reduction of 3D TSV-integrated hybrid ReRAM/MLC NAND SSDs by data fragmentation suppression</text:p>
      <text:p text:style-name="P2">Data structuring and effective retrieval in the mining of web sequential characteristic</text:p>
      <text:p text:style-name="P2">[Cover art]</text:p>
      <text:p text:style-name="P2">GIS-based risk assessment for electric power consumers under severe weather conditions</text:p>
      <text:p text:style-name="P2">Enhancing generated Java GUI models with valid test data</text:p>
      <text:p text:style-name="P2">Attitude determination module for CubeSat</text:p>
      <text:p text:style-name="P2">Big-Data-Enabled Software-Defined Cellular Network Management</text:p>
      <text:p text:style-name="P2">Identification of low level sEMG signals for individual finger prosthesis</text:p>
      <text:p text:style-name="P2">Interval-Passing Algorithm for Non-Negative Measurement Matrices: Performance and Reconstruction Analysis</text:p>
      <text:p text:style-name="P2">Correcting perceived perspective distortions using object specific planar transformations</text:p>
      <text:p text:style-name="P2">A 107 GHz 55 dB-Ohm InP Broadband Transimpedance Amplifier IC for High-Speed Optical Communication Links</text:p>
      <text:p text:style-name="P2">Data-Driven Human Grasp Movement Analysis</text:p>
      <text:p text:style-name="P2">Financial risk evaluation of chinese commercial banks using projection pursuit clustering</text:p>
      <text:p text:style-name="P2">20 nm FDSOI process and design platforms for high performance/ low power systems on chip</text:p>
      <text:p text:style-name="P2">Statistical pattern analysis assisted selection of polymers for odor sensor array</text:p>
      <text:p text:style-name="P2">Low cost solar grade silicon by recycling cast ingot rejects</text:p>
      <text:p text:style-name="P2">Microstructure of hydrogenated amorphous silicon layers studied by Spectroscopic Ellipsometry for the surface passivation in heterojunction solar cells</text:p>
      <text:p text:style-name="P2">Key-word data base used in communication system with disabled people</text:p>
      <text:p text:style-name="P2"><text:soft-page-break/>An Analysis on Precaution and Solutions of Crisis in Universities</text:p>
      <text:p text:style-name="P2">Laboratory tools for DSP based real-time simulation</text:p>
      <text:p text:style-name="P2">Agile Compass: A Tool for Identifying Maturity in Agile Software-Development Teams</text:p>
      <text:p text:style-name="P2">Architectural design and documentation: Waste in agile development?</text:p>
      <text:p text:style-name="P2">Improving EEG feature learning via synchronized facial video</text:p>
      <text:p text:style-name="P2">Novel copper surface preparation processes for copper alloy lead frame lamination pretreatment in embedded packaging device</text:p>
      <text:p text:style-name="P2">Automatic run-time manager generation for reconfigurable MPSoC architectures</text:p>
      <text:p text:style-name="P2">Semantic Decision Support Models for Energy Efficiency in Smart-Metered Homes</text:p>
      <text:p text:style-name="P2">An Emprical Analysis of the Relations between Hunan Rural Finance and Economic Growth</text:p>
      <text:p text:style-name="P2">Automated inventory tracking system prototype in cloud</text:p>
      <text:p text:style-name="P2">Contexts-Management Strategy in Considering the Security in Urban Computing Based on Urban Design</text:p>
      <text:p text:style-name="P2">Application of the finite elements method in optical medical imaging</text:p>
      <text:p text:style-name="P2">Is Learning-by-Doing via E-learning Helpful to Gain Generic Process Knowledge?</text:p>
      <text:p text:style-name="P2">Rapid prototyping for kinetic architecture</text:p>
      <text:p text:style-name="P2">Hospital-based expert model for health technology procurement planning in hospitals</text:p>
      <text:p text:style-name="P2">A Kinect-based golf swing classification system using HMM and Neuro-Fuzzy</text:p>
      <text:p text:style-name="P2">Energy management system for multi-microgrid</text:p>
      <text:p text:style-name="P2">A low-power and high-gain converter for driving dielectric elastomer actuators</text:p>
      <text:p text:style-name="P2">Digitally controlled flexible electronic power conditioner for SSPA</text:p>
      <text:p text:style-name="P2">MATLAB tool for predicting the global solar radiation in UAE</text:p>
      <text:p text:style-name="P2">A breakthrough for prepaid payment: End to end token exchange and management using secure SSL channels created by EAP-TLS smart cards</text:p>
      <text:p text:style-name="P2">StEERING: A software-defined networking for inline service chaining</text:p>
      <text:p text:style-name="P2">Evolution analysis of transport public sectors expanding trap</text:p>
      <text:p text:style-name="P2">Energy storage technologies for grid-connected and off-grid power system applications</text:p>
      <text:p text:style-name="P2">Front Matter</text:p>
      <text:p text:style-name="P2">An agent-based modeling approach to creating more resilient littoral combat architectures</text:p>
      <text:p text:style-name="P2">Safety measures in testing aircraft wheeled parts</text:p>
      <text:p text:style-name="P2">IEEE Standard for Network, Three-Phase Transformers, 2500 kVA and Smaller; High Voltage, 34 500 GrdY/19 920 and Below; Low Voltage, 600 V and Below; Subway and Vault Types (Liquid Immersed)</text:p>
      <text:p text:style-name="P2">Driving coach: A smartphone application to evaluate driving efficient patterns</text:p>
      <text:p text:style-name="P2">Modelling and simulation of the solar photovoltaic systems for grid studies considering the negative sequence control strategy</text:p>
      <text:p text:style-name="P2">Ontology development (OWL&amp;UML) methodology of web- based Decision Support System for water management</text:p>
      <text:p text:style-name="P2"><text:soft-page-break/>Flexible video processing platform for 8K UHD TV</text:p>
      <text:p text:style-name="P2">A fast narrow band level set formulation for shape extraction</text:p>
      <text:p text:style-name="P2">Optimized Cleaning Cost and Schedule Based on Observed Soiling Conditions for Photovoltaic Plants in Central Saudi Arabia</text:p>
      <text:p text:style-name="P2">An application study on collaborative filtering in e-commerce</text:p>
      <text:p text:style-name="P2">Control of a Multiple Source Microgrid With Built-in Islanding Detection and Current Limiting</text:p>
      <text:p text:style-name="P2">IEEE Recommended Practice for Information Technology - Telecommunications and information exchange between systems Wireless Regional Area Networks (WRAN) - Specific requirements - Part 22.2: Installation and Deployment of IEEE 802.22 Systems</text:p>
      <text:p text:style-name="P2">Governance structures in clusters: A case study on software cluster in the state of São Paulo</text:p>
      <text:p text:style-name="P2">MPP tracking for grid connected inverters controlled by drooping curves</text:p>
      <text:p text:style-name="P2">Effect of robot's active touch on people's motivation</text:p>
      <text:p text:style-name="P2">Power-performance co-optimization of throughput core architecture using resistive memory</text:p>
      <text:p text:style-name="P2">Electroless Ni Plating to Compensate for Bump Height Variation in Cu–Cu 3-D Packaging</text:p>
      <text:p text:style-name="P2">A novel stability criterion of AC power system with constant power load</text:p>
      <text:p text:style-name="P2">A bistable biomolecular network based on monomeric inhibition reactions</text:p>
      <text:p text:style-name="P2">Affect detection in normal groups with the help of biological markers</text:p>
      <text:p text:style-name="P2">A Multi-dimensional Comparison of Toolkits for Machine Learning with Big Data</text:p>
      <text:p text:style-name="P2">Aging-aware compiler-directed VLIW assignment for GPGPU architectures</text:p>
      <text:p text:style-name="P2">IEEE Systems, Man, and Cybernetics Society Information</text:p>
      <text:p text:style-name="P2">Magnetic Anisotropy of Epitaxially Grown Fe/Mn/Co Trilayers</text:p>
      <text:p text:style-name="P2">Impact of corrosive environment on contact resistance of infrequently mated connectors</text:p>
      <text:p text:style-name="P2">Reliable Voice-Based Transactions over VoIP Communications</text:p>
      <text:p text:style-name="P2">Back Matter</text:p>
      <text:p text:style-name="P2">A realization of the software defined radio concept in an underwater communication modem</text:p>
      <text:p text:style-name="P2">Environmental performance evaluation (EPE) for small medium industries</text:p>
      <text:p text:style-name="P2">Practical Opportunistic Data Collection in Wireless Sensor Networks with Mobile Sinks</text:p>
      <text:p text:style-name="P2">Pruning Based Service Selection Approach Under QoS and Temporal Constraints</text:p>
      <text:p text:style-name="P2">Analytical modeling of eddy current losses in Axial Flux PMSM using resistance network</text:p>
      <text:p text:style-name="P2">Retarding application idle timer expiration for service resumption in challenged network</text:p>
      <text:p text:style-name="P2">Proposal of a self-learning system for solving problems of two-triangle congruence proof</text:p>
      <text:p text:style-name="P2">Study of the Solar system with the EPOS-software and Orbital Stellar Stereoscopic Observatory</text:p>
      <text:p text:style-name="P2">Modified approach for recognition of 3-D faces with missing parts</text:p>
      <text:p text:style-name="P2">Noise in amperometric NO2 sensor</text:p>
      <text:p text:style-name="P2"><text:soft-page-break/>A Mechanical model for flexible exercise bars to study the influence of the initial position of the bar on lumbar discs and muscles forces</text:p>
      <text:p text:style-name="P2">Promoting cooperation and coordination in international disaster management</text:p>
      <text:p text:style-name="P2">On modeling and satisfaction of non-functional requirements using cloud computing</text:p>
      <text:p text:style-name="P2">Modern and optimized planning tool for microwave link design</text:p>
      <text:p text:style-name="P2">High temperature sensors based on silicon carbide (SiC) devices</text:p>
      <text:p text:style-name="P2">Responsible corporate problem solving — A Siemens case study with TechnoWeb 2.0</text:p>
      <text:p text:style-name="P2">Evaluation study and results of intelligent pedagogical agent-led learning scenarios in a virtual world</text:p>
      <text:p text:style-name="P2">A Culture-Based Study on Information Density of Mobile e-Commerce Websites</text:p>
      <text:p text:style-name="P2">Bubble behavior in microchannel with saturated and subcooled boiling</text:p>
      <text:p text:style-name="P2">Towards a Built-In Digital Forensics-Aware Framework for Web Services</text:p>
      <text:p text:style-name="P2">On service migration in the cloud to facilitate mobile accesses</text:p>
      <text:p text:style-name="P2">Models and Methodology for Automated Business Continuity Analysis</text:p>
      <text:p text:style-name="P2">Cognitive factors in inconsistency management</text:p>
      <text:p text:style-name="P2">SCMon: Leveraging segment routing to improve network monitoring</text:p>
      <text:p text:style-name="P2">Mobile IP Multicast Routing Algorithm by Using Super Node Set</text:p>
      <text:p text:style-name="P2">Influence of fat thickness and femur location on nerve activity computation during electrical stimulation</text:p>
      <text:p text:style-name="P2">A Realization of Measurement Unit for Phasor Measurement Unit Based on DSP</text:p>
      <text:p text:style-name="P2">Multi-issue Automated Negotiation with Different Strategies for a Car Dealer Business Scenario</text:p>
      <text:p text:style-name="P2">EDCA: Efficient diffusion cipher and authentication scheme for Wireless Sensor Networks</text:p>
      <text:p text:style-name="P2">Modeling and analysis of an LCL filter for grid-connected inverters in wind power generation systems</text:p>
      <text:p text:style-name="P2">A multiple-scale perturbation approach to mode coupling in periodic plates</text:p>
      <text:p text:style-name="P2">Indoor localization of the points of interest using RO-SLAM</text:p>
      <text:p text:style-name="P2">Discrete mode matching analysis of cylindrical microstrip structures</text:p>
      <text:p text:style-name="P2">Iterative carrier recovery in an LDPC coded QPSK system at low SNRs</text:p>
      <text:p text:style-name="P2">Energy Efficiency and Fire Prevention Integration in Green Buildings</text:p>
      <text:p text:style-name="P2">Robust Decision Engineering: Collaborative Big Data and its application to international development/aid</text:p>
      <text:p text:style-name="P2">Extracting and integrating nutrition related linked data</text:p>
      <text:p text:style-name="P2">A new bipolar electrostatic field measurement with electrical modulation</text:p>
      <text:p text:style-name="P2">COTS CMOS active pixel sensors damage after alpha, thermal neutron, and gamma irradiation</text:p>
      <text:p text:style-name="P2">Analysis and Optimization of Low-Power Passive Equalizers for CPU–Memory Links</text:p>
      <text:p text:style-name="P2">Kinematics Modeling and Experimental Validation of a CyberForce Haptic Device Based on Passive Control System</text:p>
      <text:p text:style-name="P2">PERSEED: A Self-Based Model of Personality for Virtual Agents Inspired by Socio-cognitive Theories</text:p>
      <text:p text:style-name="P2"><text:soft-page-break/>Astrophysical SPH Simulations with raceSPH Library</text:p>
      <text:p text:style-name="P2">Proposed cloud architecture for automated &amp; reliable service provisioning of engineering educational domain</text:p>
      <text:p text:style-name="P2">High-Performance Motion Control of the METIS Cold Chopper Mechanism</text:p>
      <text:p text:style-name="P2">Photonic Ultrawideband Pulse Generation With HNL-DSF-Based Phase and Intensity Modulator</text:p>
      <text:p text:style-name="P2">Authors' reply</text:p>
      <text:p text:style-name="P2">Microwave imaging of breast cancer tumor inside voxel-based breast phantom using conformal antennas</text:p>
      <text:p text:style-name="P2">A cooking guidance function on Android tablet for Homemade Cooking Assistance System</text:p>
      <text:p text:style-name="P2">Mobile Anchor Assisted Error Bounded Sensing in Sensor Networks: An Implementation Perspective</text:p>
      <text:p text:style-name="P2">Detecting architecturally-relevant code smells in evolving software systems</text:p>
      <text:p text:style-name="P2">Fingerprinting Software-Defined Networks</text:p>
      <text:p text:style-name="P2">Novel online tutor modeling for intelligent tutoring systems</text:p>
      <text:p text:style-name="P2">A GSM-network for mobile phone localization in disaster scenarios</text:p>
      <text:p text:style-name="P2">Bio-signal based emotion detection device</text:p>
      <text:p text:style-name="P2">Voltage regulation in mircogrid using adaptive controller</text:p>
      <text:p text:style-name="P2">Pliability and Viable Systems: Maintaining Value Under Changing Conditions</text:p>
      <text:p text:style-name="P2">Supporting multicast and broadcast traffic for groups of connected devices</text:p>
      <text:p text:style-name="P2">Extension for information card systems to achieve User-Controlled Automated Identity Delegation</text:p>
      <text:p text:style-name="P2">Implementation of remote environmental monitoring system using RF modules with secure communication between devices</text:p>
      <text:p text:style-name="P2">A Remote Control Service for OSGi-based Unmanned Vehicle Using SmartPhone in Ubiquitous Environment</text:p>
      <text:p text:style-name="P2">Mutual ballasting: A novel technique for improved inductive system level IEC ESD stress performance for automotive applications</text:p>
      <text:p text:style-name="P2">Nitric Acid Oxidized ZrO&lt;formula formulatype="inline"&gt; &lt;img src="/images/tex/234.gif" alt="_2"&gt; &lt;/formula&gt; as the Tunneling Oxide of Cobalt Silicide Nanocrystal Memory Devices</text:p>
      <text:p text:style-name="P2">IEEE Standard for Information technology-- Local and metropolitan area networks-- Specific requirements-- Part 3: CSMA/CD Access Method and Physical Layer Specifications - Amendment 8: MAC Control Frame for Priority-based Flow Control</text:p>
      <text:p text:style-name="P2">Determination of the trap states distribution in Poly-Si films using the OEMS modulation</text:p>
      <text:p text:style-name="P2">a-IGZO thin film transistors with channel layer deposited at room temperature and 250°C</text:p>
      <text:p text:style-name="P2">Wireless virtualization for next generation mobile cellular networks</text:p>
      <text:p text:style-name="P2">A WSN-based architecture for the E-Museum - the experience at “Sala dei 500” in Palazzo Vecchio (Florence)</text:p>
      <text:p text:style-name="P2">Intelligent Optimization on Power Values for Inverse Distance Weighting</text:p>
      <text:p text:style-name="P2">Optimal Control-Based Bayesian Detection of Clinical and Behavioral State Transitions</text:p>
      <text:p text:style-name="P2">The time element in proactive network defense systems</text:p>
      <text:p text:style-name="P2">Probabilistic Rateless Multiple Access for Machine-to-Machine Communication</text:p>
      <text:p text:style-name="P2"><text:soft-page-break/>Dynamic pricing model in tourism attractions</text:p>
      <text:p text:style-name="P2">The impact of Shukko (employee transfers) within group companies on the capability and speed of promotion of engineers</text:p>
      <text:p text:style-name="P2">Extraction of Unexpected Rules from Twitter Hashtags and its Application to Sport Events</text:p>
      <text:p text:style-name="P2">Consistent engineering information model for mechatronic components in production automation engineering</text:p>
      <text:p text:style-name="P2">Application-Specific Processor for Piecewise Linear Functions Computation</text:p>
      <text:p text:style-name="P2">Experimental study on vegetable and mineral transformer oils properties</text:p>
      <text:p text:style-name="P2">IMPROVE simulation tool: Integrating heterogeneous simulation modules for semiconductor manufacturing processes</text:p>
      <text:p text:style-name="P2">Elastic optical networks: The global evolution to software configurable optical networks</text:p>
      <text:p text:style-name="P2">IEEE Standard for Information technology--Telecommunications and information exchange between systems--Local and metropolitan area networks--Specific requirements Part 11: Wireless LAN Medium Access Control (MAC) and Physical Layer (PHY) Specifications Amendment 1: Prioritization of Management Frames</text:p>
      <text:p text:style-name="P2">Identifying consumer requirements as an antidote to resistance to smart meters</text:p>
      <text:p text:style-name="P2">Analysis of Moving-Coil Actuator Jet Injectors for Viscous Fluids</text:p>
      <text:p text:style-name="P2">Comparison of thermal stress concentration and profile between power cycling test and thermal cycling test for power device heat dissipation structures using Ag sintering chip-attachment</text:p>
      <text:p text:style-name="P2">Software design patterns for enabling auto dynamic difficulty in video games</text:p>
      <text:p text:style-name="P2">LBM-HPC - An Open-Source Tool for Fluid Simulations. Case Study: Unified Parallel C (UPC-PGAS)</text:p>
      <text:p text:style-name="P2">Modeling of electric stress control in HV bushing using field grading material</text:p>
      <text:p text:style-name="P2">Human Computer Interaction Advancement by Usage of Smart Phones for Motion Tracking and Remote Operation</text:p>
      <text:p text:style-name="P2">IEEE 802.11n MIMO Radio Design Verification Challenge and a Resulting ATE Program Implemented for MIMO Transmitter and Receiver Test</text:p>
      <text:p text:style-name="P2">Threshold Cryptography Based Data Security in Cloud Computing</text:p>
      <text:p text:style-name="P2">Emerging Technologies for Health Data Analytics Research: A Conceptual Architecture</text:p>
      <text:p text:style-name="P2">Real-time video processing framework for functional testing of the DTV/STB devices based on heterogeneous multi-core platform</text:p>
      <text:p text:style-name="P2">Epitaxial Growth of Silicon Carbide</text:p>
      <text:p text:style-name="P2">A graphical active fault tolerant control approach</text:p>
      <text:p text:style-name="P2">Middleware for coordinating a tactical router with SOA services</text:p>
      <text:p text:style-name="P2">Automatic multi-objective optimization of parameters for hardware and code optimizations</text:p>
      <text:p text:style-name="P2">Charging point strategies for electric commercial vehicles</text:p>
      <text:p text:style-name="P2">.Net Micro Framework gadgeteer measurement applications development</text:p>
      <text:p text:style-name="P2">Deployment case studies of an energy efficient protected LR-PON architecture</text:p>
      <text:p text:style-name="P2">Efficient OFDM Denial: Pilot Jamming and Pilot Nulling</text:p>
      <text:p text:style-name="P2">Efficient Substrate Noise Coupling Verification and Failure Analysis Methodology for Smart Power ICs in Automotive Applications</text:p>
      <text:p text:style-name="P2"><text:soft-page-break/>Evaluating a Game Motion-Based Control by Using Kansei Engineering Knowledge</text:p>
      <text:p text:style-name="P2">A User Context Management Approach for Query Personalization Settings</text:p>
      <text:p text:style-name="P2">Decoupled teleoperation of a holonomic mobile-manipulator system using automatic switching</text:p>
      <text:p text:style-name="P2">The evaluation of lean logistics performance based on balanced score card and unascertained sets</text:p>
      <text:p text:style-name="P2">Distributed algorithm for energy management in smart grids</text:p>
      <text:p text:style-name="P2">Intelligent vehicle trajectory tracking based on neural networks sliding mode control</text:p>
      <text:p text:style-name="P2">Optimal Planning of charging station for electric vehicle based on particle swarm optimization</text:p>
      <text:p text:style-name="P2">Efficient edge detection method for anatomic feature extraction of neuro-sensory tissue image based on optical coherence tomography</text:p>
      <text:p text:style-name="P2">Security and privacy of using AllJoyn IoT framework at home and beyond</text:p>
      <text:p text:style-name="P2">Effect of blur Gaussian in MIMO optical camera communications</text:p>
      <text:p text:style-name="P2">Polynomial Complexity Asynchronous Control Circuit Synthesis of Concurrent Specifications Based on Burst-Mode FSM Decomposition</text:p>
      <text:p text:style-name="P2">Efficient Replica Consistency Model (ERCM) for update propagation in Data Grid Environment</text:p>
      <text:p text:style-name="P2">Statistical approach to online prognostics of turbine engine components</text:p>
      <text:p text:style-name="P2">A survey on Big Data storage strategies</text:p>
      <text:p text:style-name="P2">Autonomous optimization techniques for cognitive dynamic wireless systems</text:p>
      <text:p text:style-name="P2">Delay Asymmetry Correction Model for Master-Slave Synchronization Protocols</text:p>
      <text:p text:style-name="P2">Decoupling active and passive hybrid radial magnetic bearing</text:p>
      <text:p text:style-name="P2">Teaching Computational Thinking by Playing Games and Building Robots</text:p>
      <text:p text:style-name="P2">Implementation of secure customized monitoring tool for adapative distributed systems</text:p>
      <text:p text:style-name="P2">Analyzing academic and social usage of mobile telecommunications at a Nigerian University</text:p>
      <text:p text:style-name="P2">Linear Model Predictive Control for the encirclement of a target using a quadrotor aircraft</text:p>
      <text:p text:style-name="P2">Resource Gathering and Application Mode towards Group Integrated Superiority</text:p>
      <text:p text:style-name="P2">Joint pricing and production decisions for new and remanufactured products</text:p>
      <text:p text:style-name="P2">Massively Parallel Fluid Simulations on Amazon's HPC Cloud</text:p>
      <text:p text:style-name="P2">Appearance-based object recognition using weighted longest increasing subsequence</text:p>
      <text:p text:style-name="P2">Transmission power management for throughput maximization in harvesting enabled D2D network</text:p>
      <text:p text:style-name="P2">ReSim: A reusable library for RTL simulation of dynamic partial reconfiguration</text:p>
      <text:p text:style-name="P2">Introduction to Infrastructure Security Minitrack</text:p>
      <text:p text:style-name="P2">The reliability of SiGe HBT under swift heavy ion irradiation</text:p>
      <text:p text:style-name="P2">First Space Surface Bistatic fixed receiver SAR images with a navigation satellite</text:p>
      <text:p text:style-name="P2">Agile enterprise - research on flexibility</text:p>
      <text:p text:style-name="P2">Region-of-interest video coding for enabling surgical telementoring in low-bandwidth scenarios</text:p>
      <text:p text:style-name="P2"><text:soft-page-break/>The Ways We Play, Part 2: Mobile Game Changers</text:p>
      <text:p text:style-name="P2">SFML: Screening form markup language for healthcare service</text:p>
      <text:p text:style-name="P2">Graphene oxide and TiO2 nano-particle composite based nonvolatile memory</text:p>
      <text:p text:style-name="P2">A framework for real-time monitoring of acoustic events using a wireless sensor network</text:p>
      <text:p text:style-name="P2">IEEE Systems, Man, and Cybernetics Society Information</text:p>
      <text:p text:style-name="P2">SASLO: Support User-Customized SLO Policy via Programmable End-to-End VM-Oriented IO Control</text:p>
      <text:p text:style-name="P2">Wide tuning range voltage controlled oscillator (VCO) with minimized phase noise variation in nanoscale CMOS technology</text:p>
      <text:p text:style-name="P2">The Role of Environmental Assumptions in Failures of DNA Nanosystems</text:p>
      <text:p text:style-name="P2">Hunting for smells in natural language tests</text:p>
      <text:p text:style-name="P2">Enabling vehicular networking in the MobilityFirst future internet architecture</text:p>
      <text:p text:style-name="P2">Implementation of FFT and CRBLASTER on the Maestro processor</text:p>
      <text:p text:style-name="P2">Graceful Space Degradation: An Uneven Space Management for Flash Storage Devices</text:p>
      <text:p text:style-name="P2">GSAN: Green Cloud-Simulation for Storage Area Networks</text:p>
      <text:p text:style-name="P2">Multi-forest Tracker: A Chameleon in Tracking</text:p>
      <text:p text:style-name="P2">Message from the Technical Program Committee Co-Chairs</text:p>
      <text:p text:style-name="P2">Research on imaging detection of RF leakage on the surface of spacecraft</text:p>
      <text:p text:style-name="P2">Simulation analysis of directed diffusion and SPIN routing protocol in wireless sensor network</text:p>
      <text:p text:style-name="P2">Hybrid AC–DC Microgrids With Energy Storages and Progressive Energy Flow Tuning</text:p>
      <text:p text:style-name="P2">Investigation on Rogowski coil performance for structuring its design methodology</text:p>
      <text:p text:style-name="P2">HVDC test environment for loss measurements on multilevel converter modules</text:p>
      <text:p text:style-name="P2">IBM zNext - the 3rd generation high frequency microprocessor chip</text:p>
      <text:p text:style-name="P2">A Framework for Monkey GUI Testing</text:p>
      <text:p text:style-name="P2">New forms of continuing education teacher profile processing of polymers</text:p>
      <text:p text:style-name="P2">Integrated microfluidic cooling of high power passive and active devices on multilayer organic substrate</text:p>
      <text:p text:style-name="P2">Applications of the Future Internet Engineering Project</text:p>
      <text:p text:style-name="P2">How to measure “soft” things?</text:p>
      <text:p text:style-name="P2">Towards a better combination of the MADM algorithms for the Vertical Handover optimization in a mobile network multi-access environment</text:p>
      <text:p text:style-name="P2">An Equivalent Parameter Extraction Method of Transient Electric Circuit and Magnetic Field Coupled Problems Based on Sensitivity Computation of System Equations</text:p>
      <text:p text:style-name="P2">Pre-assessment and Learning Recommendation Mechanism for a Multi-agent System</text:p>
      <text:p text:style-name="P2">An Isolated Three-Port Bidirectional DC–DC Converter for Photovoltaic Systems With Energy Storage</text:p>
      <text:p text:style-name="P2">Reliability improvement in multicore architectures through computing in embedded memory</text:p>
      <text:p text:style-name="P2"><text:soft-page-break/>Design of a measurement device explaining the relationship between the concentration of solution and the light absorbance for chemical education</text:p>
      <text:p text:style-name="P2">Linearizing control of shipboard multi-machine MVDC power systems feeding Constant Power Loads</text:p>
      <text:p text:style-name="P2">Improved Short-Channel Characteristics With Long Data Retention Time in Extreme Short-Channel Flash Memory Devices</text:p>
      <text:p text:style-name="P2">Immersive and collaborative data visualization using virtual reality platforms</text:p>
      <text:p text:style-name="P2">IEEE Standard for Electrical Safety Practices in Electrolytic Cell Line Working Zones - Redline</text:p>
      <text:p text:style-name="P2">A Variational Bayes approach for reliable underwater navigation</text:p>
      <text:p text:style-name="P2">HLS based design of a mixed architecture for H.264/AVC CAVLD</text:p>
      <text:p text:style-name="P2">A Study on Energy Consumption and Economic Growth of Three Northeastern Provinces in China</text:p>
      <text:p text:style-name="P2">Customer Satisfaction Evaluation in Retail Businesses</text:p>
      <text:p text:style-name="P2">Asymmetric AC electrophoresis with insulated electrodes: Toward positional control of microand nanoscale devices</text:p>
      <text:p text:style-name="P2">ISDM adoption using Delphi and AHP</text:p>
      <text:p text:style-name="P2">Gyrator-Capacitor Approach to Modeling a Continuously Variable Series Reactor</text:p>
      <text:p text:style-name="P2">Background-Modeling-Based Adaptive Prediction for Surveillance Video Coding</text:p>
      <text:p text:style-name="P2">Fabrication of thermoresponsive gel blocks using hysteresis towards cell assembly</text:p>
      <text:p text:style-name="P2">Telexistence: Enabling Humans to Be Virtually Ubiquitous</text:p>
      <text:p text:style-name="P2">CFD study of single phase flow in a PWR spacer grid</text:p>
      <text:p text:style-name="P2">The impact of integrated wireless and mobile communication technologies on the corporate world</text:p>
      <text:p text:style-name="P2">Spectral-spatial concept of hierarchical and elastic optical networking</text:p>
      <text:p text:style-name="P2">Descriptors for DNA sequences based on joint diagonalization of their feature matrices from dinucleotide physicochemical properties</text:p>
      <text:p text:style-name="P2">A study on the innovation of corporate culture construction and transmission on the theory of excellent quality</text:p>
      <text:p text:style-name="P2">Synergistic policy and virtual machine consolidation in cloud data centers</text:p>
      <text:p text:style-name="P2">A case for CDN-as-a-service in the cloud: A Mobile Cloud Networking argument</text:p>
      <text:p text:style-name="P2">Analysis of PV arrays for residential applications using a Three-Phase step-up isolated DC-DC converter with High-Frequency Transformer</text:p>
      <text:p text:style-name="P2">Inter-operator resource sharing based on network virtualization</text:p>
      <text:p text:style-name="P2">A framework for evaluating lean implementation appropriateness</text:p>
      <text:p text:style-name="P2">Developing the Concept of Money by Interactive Computer Games for Autistic Children</text:p>
      <text:p text:style-name="P2">Multidirectional routing in wavelength selective switches</text:p>
      <text:p text:style-name="P2">Improving Argos Doppler Location Using Multiple-Model Kalman Filtering</text:p>
      <text:p text:style-name="P2">Nonlinear multi-physics model for casting metal in an industrial microwave furnace</text:p>
      <text:p text:style-name="P2">Improvement of cartographic information for the WMS and WFS Web services</text:p>
      <text:p text:style-name="P2">Integrated surveillance capability gap analysis</text:p>
      <text:p text:style-name="P2">Sizing Study of Second Life Li-ion Batteries for Enhancing Renewable Energy Grid Integration</text:p>
      <text:p text:style-name="P2"><text:soft-page-break/>Notice of Retraction&lt;BR&gt;Comparative analysis on corporate governance in BRICs</text:p>
      <text:p text:style-name="P2">ArchiBrain: A Conceptual Platform for the Visualization of Collaborative Design</text:p>
      <text:p text:style-name="P2">Preparation for embedded systems laboratories the virtual workspace approach</text:p>
      <text:p text:style-name="P2">The comparison of the near field beam patterns of 1D-CR MIMO and 2D-CR MIMO arrays</text:p>
      <text:p text:style-name="P2">A token-based authorized file-sharing protocol for BitTorrent-like P2P systems</text:p>
      <text:p text:style-name="P2">The Development of CMOS Image Sensor Driver Program Based on OMAP3530</text:p>
      <text:p text:style-name="P2">Lensed Dual-Fiber Probe for the Effective Collection of Fluorescence Signals</text:p>
      <text:p text:style-name="P2">Customer tracking systems based on identifiers of mobile phones</text:p>
      <text:p text:style-name="P2">Ieee approved draft standard for local and metropolitan area networks part 15.4: low rate wireless personal area networks (lr-wpans) amendment: physical layer (phy) specifications for low data rate wireless smart metering utility networks</text:p>
      <text:p text:style-name="P2">A non-technical XACML target editor for dynamic access control systems</text:p>
      <text:p text:style-name="P2">On the resilience of mission critical applications</text:p>
      <text:p text:style-name="P2">Flexible transition metal dichalcogenide field-effect transistors: A circuit-level simulation study of delay and power under bending, process variation, and scaling</text:p>
      <text:p text:style-name="P2">Remote demo for encoders' tutorial</text:p>
      <text:p text:style-name="P2">Load frequency control analysis using AGC, TCPS and SMES</text:p>
      <text:p text:style-name="P2">A study of student perceptions on blended and online learning over traditional classroom instruction at South East European University</text:p>
      <text:p text:style-name="P2">Semisupervised Hyperspectral Band Selection Via Spectral–Spatial Hypergraph Model</text:p>
      <text:p text:style-name="P2">Neural drive estimation using the hypothesis of muscle synergies and the state-constrained Kalman filter</text:p>
      <text:p text:style-name="P2">Subpermutation-Based Evolutionary Multiobjective Algorithm for Load Restoration in Power Distribution Networks</text:p>
      <text:p text:style-name="P2">Managing gate and ramp operations to reduce delay, fuel burn, and costs</text:p>
      <text:p text:style-name="P2">Near-optimal configuration of service pool size in service composition</text:p>
      <text:p text:style-name="P2">Development of regulatory aspects for promoting Smart Grid with renewable energy resources: The Egyptian case</text:p>
      <text:p text:style-name="P2">Privacy-preserving deep packet inspection in outsourced middleboxes</text:p>
      <text:p text:style-name="P2">[Back cover]</text:p>
      <text:p text:style-name="P2">SmartDomoGrid: Reference architecture and use case analyses for a grid-customer interaction</text:p>
      <text:p text:style-name="P2">Metrics Based Software Supplier Selection - Best Practice Used in the Largest Dutch Telecom Company</text:p>
      <text:p text:style-name="P2">Development and implement of the IP camera based on DM6437</text:p>
      <text:p text:style-name="P2">Prediction of vacuum cleaner motor brush life: a regression approach</text:p>
      <text:p text:style-name="P2">A generalized design method for directivity patterns of spherical microphone arrays</text:p>
      <text:p text:style-name="P2">Developing multi-agent system robotics</text:p>
      <text:p text:style-name="P2">High temperature SiC-sensors</text:p>
      <text:p text:style-name="P2"><text:soft-page-break/>Implantable Flexible Pressure Measurement System Based on Inductive Coupling</text:p>
      <text:p text:style-name="P2">Transforming massive data to pragmatic target marketing practice</text:p>
      <text:p text:style-name="P2">Considerations on Web Document Designs</text:p>
      <text:p text:style-name="P2">Finite element analysis of trabecular bone with bone marrow fat</text:p>
      <text:p text:style-name="P2">Modelling and forecasting electricity load using lasso methods</text:p>
      <text:p text:style-name="P2">An Enhanced Genetic Algorithm for &lt;italic&gt;Ab Initio&lt;/italic&gt; Protein Structure Prediction</text:p>
      <text:p text:style-name="P2">Cellular-based location service to support GeoUnicast communications in vehicular wireless networks</text:p>
      <text:p text:style-name="P2">Fast synchronous AC-DC transfer measurements with a programmable Josephson AC voltage standard</text:p>
      <text:p text:style-name="P2">Track-and-Tune Light Field Image Sensor</text:p>
      <text:p text:style-name="P2">Optimization Combination Forecast Method of SVM and WNN for Power Load Forecasting</text:p>
      <text:p text:style-name="P2">Design and realization camera controller for a Remote Sensing Payload of nanosatellite FPGA (Field Programmable Gate Array) system based</text:p>
      <text:p text:style-name="P2">Information technologies in nanotechnologies</text:p>
      <text:p text:style-name="P2">Operating system security by integrity checking and recovery using write-protected storage</text:p>
      <text:p text:style-name="P2">Gateway-based interdomain routing scheme for intentional named message delivery in Disruption Tolerant Networks</text:p>
      <text:p text:style-name="P2">Enhancing LOD Complex Query Building with Context</text:p>
      <text:p text:style-name="P2">Improving the Accuracy and Efficiency of Time-Independent Trace Replay</text:p>
      <text:p text:style-name="P2">Characteristics of glucose biosensors with glucose oxidase deposited under high electric field</text:p>
      <text:p text:style-name="P2">Applying hybrid SDN in LTE/EPC architecture using OpenFlow and NetFlow concepts</text:p>
      <text:p text:style-name="P2">EAS+: A unified event processing framework for component-based network management system</text:p>
      <text:p text:style-name="P2">A novel X band-notch ultra wideband antenna with inverted T-shape conductor</text:p>
      <text:p text:style-name="P2">Formal methods for safety critical system specification</text:p>
      <text:p text:style-name="P2">Mejora de la monitorización y ejecución de procesos de negocio con integración y socialización</text:p>
      <text:p text:style-name="P2">Security configuration analytics using video games</text:p>
      <text:p text:style-name="P2">Ultralow Contact Resistivity of Cu/Au With &lt;formula formulatype="inline"&gt; &lt;img src="/images/tex/387.gif" alt="p"&gt; &lt;/formula&gt;-Type ZnS Nanoribbons for Nanoelectronic Applications</text:p>
      <text:p text:style-name="P2">Modeling Dynamic Interaction in Virtual Environments and the Evaluation of Dynamic Virtual Fixtures</text:p>
      <text:p text:style-name="P2">QIMS: An integrated image measurement and management system for engineering and scientific application</text:p>
      <text:p text:style-name="P2">Toward network controlled IP traffic offloading</text:p>
      <text:p text:style-name="P2">Autonomous real time requirements tracing</text:p>
      <text:p text:style-name="P2">PAPDroid: Personalization Awareness Privacy Protection in Android</text:p>
      <text:p text:style-name="P2">Software design and development of the signal integrated test system for the launch vehicle control system</text:p>
      <text:p text:style-name="P2">Social media adoption model for smart entrepreneur</text:p>
      <text:p text:style-name="P2"><text:soft-page-break/>Assessment of determinants influencing customers adoption of network provider: An empirical study</text:p>
      <text:p text:style-name="P2">Knowledge acquisition at human-computer interaction for product definition</text:p>
      <text:p text:style-name="P2">Performance analysis of host based and network based IP mobility management schemes over IPv6 network</text:p>
      <text:p text:style-name="P2">Modified Bryson-Frazier Smoother Cross-Covariance</text:p>
      <text:p text:style-name="P2">Off-the-Shelf Low-Cost Target Tracking Architecture for Wireless Communications</text:p>
      <text:p text:style-name="P2">Semantic service composition mechanism for component-based robotic system</text:p>
      <text:p text:style-name="P2">Planar spiral AMCs integrated on 60 GHz antennas</text:p>
      <text:p text:style-name="P2">Visualization of baseball player's defensive range using a probability ellipse</text:p>
      <text:p text:style-name="P2">Scalable multi-precision simulation of spiking neural networks on GPU with OpenCL</text:p>
      <text:p text:style-name="P2">BMTutor research design: Malay sentence parse tree visualization</text:p>
      <text:p text:style-name="P2">Study of HRV Dynamics and Comparison Using Wavelet Analysis and Pan Tompkins Algorithm</text:p>
      <text:p text:style-name="P2">GPR analysis of a masonry arch for structural assessment</text:p>
      <text:p text:style-name="P2">An hyperreality imagination based reasoning and evaluation system (HIRES)</text:p>
      <text:p text:style-name="P2">A comparison study on human action recognition from video streams</text:p>
      <text:p text:style-name="P2">Improvement of the direct kinematic model of a haptic device for medical application in real time using an extra sensor</text:p>
      <text:p text:style-name="P2">Open education at universities, quo vadis</text:p>
      <text:p text:style-name="P2">A Profust Reliability Based Approach to Prognostics and Health Management</text:p>
      <text:p text:style-name="P2">Design and realization of DICOM/HL7 gateway in PACS</text:p>
      <text:p text:style-name="P2">An extraction method of solid line graph elements in mathematical graphs for automating translation of tactile graphics</text:p>
      <text:p text:style-name="P2">Online Evaluation Methodology of Laboratory Sessions in Computer Science Degrees</text:p>
      <text:p text:style-name="P2">Guest Editorial Special Section on Embedded and Reconfigurable Systems</text:p>
      <text:p text:style-name="P2">Coordinated scheduling via frequency and power allocation optimization in LTE cellular networks</text:p>
      <text:p text:style-name="P2">Reliable Offline Signature Verification with Cascade Classifier Ensemble</text:p>
      <text:p text:style-name="P2">A high-frequency transimpedance amplifier for CMOS integrated 2D CMUT array towards 3D ultrasound imaging</text:p>
      <text:p text:style-name="P2">An integrated composition model for collaboration in the cloud</text:p>
      <text:p text:style-name="P2">An evaluation of online privacy and policies of social networks</text:p>
      <text:p text:style-name="P2">Expectation Propagation for Near-Optimum Detection of MIMO-GFDM Signals</text:p>
      <text:p text:style-name="P2">A Stress Concentration MOSFET Structure</text:p>
      <text:p text:style-name="P2">Impact of Conifer Forest Litter on Microwave Emission at L-Band</text:p>
      <text:p text:style-name="P2">Poster abstract: Occupancy estimation using real and virtual sensors</text:p>
      <text:p text:style-name="P2">Design &amp; full-wave EM simulation of Ku-band orthomode transducer (OMT)</text:p>
      <text:p text:style-name="P2">Study of arrhythmia prevalence in NUVANT Mobile Cardiac Telemetry system patients</text:p>
      <text:p text:style-name="P2"><text:soft-page-break/>A user authentication-based probabilistic risk approach for Wireless Sensor Networks</text:p>
      <text:p text:style-name="P2">Best Practices for Scalable Power Measurement and Control</text:p>
      <text:p text:style-name="P2">Conception of a piezoelectric linear motor for the generation of high linear forces</text:p>
      <text:p text:style-name="P2">On the coexistence of cognitive radio ad hoc networks in TV White Space</text:p>
      <text:p text:style-name="P2">A reliable ultracapacitor based solar energy harvesting system for Wireless Sensor network enabled intelligent buildings</text:p>
      <text:p text:style-name="P2">Compact model for the characterization of a piezoelectric bend-mode droplet generator</text:p>
      <text:p text:style-name="P2">A Stable and Distributed Community Detection Algorithm Based on Maximal Cliques</text:p>
      <text:p text:style-name="P2">Defensive maneuver cyber platform modeling with Stochastic Petri Nets</text:p>
      <text:p text:style-name="P2">Novel authentication system using visual cryptography</text:p>
      <text:p text:style-name="P2">A comparative performance study of the routing protocols RPL, LOADng and LOADng-CTP with bidirectional traffic for AMI scenario</text:p>
      <text:p text:style-name="P2">The effects of noise on model inversion for the retrieval of forest structure from SAR data</text:p>
      <text:p text:style-name="P2">An extensive investigation of the four point bending test for interface characterization</text:p>
      <text:p text:style-name="P2">A multidisciplinary non-destructive approach to analyze moisture in historic masonry structures: Integration of both field and synthetic GPR data generated from photogrammetric and infrared imaging</text:p>
      <text:p text:style-name="P2">A Hybrid TCP congestion mechanism to improve mobile WiMAX networks</text:p>
      <text:p text:style-name="P2">Mutually complementary communication protocol based on destination oriented directed acyclic graph</text:p>
      <text:p text:style-name="P2">Methods for Person-Centered Continuous Pain Intensity Assessment From Bio-Physiological Channels</text:p>
      <text:p text:style-name="P2">Electrolytic capacitors from the postwar period to the present</text:p>
      <text:p text:style-name="P2">Design of an enhanced authentication protocol and its verification using AVISPA</text:p>
      <text:p text:style-name="P2">A 20μW 10MHz relaxation oscillator with adaptive bias and fast self-calibration in 40nm CMOS for micro-aerial robotics application</text:p>
      <text:p text:style-name="P2">Multichannel EEG-based biometric using improved RBF neural networks</text:p>
      <text:p text:style-name="P2">High-Resolution All-Digital Duty-Cycle Corrector in 65-nm CMOS Technology</text:p>
      <text:p text:style-name="P2">Evolution of aerospace simulation: From immersive Virtual Reality to serious games</text:p>
      <text:p text:style-name="P2">Google Apps as solution of communication issues in educational process</text:p>
      <text:p text:style-name="P2">Energy efficient mobile backhaul: From research to standardization</text:p>
      <text:p text:style-name="P2">The influence of control methods in technological process to save electrical energy</text:p>
      <text:p text:style-name="P2">Towards Fully Declarative High-Level Interaction Models: An Approach Facilitating Automated GUI Generation</text:p>
      <text:p text:style-name="P2">Rhetorical robots: Making robots more effective speakers using linguistic cues of expertise</text:p>
      <text:p text:style-name="P2">IEEE Draft Standard Design Criteria of Complex Virtual Instruments for Ocean Observation</text:p>
      <text:p text:style-name="P2">Security-functionality tradeoffs in IP transition phase</text:p>
      <text:p text:style-name="P2">Research on the Construction of the Logistics Information Platform in Large-Scale Coal Enterprises</text:p>
      <text:p text:style-name="P2">Feasibility for Microwaves Energy to Affect Biological Systems Via Nonthermal Mechanisms: A Systematic Approach</text:p>
      <text:p text:style-name="P2"><text:soft-page-break/>Expert system for fish disease diagnosis based on fuzzy neural network</text:p>
      <text:p text:style-name="P2">Making the business case for asset life extension</text:p>
      <text:p text:style-name="P2">Security Issues in All-Optical Networks</text:p>
      <text:p text:style-name="P2">Reliable Inkjet-Printed Interconnections on Foil-Type Li-Ion Batteries</text:p>
      <text:p text:style-name="P2">Study of reference model for agro-geoinformation standards</text:p>
      <text:p text:style-name="P2">A survey and analysis of cloud model-based security for computing secure cloud bursting and aggregation in renal environment</text:p>
      <text:p text:style-name="P2">Fifth-Generation Technologies Trials [Mobile Radio]</text:p>
      <text:p text:style-name="P2">Research on Inland Ship Navigation Status Monitoring System</text:p>
      <text:p text:style-name="P2">Japanese SRPBS for BMI research: Decoded neurofeedback as a causal tool in systems neuroscience</text:p>
      <text:p text:style-name="P2">A novel multi-step algorithm for low-energy positioning using GPS</text:p>
      <text:p text:style-name="P2">Voice for the voiceless</text:p>
      <text:p text:style-name="P2">Locating major harmonic current contributors by layered knowledge discovery in database</text:p>
      <text:p text:style-name="P2">TSC's coordinated intraday capacity calculation concept</text:p>
      <text:p text:style-name="P2">Radiation-induced soft error rate analyses for 14 nm FinFET SRAM devices</text:p>
      <text:p text:style-name="P2">Terahertz beam waveguide feed cassegrain quasi-optical mono-pulse antenna test system</text:p>
      <text:p text:style-name="P2">Applicability of Macroscopic Transport Models to Decananometer MOSFETs</text:p>
      <text:p text:style-name="P2">Low energy cooling technology for a cubesat mobile ground station</text:p>
      <text:p text:style-name="P2">LambdaFicator: From imperative to functional programming through automated refactoring</text:p>
      <text:p text:style-name="P2">Smooth Asset Workflows, Bigfoot, and UFOs</text:p>
      <text:p text:style-name="P2">Face recognition model applied to the missing people problem</text:p>
      <text:p text:style-name="P2">Nonlinear frequency mixing in a surface nanoscale axial photonics resonator</text:p>
      <text:p text:style-name="P2">Development of insurance server system based on vehicle driving information</text:p>
      <text:p text:style-name="P2">A practical framework for the generation and selection of strategic plans of action: The relevance of timeframe considerations and a systems thinking approach</text:p>
      <text:p text:style-name="P2">Improving patient matching: Single patient view for Clinical Decision Support using Big Data analytics</text:p>
      <text:p text:style-name="P2">Signal compression using the discrete wavelet transform and the discrete cosine transform</text:p>
      <text:p text:style-name="P2">EEG signal with feature extraction using SVM and ICA classifiers</text:p>
      <text:p text:style-name="P2">Message from the general chairman and vice-chairman</text:p>
      <text:p text:style-name="P2">Implementation of a Balanced Scorecard in a assistance insurance company</text:p>
      <text:p text:style-name="P2">Using motivation derived from computer gaming in the context of computer based instruction</text:p>
      <text:p text:style-name="P2">A novel relay transmission system combining STBC-MRC and RoF</text:p>
      <text:p text:style-name="P2">Developing a Smart Semantic Web With Linked Data and Models for Near-Real-Time Monitoring of Red Tides in the Eastern Gulf of Mexico</text:p>
      <text:p text:style-name="P2"><text:soft-page-break/>DECAF: A Platform-Neutral Whole-System Dynamic Binary Analysis Platform</text:p>
      <text:p text:style-name="P2">Analysis of damping oscillation using discrete control signals from Phasor Measurement Unit (PMU)</text:p>
      <text:p text:style-name="P2">Data Portraits</text:p>
      <text:p text:style-name="P2">Model for monitoring and control of software production in distributed projects</text:p>
      <text:p text:style-name="P2">Classification of Multichannel Signals With Cumulant-Based Kernels</text:p>
      <text:p text:style-name="P2">Layout geometry impact on nLDMOS devices for high-voltage ESD protection</text:p>
      <text:p text:style-name="P2">A Low-Cost Sensor Network for Real-Time Monitoring and Contamination Detection in Drinking Water Distribution Systems</text:p>
      <text:p text:style-name="P2">Remote communication support system as communication catalyst for dementia care</text:p>
      <text:p text:style-name="P2">Mathematical efficiency calibration with uncertain source geometries using smart optimization</text:p>
      <text:p text:style-name="P2">Low-complexity air-interface-agnostic cooperative parasitic multi-antenna spectrum sharing system</text:p>
      <text:p text:style-name="P2">Research on TTC200 Controller Hardware-in-the-Loop Simulation Base on dSPACE</text:p>
      <text:p text:style-name="P2">Transforming STEM to STEAM (Work in Progress): How a traditionally run STEM camp succesfully incorporated the arts into its framework</text:p>
      <text:p text:style-name="P2">Towards a theoretical framework for understanding Muslim-Centered User Interface Design</text:p>
      <text:p text:style-name="P2">A space vector PWM realization technique in matrix converter</text:p>
      <text:p text:style-name="P2">Mobile Pediatric Consultation and Monitoring System through Semantic Web Technology</text:p>
      <text:p text:style-name="P2">Does the Cloud need new algorithms? An introduction to elastic algorithms</text:p>
      <text:p text:style-name="P2">H&lt;sub&gt;∞&lt;/sub&gt; Controller Design of Networked Control Systems with Markov Packet Dropouts</text:p>
      <text:p text:style-name="P2">Brain activity during walking in patient with spinal cord injury</text:p>
      <text:p text:style-name="P2">Vision-based automatic die-cutting system with high-precision</text:p>
      <text:p text:style-name="P2">Insole plantar pressure systems in the gait analysis of post-stroke rehabilitation</text:p>
      <text:p text:style-name="P2">Notice of Retraction&lt;BR&gt;The design research and application of muti-park plant computer network system</text:p>
      <text:p text:style-name="P2">Dependence of charge accumulation on sample thickness in Nano-SiO&lt;sub&gt;2&lt;/sub&gt; doped IDPE</text:p>
      <text:p text:style-name="P2">European robotics challenges — A retrospective analysis of stage I towards a better challenge design in the future</text:p>
      <text:p text:style-name="P2">A message structure to communicate current/predicted surveillance service status</text:p>
      <text:p text:style-name="P2">Virtualized sub-GHz transmission paired with mobile access for the Tactile Internet</text:p>
      <text:p text:style-name="P2">A new super-junction VDMOS realizing fast reverse recovery</text:p>
      <text:p text:style-name="P2">Toward the integration of IVC-based services into ITS architecture standards</text:p>
      <text:p text:style-name="P2">Investigation of Stabilizer Material Properties Used With &lt;italic&gt;RE&lt;/italic&gt;BCO Coated Conductor Tapes for the Application in a 20-kA High-Temperature Superconductor Current Lead</text:p>
      <text:p text:style-name="P2">On the Design of Efficient Multi-Coil Telemetry System for Biomedical Implants</text:p>
      <text:p text:style-name="P2">A 32-bit RISC-V AXI4-lite bus-based microcontroller with 10-bit SAR ADC</text:p>
      <text:p text:style-name="P2">A parallel Remote Center of Motion mechanism for needle-based medical interventions</text:p>
      <text:p text:style-name="P2"><text:soft-page-break/>Intelligent features in TELEASIS telecare system</text:p>
      <text:p text:style-name="P2">New forecasting-based solutions for optimal energy consumption in microgrids with load shedding: Case study: Petroleum platform</text:p>
      <text:p text:style-name="P2">Implementing ZigBee network in forest regions — Considerations, modeling and evaluations</text:p>
      <text:p text:style-name="P2">Use of technological tools for Parkinson's disease early detection: A review</text:p>
      <text:p text:style-name="P2">Maestro: A cloud computing framework with automated locking</text:p>
      <text:p text:style-name="P2">Managing the Quality of Virtualized Services</text:p>
      <text:p text:style-name="P2">When are Real-Time Feedback Loops Most Valuable? New Insights from Bandit Simulations of Decision Making in Turbulent Environments</text:p>
      <text:p text:style-name="P2">GIG End-to-End Policy Based Network Management: A new approach to large-scale distributed automation</text:p>
      <text:p text:style-name="P2">Interfaces between AC and DC systems an inconvenient coexistence</text:p>
      <text:p text:style-name="P2">The analysis of the rolling stock emergency states detection system operation</text:p>
      <text:p text:style-name="P2">On a Distributed Approach for Density-Based Clustering</text:p>
      <text:p text:style-name="P2">Clustering Emergency Department patients - an assessment of group normality</text:p>
      <text:p text:style-name="P2">An Improved Scheme for Target Discrimination in High-Resolution SAR Images</text:p>
      <text:p text:style-name="P2">A 1.2V 10-bit 5 MS/s CMOS cyclic ADC</text:p>
      <text:p text:style-name="P2">A Novel Microwave Tomography System Based on the Scattering Probe Technique</text:p>
      <text:p text:style-name="P2">A Bio-Realistic Analog CMOS Cochlea Filter With High Tunability and Ultra-Steep Roll-Off</text:p>
      <text:p text:style-name="P2">Real-Time Pitch Training System for Violin Learners</text:p>
      <text:p text:style-name="P2">Ergonomics Research of HUD Interface Based on GL Studio</text:p>
      <text:p text:style-name="P2">Analyzing the transient response of MOX gas sensors to improve the lifetime of distributed sensing systems</text:p>
      <text:p text:style-name="P2">An experiential analysis of microarray time series data of cancer metastasis using XMAS</text:p>
      <text:p text:style-name="P2">Ultra-wideband RADAR system for range measurement</text:p>
      <text:p text:style-name="P2">Integration of resident's energy costs in short stay accommodation billing system</text:p>
      <text:p text:style-name="P2">A integrated inventory model with imperfect production and inspection under trade credit financing</text:p>
      <text:p text:style-name="P2">Fast converging digital MPPT control for photovoltaic (PV) applications</text:p>
      <text:p text:style-name="P2">Assisted living: Home physiotherapy demo</text:p>
      <text:p text:style-name="P2">A scalar interpolator/compressor for the improvement of sensor linearity</text:p>
      <text:p text:style-name="P2">Construction of the new network financial reporting model based on the event accounting theory and XBRL</text:p>
      <text:p text:style-name="P2">Self-aware architecture to support partial control of emergent behavior</text:p>
      <text:p text:style-name="P2">Low cycle fatigue crack growth in nanostructure copper</text:p>
      <text:p text:style-name="P2">An architecture for mobile computation offloading on cloud-enabled LTE small cells</text:p>
      <text:p text:style-name="P2">NNLSF: A fast and informative fitting method for XANES chemical mapping analysis</text:p>
      <text:p text:style-name="P2">Material based acoustic signal classification - A subspace-based approach</text:p>
      <text:p text:style-name="P2"><text:soft-page-break/>Services innovation in construction machinery industry: A case study of China</text:p>
      <text:p text:style-name="P2">On the Application of IOT (Internet of Things) for Securing Industrial Threats</text:p>
      <text:p text:style-name="P2">Voice command system based on pipelining classifiers GMM-HMM</text:p>
      <text:p text:style-name="P2">A PDM System for Small and Medium Enterprises Based on .Net Framework</text:p>
      <text:p text:style-name="P2">Security offload using the SmartNIC, A programmable 10 Gbps ethernet NIC</text:p>
      <text:p text:style-name="P2">Influence of H2S annealing and buffer layer on CZTS solar cells sputtered from a quaternary compound target</text:p>
      <text:p text:style-name="P2">CRS: Registration extension of the OpenConf™ Conference Management System</text:p>
      <text:p text:style-name="P2">Influential factors in low-temperature direct bonding of silicon dioxide</text:p>
      <text:p text:style-name="P2">Performances of Principal Component Analysis for the extraction of respiratory signal from Time-of-Flight PET coincidences stream</text:p>
      <text:p text:style-name="P2">A model of thermoeconomic for marine steam power plants based on Monte Carlo method</text:p>
      <text:p text:style-name="P2">Investigations of the optical properties of ZnO-metal oxide core-shell nanowire arrays for use in advanced optoelectronics</text:p>
      <text:p text:style-name="P2">Semantic and Cross-Language Information Retrieval for Thai Herbs and Modern Medicine</text:p>
      <text:p text:style-name="P2">Overview of the EBU Loudness Recommendation R 128</text:p>
      <text:p text:style-name="P2">Measuring the degree distribution of routers in the core internet</text:p>
      <text:p text:style-name="P2">NN based support system for renewable energy forecasting</text:p>
      <text:p text:style-name="P2">Performance of PTS-Based Firefly Algorithm Scheme for PAPR Reduction in SFBC MIMO-OFDM Communication Systems</text:p>
      <text:p text:style-name="P2">Accommodate Apache YARN to long-lived services</text:p>
      <text:p text:style-name="P2">Application of biomass for the production of energy in the Portuguese textile industry</text:p>
      <text:p text:style-name="P2">NAS-wide vertical profile analysis: Level segments in arrival and departure flows</text:p>
      <text:p text:style-name="P2">Off-Chip/On-chip Gateway Architecture for Mixed-Criticality Systems Based on Networked Multi-core Chips</text:p>
      <text:p text:style-name="P2">Sodium channel inactivation reduces retinal ganglion cell responsiveness to repetitive prosthetic stimulation</text:p>
      <text:p text:style-name="P2">Design of a scalable InfiniBand topology service to enable network-topology-aware placement of processes</text:p>
      <text:p text:style-name="P2">Improving attitude estimation using inertial sensors for quadrotor control systems</text:p>
      <text:p text:style-name="P2">American Investor - simulation of investments in stocks and options</text:p>
      <text:p text:style-name="P2">Bursting the Cloud Data Bubble: Towards Transparent Storage Elasticity in IaaS Clouds</text:p>
      <text:p text:style-name="P2">SCORM in Brihaspati-3 learning management system</text:p>
      <text:p text:style-name="P2">Using a Blended Pedagogical Framework to Guide the Applications of Games in Non-formal Contexts</text:p>
      <text:p text:style-name="P2">On the role of burst buffers in leadership-class storage systems</text:p>
      <text:p text:style-name="P2">Challenges of e-government in African countries: Creating an enabling environment in Nigeria</text:p>
      <text:p text:style-name="P2">Spatial filter subspace optimization based on mutual information</text:p>
      <text:p text:style-name="P2">Buried-heterostructure phase-locked arrays of mid-infrared quantum cascade lasers</text:p>
      <text:p text:style-name="P2">SPARTS: Simulator for Power Aware and Real-Time Systems</text:p>
      <text:p text:style-name="P2"><text:soft-page-break/>Switching from manual to automated driving and reverse: Are drivers behaving more risky after highly automated driving?</text:p>
      <text:p text:style-name="P2">DynamicFusion: Reconstruction and tracking of non-rigid scenes in real-time</text:p>
      <text:p text:style-name="P2">Towards Customer-Centric Software Development: A Multiple-Case Study</text:p>
      <text:p text:style-name="P2">Spatial coherence and its relationship to human tissue: An analytical description of imaging methods</text:p>
      <text:p text:style-name="P2">The Third Wave of Innovation: Creating Breakthrough Options</text:p>
      <text:p text:style-name="P2">Analytical Model of Time-Critical Wireless Sensor Network: Theory and Evaluation</text:p>
      <text:p text:style-name="P2">Quaternionic Attitude Estimation for Robotic and Human Motion Tracking Using Sequential Monte Carlo Methods With von Mises-Fisher and Nonuniform Densities Simulations</text:p>
      <text:p text:style-name="P2">The future is cloudy: Reflecting prediction error in mobile applications</text:p>
      <text:p text:style-name="P2">Generating iconic gestures based on graphic data analysis and clustering</text:p>
      <text:p text:style-name="P2">On efficient discovery of next generation local area networks</text:p>
      <text:p text:style-name="P2">Bio-Inspired Decentralized Radio Access Based on Swarming Mechanisms Over Adaptive Networks</text:p>
      <text:p text:style-name="P2">Mobile Collaborative Experiential Learning (MCEL): Personalized Formative Assessment</text:p>
      <text:p text:style-name="P2">Information technology of estimation and forecasting innovative activity: Development of a web-centric information system with the distributed data input</text:p>
      <text:p text:style-name="P2">A novel partitioning approach for digital microfluidic biochips enabling structural testability</text:p>
      <text:p text:style-name="P2">The case against a carbon tax for South Africa</text:p>
      <text:p text:style-name="P2">Evaluating Reconfiguration Impact in Self-Adaptive Systems -- An Approach Based on Combinatorial Interaction Testing</text:p>
      <text:p text:style-name="P2">RMR: Reliability Map Routing for Tactical Mobile Ad Hoc Networks</text:p>
      <text:p text:style-name="P2">Future memory and interconnect technologies</text:p>
      <text:p text:style-name="P2">Ferroelectric random access memory (FRAM) fatigue test with Arduino and Raspberry Pi</text:p>
      <text:p text:style-name="P2">Implementation of message passing interface in MANETs in processing of big data</text:p>
      <text:p text:style-name="P2">High frequency low voltage 32nm node CMOS rectifier for energy harvesting in implantable devices</text:p>
      <text:p text:style-name="P2">Cyber security of intelligent buildings: A review</text:p>
      <text:p text:style-name="P2">SLA in cloud computing: Improving SLA's life cycle applying six sigma</text:p>
      <text:p text:style-name="P2">A robust low power communications architecture for nano-satellites</text:p>
      <text:p text:style-name="P2">Wireless connecting of substations for the purposes of business and process networks of HEP</text:p>
      <text:p text:style-name="P2">Power System Infrastructure: Do we face a complete power-electronics-based power system and energy-storage infrastructure?</text:p>
      <text:p text:style-name="P2">Investment Decisions in Distribution Networks Under Uncertainty With Distributed Generation—Part II: Implementation and Results</text:p>
      <text:p text:style-name="P2">Sensory platform architecture based on cyberphysical systems for climate behaviors detecting in urban forest environments</text:p>
      <text:p text:style-name="P2">An AC Z-Source Converter Based on Gamma Structure With Safe-Commutation Strategy</text:p>
      <text:p text:style-name="P2">The influence of social networks on communication in the classroom</text:p>
      <text:p text:style-name="P2"><text:soft-page-break/>Cloud-assisted collaborative execution for mobile applications with general task topology</text:p>
      <text:p text:style-name="P2">Expected Magnetic Field Quality From the Preliminary Measurements Performed During the Manufacturing of the Iseult/Inumac Whole-Body 11.7-T MRI Magnet</text:p>
      <text:p text:style-name="P2">Investigation of performance limiting factors of sub-10nm III-V FinFETs</text:p>
      <text:p text:style-name="P2">A novel forklift solution for promoting occupational re-integration of disabled people</text:p>
      <text:p text:style-name="P2">Factors influencing the tangential AC breakdown strength of solid-solid interfaces</text:p>
      <text:p text:style-name="P2">Variability Improvement by Interface Passivation and EOT Scaling of InGaAs Nanowire MOSFETs</text:p>
      <text:p text:style-name="P2">SeaMo+: A virtual real-time multimedia service framework on handhelds to enable remote real-time patient monitoring for mobile doctors</text:p>
      <text:p text:style-name="P2">A hybrid computational intelligence approach for efficiently evaluating customer sentiments in E-commerce reviews</text:p>
      <text:p text:style-name="P2">The effects of biaxially-tensile strain to properties of Si/SiO&lt;inf&gt;2&lt;/inf&gt; interface states generated by electrical stress</text:p>
      <text:p text:style-name="P2">DPCP: A protocol for optimal pull coordination in decentralized social networks</text:p>
      <text:p text:style-name="P2">Mapping Loop Structures Onto Parametrized Hardware Pipelines</text:p>
      <text:p text:style-name="P2">An enhanced hybrid wireless mesh protocol (E-HWMP) protocol for multihop vehicular communications</text:p>
      <text:p text:style-name="P2">Dealing with data pitfall in RFID network</text:p>
      <text:p text:style-name="P2">Securing UDT protocol: Experiences in integrating Transport Layer Security Solutions with UDT</text:p>
      <text:p text:style-name="P2">Gloss-based word domain assignment</text:p>
      <text:p text:style-name="P2">Harmonic Profile Injection-Based Hybrid Active Islanding Detection Technique for PV-VSC-Based Microgrid System</text:p>
      <text:p text:style-name="P2">Detecting malicious landing pages in Malware Distribution Networks</text:p>
      <text:p text:style-name="P2">A research on transmission of message and voice using CCNx</text:p>
      <text:p text:style-name="P2">Consensus in the Cloud: Paxos Systems Demystified</text:p>
      <text:p text:style-name="P2">Efficient parallel merge sort for fixed and variable length keys</text:p>
      <text:p text:style-name="P2">Earth-abundant ZnSn&lt;inf&gt;x&lt;/inf&gt;Ge&lt;inf&gt;1−x&lt;/inf&gt;N&lt;inf&gt;2&lt;/inf&gt; alloys as potential photovoltaic absorber materials</text:p>
      <text:p text:style-name="P2">Crowdfunding as a catapult for innovation in the middle east: Obstacles and possibilities</text:p>
      <text:p text:style-name="P2">TSV-less BSI-CIS wafer-level package and stacked CIS module</text:p>
      <text:p text:style-name="P2">Research of overload control algorithm fairness based on Parlay</text:p>
      <text:p text:style-name="P2">Performance Analysis of Throughput and Queuing Delay for Multiple Optical Channels for Local Area Network</text:p>
      <text:p text:style-name="P2">Small Unmanned Aerial Vehicle System for Wildlife Radio Collar Tracking</text:p>
      <text:p text:style-name="P2">Optimisation of network planning processes as the key solution for increasing efficiency</text:p>
      <text:p text:style-name="P2">Buffer-on-board memory systems</text:p>
      <text:p text:style-name="P2">Embedded surveillance system for vehicular networks</text:p>
      <text:p text:style-name="P2">On shortest unique substring queries</text:p>
      <text:p text:style-name="P2">Scalable and efficient analog parametric fault identification</text:p>
      <text:p text:style-name="P2"><text:soft-page-break/>Computing Privacy Risk and Trustworthiness of Users in SNSs</text:p>
      <text:p text:style-name="P2">The CISO's Multitool Knife</text:p>
      <text:p text:style-name="P2">Freeing the IP Internet Architecture from Fixed IP Addresses</text:p>
      <text:p text:style-name="P2">The computer simulation of microscopic interactions of RBC aggregation based on the depletion model under pulsatile flow</text:p>
      <text:p text:style-name="P2">Marketing Outsourcing of Chinese Sports Clubs: A SWOT-AHP Analysis</text:p>
      <text:p text:style-name="P2">A scalable pipelined architecture for biomimetic vision sensors</text:p>
      <text:p text:style-name="P2">Novel approaches to automated personality classification: Ideas and their potentials</text:p>
      <text:p text:style-name="P2">CRAM it! A comparison of virtual, live-action and written training systems for preparing personnel to work in hazardous environments</text:p>
      <text:p text:style-name="P2">A novel collaborative filtering approach based on social network experts</text:p>
      <text:p text:style-name="P2">Cloud computing for improved healthcare: Techniques, potential and challenges</text:p>
      <text:p text:style-name="P2">Denial-of-Service Attacks in Bloom-Filter-Based Forwarding</text:p>
      <text:p text:style-name="P2">Messing with Android's Permission Model</text:p>
      <text:p text:style-name="P2">Information for cyber security issues related to aircraft systems</text:p>
      <text:p text:style-name="P2">The wear analysis for cam mechanism of diesel fuel injection pump based on multibody dynamics theories</text:p>
      <text:p text:style-name="P2">ISAAC: A Convolutional Neural Network Accelerator with In-Situ Analog Arithmetic in Crossbars</text:p>
      <text:p text:style-name="P2">Optical fiber detection modules immunity to high-power interference with photosensitive electronics</text:p>
      <text:p text:style-name="P2">Effect of pressure and elastic modulus on tangential breakdown strength of solid-solid interfaces</text:p>
      <text:p text:style-name="P2">Approximate solutions for crowd-averse robust mean-field games</text:p>
      <text:p text:style-name="P2">Resonantly loaded apertures for sub-diffraction near-field imaging and surface probing</text:p>
      <text:p text:style-name="P2">Robust head and hands tracking with occlusion handling for human machine interaction</text:p>
      <text:p text:style-name="P2">Optimal Model for the Controller Placement Problem in Software Defined Networks</text:p>
      <text:p text:style-name="P2">Analysis of contemporary robotics simulators</text:p>
      <text:p text:style-name="P2">Implementing user-oriented interfaces: From user analysis to framework's components</text:p>
      <text:p text:style-name="P2">An egocentric vision based assistive co-robot</text:p>
      <text:p text:style-name="P2">Program Committee</text:p>
      <text:p text:style-name="P2">Design and implementation of a Grid-Fault Emulating Power Supply based on Hardware-In-the-Loop Simulation</text:p>
      <text:p text:style-name="P2">Decomposing, Comparing, and Synthesizing Access Control Expressiveness Simulations</text:p>
      <text:p text:style-name="P2">Learning Discriminative Sparse Representations for Modeling, Source Separation, and Mapping of Hyperspectral Imagery</text:p>
      <text:p text:style-name="P2">A speech recognition system using fast learning algorithm and beta wavelet network</text:p>
      <text:p text:style-name="P2">Comparison of Unsafe Behaviors and Accidents Attribution</text:p>
      <text:p text:style-name="P2">A fuzzy logic approach for highly dependable medical wearable systems</text:p>
      <text:p text:style-name="P1"><text:span text:style-name="T1">A comparison of project management in system and research projec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64</text:page-number>/<text:page-count>6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43:17.649563094</meta:creation-date>
    <dc:date>2016-09-30T16:57:01.458301997</dc:date>
    <meta:editing-duration>PT13M43S</meta:editing-duration>
    <meta:editing-cycles>1</meta:editing-cycles>
    <meta:document-statistic meta:table-count="0" meta:image-count="0" meta:object-count="0" meta:page-count="64" meta:paragraph-count="2004" meta:word-count="20795" meta:character-count="156824" meta:non-whitespace-character-count="138033"/>
    <meta:generator>LibreOffice/4.4.7.2$Linux_X86_64 LibreOffice_project/40$Build-2</meta:generator>
  </office:meta>
</office:document-meta>
</file>